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CMMI10" svg:font-family="CMMI10, 'Times New Roman'"/>
    <style:font-face style:name="Courier New2" svg:font-family="'Courier New'"/>
    <style:font-face style:name="Lohit Hindi1" svg:font-family="'Lohit Hindi'"/>
    <style:font-face style:name="NimbusRomNo9L-ReguItal" svg:font-family="NimbusRomNo9L-ReguItal, 'Times New Roman'"/>
    <style:font-face style:name="OpenSymbol" svg:font-family="OpenSymbol"/>
    <style:font-face style:name="Courier New1" svg:font-family="'Courier New'" style:font-family-generic="modern"/>
    <style:font-face style:name="Arial2" svg:font-family="Arial" style:font-family-generic="roman"/>
    <style:font-face style:name="Courier New" svg:font-family="'Courier New'" style:font-family-generic="roman"/>
    <style:font-face style:name="Times New Roman1" svg:font-family="'Times New Roman'" style:font-family-generic="roman"/>
    <style:font-face style:name="Trebuchet MS1" svg:font-family="'Trebuchet MS'" style:font-family-generic="roman"/>
    <style:font-face style:name="Arial1" svg:font-family="Arial" style:font-family-generic="swiss"/>
    <style:font-face style:name="DejaVu Sans Mono" svg:font-family="'DejaVu Sans Mono'" style:font-family-generic="swiss"/>
    <style:font-face style:name="Trebuchet MS" svg:font-family="'Trebuchet MS'" style:font-family-generic="swiss"/>
    <style:font-face style:name="DejaVu Sans1" svg:font-family="'DejaVu Sans'" style:font-family-generic="system"/>
    <style:font-face style:name="Times New Roman2" svg:font-family="'Times New Roman'" style:font-family-generic="system"/>
    <style:font-face style:name="Courier New3" svg:font-family="'Courier New'" style:font-family-generic="modern" style:font-pitch="fixed"/>
    <style:font-face style:name="Arial4"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549in" fo:margin-left="-0.075in" table:align="left" style:writing-mode="lr-tb"/>
    </style:style>
    <style:style style:name="Table1.A" style:family="table-column">
      <style:table-column-properties style:column-width="1.6736in"/>
    </style:style>
    <style:style style:name="Table1.B" style:family="table-column">
      <style:table-column-properties style:column-width="4.381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19" style:family="table-row">
      <style:table-row-properties style:min-row-height="0.1896in" fo:keep-together="auto"/>
    </style:style>
    <style:style style:name="Table2" style:family="table">
      <style:table-properties style:width="4.6139in" table:align="center" style:writing-mode="lr-tb"/>
    </style:style>
    <style:style style:name="Table2.A" style:family="table-column">
      <style:table-column-properties style:column-width="1.0597in"/>
    </style:style>
    <style:style style:name="Table2.B" style:family="table-column">
      <style:table-column-properties style:column-width="1.1813in"/>
    </style:style>
    <style:style style:name="Table2.D" style:family="table-column">
      <style:table-column-properties style:column-width="1.1917in"/>
    </style:style>
    <style:style style:name="Table2.1" style:family="table-row">
      <style:table-row-properties fo:keep-together="auto"/>
    </style:style>
    <style:style style:name="Table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C1" style:family="table-cell">
      <style:table-cell-properties style:vertical-align="top" style:border-line-width-top="0.0104in 0.0104in 0.0104in" style:border-line-width-bottom="0.0069in 0.0069in 0.0069in" fo:padding-left="0.075in" fo:padding-right="0.075in" fo:padding-top="0in" fo:padding-bottom="0in" fo:border-left="0.75pt solid #000000" fo:border-right="none" fo:border-top="2.25pt double #000000" fo:border-bottom="1.5pt double #000000" style:writing-mode="lr-tb"/>
    </style:style>
    <style:style style:name="Table2.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A2" style:family="table-cell">
      <style:table-cell-properties style:vertical-align="top" style:border-line-width-left="0.0104in 0.0104in 0.0104in" style:border-line-width-top="0.0069in 0.0069in 0.0069in" fo:padding-left="0.075in" fo:padding-right="0.075in" fo:padding-top="0in" fo:padding-bottom="0in" fo:border-left="2.25pt double #000000" fo:border-right="none" fo:border-top="1.5pt double #000000" fo:border-bottom="0.75pt solid #000000" style:writing-mode="lr-tb"/>
    </style:style>
    <style:style style:name="Table2.B2" style:family="table-cell">
      <style:table-cell-properties style:vertical-align="top" style:border-line-width-left="0.0069in 0.0069in 0.0069in" style:border-line-width-top="0.0069in 0.0069in 0.0069in" fo:padding-left="0.075in" fo:padding-right="0.075in" fo:padding-top="0in" fo:padding-bottom="0in" fo:border-left="1.5pt double #000000" fo:border-right="none" fo:border-top="1.5pt double #000000" fo:border-bottom="0.75pt solid #000000" style:writing-mode="lr-tb"/>
    </style:style>
    <style:style style:name="Table2.C2" style:family="table-cell">
      <style:table-cell-properties style:vertical-align="top" style:border-line-width-top="0.0069in 0.0069in 0.0069in" fo:padding-left="0.075in" fo:padding-right="0.075in" fo:padding-top="0in" fo:padding-bottom="0in" fo:border-left="0.75pt solid #000000" fo:border-right="none" fo:border-top="1.5pt double #000000" fo:border-bottom="0.75pt solid #000000" style:writing-mode="lr-tb"/>
    </style:style>
    <style:style style:name="Table2.D2" style:family="table-cell">
      <style:table-cell-properties style:vertical-align="top" style:border-line-width-right="0.0104in 0.0104in 0.0104in" style:border-line-width-top="0.0069in 0.0069in 0.0069in" fo:padding-left="0.075in" fo:padding-right="0.075in" fo:padding-top="0in" fo:padding-bottom="0in" fo:border-left="0.75pt solid #000000" fo:border-right="2.25pt double #000000" fo:border-top="1.5pt double #000000" fo:border-bottom="0.75pt solid #000000" style:writing-mode="lr-tb"/>
    </style:style>
    <style:style style:name="Table3" style:family="table" style:master-page-name="Convert_20_4">
      <style:table-properties style:width="6.0549in" fo:margin-left="-0.075in" style:page-number="auto" table:align="left" style:writing-mode="lr-tb"/>
    </style:style>
    <style:style style:name="Table3.A" style:family="table-column">
      <style:table-column-properties style:column-width="6.0549in"/>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none" style:writing-mode="lr-tb"/>
    </style:style>
    <style:style style:name="Table3.2" style:family="table-row">
      <style:table-row-properties style:min-row-height="4.3313in" fo:keep-together="always"/>
    </style:style>
    <style:style style:name="Table12" style:family="table">
      <style:table-properties style:width="6.0618in" fo:margin-left="-0.0785in" table:align="left" style:writing-mode="lr-tb"/>
    </style:style>
    <style:style style:name="Table12.A" style:family="table-column">
      <style:table-column-properties style:column-width="6.0618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0.5pt solid #000000" style:writing-mode="lr-tb"/>
    </style:style>
    <style:style style:name="Table15" style:family="table">
      <style:table-properties style:width="5.9049in" table:align="margins" fo:keep-with-next="always" style:writing-mode="lr-tb"/>
    </style:style>
    <style:style style:name="Table15.A" style:family="table-column">
      <style:table-column-properties style:column-width="1.9681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5" style:family="table-cell">
      <style:table-cell-properties fo:background-color="transparent" fo:padding="0.0382in" fo:border-left="0.05pt solid #000000" fo:border-right="none" fo:border-top="none" fo:border-bottom="0.05pt solid #000000">
        <style:background-image/>
      </style:table-cell-properties>
    </style:style>
    <style:style style:name="Table16" style:family="table">
      <style:table-properties style:width="6.2396in" table:align="left" style:writing-mode="lr-tb"/>
    </style:style>
    <style:style style:name="Table16.A" style:family="table-column">
      <style:table-column-properties style:column-width="0.8125in"/>
    </style:style>
    <style:style style:name="Table16.H" style:family="table-column">
      <style:table-column-properties style:column-width="0.5521in"/>
    </style:style>
    <style:style style:name="Table16.A1" style:family="table-cell">
      <style:table-cell-properties fo:padding="0.0382in" fo:border-left="0.05pt solid #000000" fo:border-right="none" fo:border-top="0.05pt solid #000000" fo:border-bottom="0.05pt solid #000000"/>
    </style:style>
    <style:style style:name="Table16.H1" style:family="table-cell">
      <style:table-cell-properties fo:padding="0.0382in" fo:border="0.05pt solid #000000"/>
    </style:style>
    <style:style style:name="Table7" style:family="table">
      <style:table-properties style:width="5.9049in" table:align="margins"/>
    </style:style>
    <style:style style:name="Table7.A" style:family="table-column">
      <style:table-column-properties style:column-width="1.1813in" style:rel-column-width="13107*"/>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6" style:family="table">
      <style:table-properties style:width="5.9049in" fo:break-before="auto" fo:break-after="auto" table:align="margins" style:writing-mode="lr-tb"/>
    </style:style>
    <style:style style:name="Table6.A" style:family="table-column">
      <style:table-column-properties style:column-width="1.1813in" style:rel-column-width="13107*"/>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9" style:family="table">
      <style:table-properties style:width="5.9049in" table:align="margins" style:writing-mode="lr-tb"/>
    </style:style>
    <style:style style:name="Table9.A" style:family="table-column">
      <style:table-column-properties style:column-width="1.1813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5.9049in" table:align="margins" style:writing-mode="lr-tb"/>
    </style:style>
    <style:style style:name="Table11.A" style:family="table-column">
      <style:table-column-properties style:column-width="1.1813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3" style:family="table">
      <style:table-properties style:width="5.9049in" table:align="margins" style:writing-mode="lr-tb"/>
    </style:style>
    <style:style style:name="Table13.A" style:family="table-column">
      <style:table-column-properties style:column-width="1.1813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9049in" table:align="margins" style:writing-mode="lr-tb"/>
    </style:style>
    <style:style style:name="Table14.A" style:family="table-column">
      <style:table-column-properties style:column-width="1.1813in" style:rel-column-width="13107*"/>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7" style:family="table">
      <style:table-properties style:width="5.9049in" table:align="margins" style:writing-mode="lr-tb"/>
    </style:style>
    <style:style style:name="Table17.A" style:family="table-column">
      <style:table-column-properties style:column-width="1.1813in" style:rel-column-width="13107*"/>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0" style:family="table">
      <style:table-properties style:width="5.9049in" table:align="margins"/>
    </style:style>
    <style:style style:name="Table10.A" style:family="table-column">
      <style:table-column-properties style:column-width="1.1813in" style:rel-column-width="1310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8" style:family="table">
      <style:table-properties style:width="5.9049in" table:align="margins" style:writing-mode="lr-tb"/>
    </style:style>
    <style:style style:name="Table8.A" style:family="table-column">
      <style:table-column-properties style:column-width="1.1813in" style:rel-column-width="1310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18" style:family="table">
      <style:table-properties style:width="5.9049in" table:align="margins" style:writing-mode="lr-tb"/>
    </style:style>
    <style:style style:name="Table18.A" style:family="table-column">
      <style:table-column-properties style:column-width="1.1813in" style:rel-column-width="13107*"/>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9" style:family="table">
      <style:table-properties style:width="5.9049in" table:align="margins" style:writing-mode="lr-tb"/>
    </style:style>
    <style:style style:name="Table19.A" style:family="table-column">
      <style:table-column-properties style:column-width="1.1813in" style:rel-column-width="13107*"/>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4" style:family="table">
      <style:table-properties style:width="5.9049in" table:align="margins" style:writing-mode="lr-tb"/>
    </style:style>
    <style:style style:name="Table4.A" style:family="table-column">
      <style:table-column-properties style:column-width="1.9681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5.9049in" table:align="margins" style:writing-mode="lr-tb"/>
    </style:style>
    <style:style style:name="Table5.A" style:family="table-column">
      <style:table-column-properties style:column-width="1.4764in" style:rel-column-width="1638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data-style-name="N0">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paragraph-rsid="004f1850"/>
    </style:style>
    <style:style style:name="P2" style:family="paragraph" style:parent-style-name="Footnote">
      <style:text-properties officeooo:paragraph-rsid="0056132d"/>
    </style:style>
    <style:style style:name="P3" style:family="paragraph" style:parent-style-name="Zoznam_20_obrázkov">
      <style:text-properties style:font-size-complex="12pt"/>
    </style:style>
    <style:style style:name="P4" style:family="paragraph" style:parent-style-name="Normalny_20_text_20_DP">
      <style:paragraph-properties fo:text-align="center" style:justify-single-word="false"/>
    </style:style>
    <style:style style:name="P5" style:family="paragraph" style:parent-style-name="Normalny_20_text_20_DP">
      <style:paragraph-properties fo:text-align="center" style:justify-single-word="false"/>
      <style:text-properties fo:text-transform="uppercase" fo:font-size="16pt" fo:letter-spacing="0.0138in" officeooo:paragraph-rsid="001dcde4" style:font-size-asian="16pt"/>
    </style:style>
    <style:style style:name="P6" style:family="paragraph" style:parent-style-name="Normalny_20_text_20_DP">
      <style:paragraph-properties fo:text-align="center" style:justify-single-word="false"/>
      <style:text-properties fo:text-transform="uppercase" fo:font-size="16pt" fo:font-weight="bold" officeooo:paragraph-rsid="001dcde4" style:font-size-asian="16pt" style:font-weight-asian="bold" style:font-weight-complex="bold"/>
    </style:style>
    <style:style style:name="P7" style:family="paragraph" style:parent-style-name="Normalny_20_text_20_DP">
      <style:paragraph-properties fo:text-align="center" style:justify-single-word="false"/>
      <style:text-properties fo:text-transform="uppercase" style:font-name="Arial" fo:font-size="14pt" fo:letter-spacing="0.0138in" style:font-size-asian="14pt" style:font-name-complex="Arial"/>
    </style:style>
    <style:style style:name="P8" style:family="paragraph" style:parent-style-name="Normalny_20_text_20_DP">
      <style:paragraph-properties fo:text-align="center" style:justify-single-word="false"/>
      <style:text-properties fo:text-transform="uppercase" style:font-name="Arial" fo:font-size="14pt" fo:letter-spacing="0.0138in" officeooo:paragraph-rsid="001dcde4" style:font-size-asian="14pt" style:font-name-complex="Arial"/>
    </style:style>
    <style:style style:name="P9" style:family="paragraph" style:parent-style-name="Normalny_20_text_20_DP">
      <style:paragraph-properties fo:text-align="center" style:justify-single-word="false"/>
      <style:text-properties fo:font-size="16pt" style:font-size-asian="16pt"/>
    </style:style>
    <style:style style:name="P10" style:family="paragraph" style:parent-style-name="Normalny_20_text_20_DP">
      <style:paragraph-properties fo:text-align="start" style:justify-single-word="false"/>
      <style:text-properties fo:font-size="16pt" fo:font-weight="bold" fo:background-color="#ffff00" style:font-size-asian="16pt" style:font-weight-asian="bold" style:font-weight-complex="bold"/>
    </style:style>
    <style:style style:name="P11" style:family="paragraph" style:parent-style-name="Normalny_20_text_20_DP">
      <style:paragraph-properties fo:text-align="center" style:justify-single-word="false"/>
      <style:text-properties style:font-name="Arial" fo:font-size="16pt" style:font-size-asian="16pt" style:font-name-complex="Arial"/>
    </style:style>
    <style:style style:name="P12" style:family="paragraph" style:parent-style-name="Normalny_20_text_20_DP">
      <style:paragraph-properties fo:text-align="center" style:justify-single-word="false"/>
      <style:text-properties style:font-name="Arial" fo:font-size="16pt" officeooo:paragraph-rsid="001f3f78" style:font-size-asian="16pt" style:font-name-complex="Arial"/>
    </style:style>
    <style:style style:name="P13" style:family="paragraph" style:parent-style-name="Normalny_20_text_20_DP">
      <style:paragraph-properties fo:text-align="center" style:justify-single-word="false">
        <style:tab-stops>
          <style:tab-stop style:position="6.6929in" style:type="right"/>
        </style:tab-stops>
      </style:paragraph-properties>
      <style:text-properties style:font-name="Arial" fo:font-size="14pt" officeooo:paragraph-rsid="001dcde4" style:font-size-asian="14pt" style:font-name-complex="Arial"/>
    </style:style>
    <style:style style:name="P14" style:family="paragraph" style:parent-style-name="Normalny_20_text_20_DP">
      <style:paragraph-properties fo:text-align="center" style:justify-single-word="false"/>
      <style:text-properties style:font-name="Arial" fo:font-size="14pt" officeooo:paragraph-rsid="001c7428" style:font-name-asian="Arial" style:font-size-asian="14pt" style:font-name-complex="Arial"/>
    </style:style>
    <style:style style:name="P15" style:family="paragraph" style:parent-style-name="Normalny_20_text_20_DP">
      <style:paragraph-properties fo:text-align="center" style:justify-single-word="false"/>
      <style:text-properties fo:font-size="14pt" officeooo:paragraph-rsid="001dcde4" style:font-size-asian="14pt"/>
    </style:style>
    <style:style style:name="P16" style:family="paragraph" style:parent-style-name="Normalny_20_text_20_DP">
      <style:paragraph-properties fo:text-align="center" style:justify-single-word="false"/>
      <style:text-properties fo:font-size="14pt" fo:background-color="#ffff00" style:font-size-asian="14pt"/>
    </style:style>
    <style:style style:name="P17" style:family="paragraph" style:parent-style-name="Normalny_20_text_20_DP">
      <style:paragraph-properties fo:text-align="end" style:justify-single-word="false">
        <style:tab-stops>
          <style:tab-stop style:position="5.8752in" style:type="right"/>
        </style:tab-stops>
      </style:paragraph-properties>
    </style:style>
    <style:style style:name="P18" style:family="paragraph" style:parent-style-name="Normalny_20_text_20_DP">
      <style:paragraph-properties fo:text-align="end" style:justify-single-word="false">
        <style:tab-stops>
          <style:tab-stop style:position="5.8752in" style:type="right"/>
        </style:tab-stops>
      </style:paragraph-properties>
    </style:style>
    <style:style style:name="P19" style:family="paragraph" style:parent-style-name="Normalny_20_text_20_DP">
      <style:text-properties fo:background-color="#ffff00"/>
    </style:style>
    <style:style style:name="P20" style:family="paragraph" style:parent-style-name="Normalny_20_text_20_DP" style:list-style-name="WW8Num6">
      <style:text-properties fo:background-color="#ffff00"/>
    </style:style>
    <style:style style:name="P21" style:family="paragraph" style:parent-style-name="Normalny_20_text_20_DP" style:list-style-name="WW8Num11">
      <style:text-properties fo:background-color="#ffff00"/>
    </style:style>
    <style:style style:name="P22" style:family="paragraph" style:parent-style-name="Normalny_20_text_20_DP" style:list-style-name="WW8Num4">
      <style:text-properties fo:background-color="#ffff00"/>
    </style:style>
    <style:style style:name="P23" style:family="paragraph" style:parent-style-name="Normalny_20_text_20_DP" style:list-style-name="WW8Num10">
      <style:text-properties fo:background-color="#ffff00"/>
    </style:style>
    <style:style style:name="P24" style:family="paragraph" style:parent-style-name="Normalny_20_text_20_DP" style:list-style-name="WW8Num5">
      <style:text-properties fo:background-color="#ffff00"/>
    </style:style>
    <style:style style:name="P25" style:family="paragraph" style:parent-style-name="Normalny_20_text_20_DP" style:list-style-name="WW8Num5">
      <style:text-properties officeooo:paragraph-rsid="0026928b" fo:background-color="#ffff00"/>
    </style:style>
    <style:style style:name="P26" style:family="paragraph" style:parent-style-name="Normalny_20_text_20_DP" style:list-style-name="WW8Num8">
      <style:text-properties fo:background-color="#ffff00"/>
    </style:style>
    <style:style style:name="P27" style:family="paragraph" style:parent-style-name="Normalny_20_text_20_DP">
      <style:text-properties officeooo:paragraph-rsid="0029773f" fo:background-color="#ffff00"/>
    </style:style>
    <style:style style:name="P28" style:family="paragraph" style:parent-style-name="Normalny_20_text_20_DP">
      <style:paragraph-properties>
        <style:tab-stops>
          <style:tab-stop style:position="4.3752in" style:type="center"/>
        </style:tab-stops>
      </style:paragraph-properties>
    </style:style>
    <style:style style:name="P29" style:family="paragraph" style:parent-style-name="Normalny_20_text_20_DP">
      <style:text-properties style:font-size-complex="12pt"/>
    </style:style>
    <style:style style:name="P30" style:family="paragraph" style:parent-style-name="Normalny_20_text_20_DP" style:list-style-name="WW8Num5"/>
    <style:style style:name="P31" style:family="paragraph" style:parent-style-name="Normalny_20_text_20_DP">
      <style:paragraph-properties fo:text-align="start" style:justify-single-word="false"/>
      <style:text-properties fo:font-size="20pt" fo:font-weight="bold" fo:background-color="#ffff00" style:font-size-asian="20pt" style:font-weight-asian="bold" style:font-weight-complex="bold"/>
    </style:style>
    <style:style style:name="P32" style:family="paragraph" style:parent-style-name="Normalny_20_text_20_DP">
      <style:text-properties officeooo:paragraph-rsid="001f3f78"/>
    </style:style>
    <style:style style:name="P33" style:family="paragraph" style:parent-style-name="Normalny_20_text_20_DP" style:list-style-name="LS1"/>
    <style:style style:name="P34" style:family="paragraph" style:parent-style-name="Normalny_20_text_20_DP" style:list-style-name=""/>
    <style:style style:name="P35" style:family="paragraph" style:parent-style-name="Normalny_20_text_20_DP" style:list-style-name="L2"/>
    <style:style style:name="P36" style:family="paragraph" style:parent-style-name="Normalny_20_text_20_DP" style:master-page-name="Convert_20_2">
      <style:paragraph-properties fo:margin-top="0in" fo:margin-bottom="0.25in" style:contextual-spacing="false" fo:text-align="start" style:justify-single-word="false" style:page-number="auto" fo:padding-left="0in" fo:padding-right="0in" fo:padding-top="0in" fo:padding-bottom="0.0138in" fo:border-left="none" fo:border-right="none" fo:border-top="none" fo:border-bottom="0.51pt solid #000000"/>
      <style:text-properties style:font-name="Arial" fo:font-size="16pt" fo:font-weight="bold" style:font-size-asian="16pt" style:font-weight-asian="bold" style:font-name-complex="Arial" style:font-weight-complex="bold"/>
    </style:style>
    <style:style style:name="P37" style:family="paragraph" style:parent-style-name="Normalny_20_text_20_DP" style:master-page-name="Convert_20_3">
      <style:paragraph-properties fo:margin-top="0in" fo:margin-bottom="0.25in" style:contextual-spacing="false" fo:text-align="start" style:justify-single-word="false" style:page-number="auto"/>
      <style:text-properties style:font-name="Arial" fo:font-size="16pt" fo:font-weight="bold" style:font-size-asian="16pt" style:font-weight-asian="bold" style:font-name-complex="Arial" style:font-weight-complex="bold"/>
    </style:style>
    <style:style style:name="P38" style:family="paragraph" style:parent-style-name="Normalny_20_text_20_DP" style:master-page-name="Convert_20_5">
      <style:paragraph-properties fo:margin-top="0in" fo:margin-bottom="0.25in" style:contextual-spacing="false" fo:text-align="start" style:justify-single-word="false" style:page-number="auto"/>
      <style:text-properties style:font-name="Arial" fo:font-size="16pt" fo:font-weight="bold" style:font-size-asian="16pt" style:font-weight-asian="bold" style:font-name-complex="Arial" style:font-weight-complex="bold"/>
    </style:style>
    <style:style style:name="P39" style:family="paragraph" style:parent-style-name="Normalny_20_text_20_DP" style:master-page-name="Convert_20_6">
      <style:paragraph-properties fo:margin-top="0in" fo:margin-bottom="0.25in" style:contextual-spacing="false" fo:text-align="start" style:justify-single-word="false" style:page-number="auto"/>
      <style:text-properties style:font-name="Arial" fo:font-size="16pt" fo:font-weight="bold" style:font-size-asian="16pt" style:font-weight-asian="bold" style:font-name-complex="Arial" style:font-weight-complex="bold"/>
    </style:style>
    <style:style style:name="P40" style:family="paragraph" style:parent-style-name="Normalny_20_text_20_DP" style:master-page-name="Convert_20_7">
      <style:paragraph-properties fo:margin-top="0in" fo:margin-bottom="0.25in" style:contextual-spacing="false" fo:text-align="start" style:justify-single-word="false" style:page-number="auto"/>
      <style:text-properties style:font-name="Arial" fo:font-size="16pt" fo:font-weight="bold" style:font-size-asian="16pt" style:font-weight-asian="bold" style:font-name-complex="Arial" style:font-weight-complex="bold"/>
    </style:style>
    <style:style style:name="P41" style:family="paragraph" style:parent-style-name="Normalny_20_text_20_DP" style:master-page-name="Convert_20_8">
      <style:paragraph-properties fo:margin-top="0in" fo:margin-bottom="0.25in" style:contextual-spacing="false" fo:text-align="start" style:justify-single-word="false" style:page-number="auto"/>
      <style:text-properties style:font-name="Arial" fo:font-size="16pt" fo:font-weight="bold" style:font-size-asian="16pt" style:font-weight-asian="bold" style:font-name-complex="Arial" style:font-weight-complex="bold"/>
    </style:style>
    <style:style style:name="P42" style:family="paragraph" style:parent-style-name="Normalny_20_text_20_DP" style:master-page-name="Convert_20_9">
      <style:paragraph-properties fo:margin-top="0in" fo:margin-bottom="0.25in" style:contextual-spacing="false" fo:text-align="start" style:justify-single-word="false" style:page-number="auto"/>
      <style:text-properties style:font-name="Arial" fo:font-size="16pt" fo:font-weight="bold" style:font-size-asian="16pt" style:font-weight-asian="bold" style:font-name-complex="Arial" style:font-weight-complex="bold"/>
    </style:style>
    <style:style style:name="P43" style:family="paragraph" style:parent-style-name="Normalny_20_text_20_DP">
      <style:paragraph-properties fo:margin-left="0.472in" fo:margin-right="0in" fo:text-indent="0.3543in" style:auto-text-indent="false"/>
      <style:text-properties fo:background-color="#ffff00"/>
    </style:style>
    <style:style style:name="P44"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paragraph-rsid="002060b7"/>
    </style:style>
    <style:style style:name="P45"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paragraph-rsid="001f3f78" fo:background-color="transparent"/>
    </style:style>
    <style:style style:name="P46"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paragraph-rsid="002060b7" fo:background-color="transparent"/>
    </style:style>
    <style:style style:name="P47" style:family="paragraph" style:parent-style-name="Normalny_20_text_20_DP">
      <style:paragraph-properties fo:margin-left="0.3937in" fo:margin-right="0in" fo:margin-top="0.1665in" fo:margin-bottom="0in" style:contextual-spacing="false" fo:text-indent="-0.3937in" style:auto-text-indent="false"/>
    </style:style>
    <style:style style:name="P48" style:family="paragraph" style:parent-style-name="Normalny_20_text_20_DP">
      <style:paragraph-properties fo:margin-left="0.3752in" fo:margin-right="0in" fo:text-indent="0in" style:auto-text-indent="false"/>
      <style:text-properties fo:background-color="#ffff00"/>
    </style:style>
    <style:style style:name="P49" style:family="paragraph" style:parent-style-name="Normalny_20_text_20_DP">
      <style:paragraph-properties fo:text-align="start" style:justify-single-word="false" fo:break-before="page"/>
      <style:text-properties fo:font-size="20pt" fo:font-weight="bold" fo:background-color="#ffff00" style:font-size-asian="20pt" style:font-weight-asian="bold" style:font-weight-complex="bold"/>
    </style:style>
    <style:style style:name="P50" style:family="paragraph" style:parent-style-name="Normalny_20_text_20_DP" style:master-page-name="Standard">
      <style:paragraph-properties fo:text-align="center" style:justify-single-word="false" style:page-number="auto"/>
      <style:text-properties fo:text-transform="uppercase" style:font-name="Arial" fo:font-size="16pt" fo:letter-spacing="0.0138in" officeooo:paragraph-rsid="001dcde4" style:font-size-asian="16pt" style:font-name-complex="Arial"/>
    </style:style>
    <style:style style:name="P51" style:family="paragraph" style:parent-style-name="Normalny_20_text_20_DP" style:master-page-name="Convert_20_1">
      <style:paragraph-properties fo:text-align="center" style:justify-single-word="false" style:page-number="1"/>
      <style:text-properties fo:text-transform="uppercase" style:font-name="Arial" fo:font-size="16pt" fo:letter-spacing="0.0138in" officeooo:paragraph-rsid="001dcde4" style:font-size-asian="16pt" style:font-name-complex="Arial"/>
    </style:style>
    <style:style style:name="P52" style:family="paragraph" style:parent-style-name="Normalny_20_text_20_DP">
      <style:paragraph-properties fo:margin-left="0in" fo:margin-right="0in" fo:text-indent="0in" style:auto-text-indent="false"/>
      <style:text-properties officeooo:paragraph-rsid="0026928b"/>
    </style:style>
    <style:style style:name="P53" style:family="paragraph" style:parent-style-name="Normalny_20_text_20_DP">
      <style:paragraph-properties fo:line-height="115%" style:writing-mode="lr-tb"/>
      <style:text-properties officeooo:paragraph-rsid="0026928b" fo:background-color="transparent"/>
    </style:style>
    <style:style style:name="P54" style:family="paragraph" style:parent-style-name="Normalny_20_text_20_DP">
      <style:paragraph-properties fo:line-height="115%" style:writing-mode="lr-tb"/>
      <style:text-properties officeooo:paragraph-rsid="0024cfbd"/>
    </style:style>
    <style:style style:name="P55" style:family="paragraph" style:parent-style-name="Contents_20_3">
      <style:paragraph-properties>
        <style:tab-stops>
          <style:tab-stop style:position="5.9047in" style:type="right" style:leader-style="dotted" style:leader-text="."/>
        </style:tab-stops>
      </style:paragraph-properties>
    </style:style>
    <style:style style:name="P56" style:family="paragraph" style:parent-style-name="PodNadpis_20_Kapitoly">
      <style:text-properties officeooo:paragraph-rsid="0024cfbd"/>
    </style:style>
    <style:style style:name="P57" style:family="paragraph" style:parent-style-name="PodNadpis_20_Kapitoly" style:list-style-name="WW8Num7">
      <style:text-properties officeooo:paragraph-rsid="0029773f"/>
    </style:style>
    <style:style style:name="P58" style:family="paragraph" style:parent-style-name="PodNadpis_20_Kapitoly">
      <style:text-properties officeooo:paragraph-rsid="0026928b"/>
    </style:style>
    <style:style style:name="P59" style:family="paragraph" style:parent-style-name="PodNadpis_20_Kapitoly">
      <style:paragraph-properties fo:break-before="page"/>
      <style:text-properties officeooo:paragraph-rsid="0024cfbd"/>
    </style:style>
    <style:style style:name="P60" style:family="paragraph" style:parent-style-name="PodNadpis_20_Kapitoly">
      <style:paragraph-properties fo:line-height="115%" style:writing-mode="lr-tb"/>
      <style:text-properties officeooo:paragraph-rsid="0024cfbd" fo:background-color="transparent"/>
    </style:style>
    <style:style style:name="P61" style:family="paragraph" style:parent-style-name="PodNadpis_20_Kapitoly">
      <style:paragraph-properties fo:line-height="115%" style:writing-mode="lr-tb"/>
      <style:text-properties officeooo:paragraph-rsid="0026928b" fo:background-color="transparent"/>
    </style:style>
    <style:style style:name="P62" style:family="paragraph" style:parent-style-name="Tabulka">
      <style:paragraph-properties fo:text-align="center" style:justify-single-word="false"/>
      <style:text-properties fo:background-color="#ffff00"/>
    </style:style>
    <style:style style:name="P63" style:family="paragraph" style:parent-style-name="Tabulka">
      <style:paragraph-properties fo:text-align="center" style:justify-single-word="false">
        <style:tab-stops/>
      </style:paragraph-properties>
      <style:text-properties fo:background-color="#ffff00"/>
    </style:style>
    <style:style style:name="P64" style:family="paragraph" style:parent-style-name="Tabulka">
      <style:paragraph-properties fo:text-align="center" style:justify-single-word="false">
        <style:tab-stops/>
      </style:paragraph-properties>
      <style:text-properties officeooo:paragraph-rsid="001f3f78" fo:background-color="#ffff00"/>
    </style:style>
    <style:style style:name="P65" style:family="paragraph" style:parent-style-name="Tabulka">
      <style:paragraph-properties fo:text-align="center" style:justify-single-word="false"/>
      <style:text-properties officeooo:paragraph-rsid="001f3f78" fo:background-color="#ffff00"/>
    </style:style>
    <style:style style:name="P66" style:family="paragraph" style:parent-style-name="Header">
      <style:paragraph-properties fo:text-align="center" style:justify-single-word="false"/>
      <style:text-properties fo:font-size="16pt" style:font-size-asian="16pt" text:display="none"/>
    </style:style>
    <style:style style:name="P67" style:family="paragraph" style:parent-style-name="Header">
      <style:paragraph-properties fo:text-align="center" style:justify-single-word="false"/>
      <style:text-properties style:font-name="Arial" fo:font-size="16pt" officeooo:paragraph-rsid="001dcde4" style:font-size-asian="16pt" style:font-name-complex="Arial"/>
    </style:style>
    <style:style style:name="P68" style:family="paragraph" style:parent-style-name="Header">
      <style:paragraph-properties fo:text-align="center" style:justify-single-word="false"/>
      <style:text-properties fo:text-transform="uppercase" style:font-name="Arial" fo:font-size="20pt" fo:font-weight="bold" officeooo:paragraph-rsid="001eab64" style:font-size-asian="20pt" style:font-weight-asian="bold" style:font-name-complex="Arial" style:font-weight-complex="bold"/>
    </style:style>
    <style:style style:name="P69" style:family="paragraph" style:parent-style-name="Header">
      <style:paragraph-properties fo:text-align="center" style:justify-single-word="false"/>
      <style:text-properties fo:font-size="14pt" style:font-size-asian="14pt" text:display="none"/>
    </style:style>
    <style:style style:name="P70" style:family="paragraph" style:parent-style-name="Header">
      <style:text-properties fo:language="cs" fo:country="CZ"/>
    </style:style>
    <style:style style:name="P71" style:family="paragraph" style:parent-style-name="Header">
      <style:paragraph-properties fo:padding-left="0in" fo:padding-right="0in" fo:padding-top="0in" fo:padding-bottom="0.0138in" fo:border-left="none" fo:border-right="none" fo:border-top="none" fo:border-bottom="0.51pt dotted #000000"/>
    </style:style>
    <style:style style:name="P72" style:family="paragraph" style:parent-style-name="Nadpis_20_Kapitoly">
      <style:text-properties officeooo:paragraph-rsid="0024cfbd"/>
    </style:style>
    <style:style style:name="P73" style:family="paragraph" style:parent-style-name="Nadpis_20_Kapitoly" style:master-page-name="Convert_20_10">
      <style:paragraph-properties style:page-number="auto"/>
    </style:style>
    <style:style style:name="P74" style:family="paragraph" style:parent-style-name="Nadpis_20_Kapitoly" style:master-page-name="Convert_20_11">
      <style:paragraph-properties style:page-number="auto"/>
    </style:style>
    <style:style style:name="P75" style:family="paragraph" style:parent-style-name="Footer">
      <style:paragraph-properties fo:padding-left="0in" fo:padding-right="0in" fo:padding-top="0.0138in" fo:padding-bottom="0in" fo:border-left="none" fo:border-right="none" fo:border-top="0.51pt dotted #000000" fo:border-bottom="none"/>
    </style:style>
    <style:style style:name="P76" style:family="paragraph" style:parent-style-name="Heading_20_1">
      <style:paragraph-properties fo:line-height="115%" style:writing-mode="lr-tb"/>
      <style:text-properties officeooo:paragraph-rsid="00225d4d"/>
    </style:style>
    <style:style style:name="P77" style:family="paragraph" style:parent-style-name="Heading_20_1" style:list-style-name="">
      <style:paragraph-properties fo:line-height="115%" style:writing-mode="lr-tb"/>
      <style:text-properties officeooo:paragraph-rsid="00225d4d"/>
    </style:style>
    <style:style style:name="P78" style:family="paragraph" style:parent-style-name="Heading_20_1" style:list-style-name="">
      <style:text-properties officeooo:paragraph-rsid="00225d4d"/>
    </style:style>
    <style:style style:name="P79" style:family="paragraph" style:parent-style-name="Heading_20_1">
      <style:paragraph-properties fo:line-height="115%" fo:break-before="auto" fo:break-after="auto" style:writing-mode="lr-tb"/>
      <style:text-properties officeooo:paragraph-rsid="00225d4d"/>
    </style:style>
    <style:style style:name="P80" style:family="paragraph" style:parent-style-name="Standard">
      <style:paragraph-properties fo:text-align="center" style:justify-single-word="false"/>
      <style:text-properties officeooo:paragraph-rsid="0028670e"/>
    </style:style>
    <style:style style:name="P81" style:family="paragraph" style:parent-style-name="Standard" style:list-style-name="">
      <style:text-properties fo:font-weight="normal" officeooo:rsid="00243404" officeooo:paragraph-rsid="00225d4d" style:font-weight-asian="normal" style:font-weight-complex="normal"/>
    </style:style>
    <style:style style:name="P82" style:family="paragraph" style:parent-style-name="Standard" style:list-style-name="L3">
      <style:text-properties fo:font-weight="normal" officeooo:rsid="004f1850" officeooo:paragraph-rsid="00225d4d" style:font-weight-asian="normal" style:font-weight-complex="normal"/>
    </style:style>
    <style:style style:name="P83" style:family="paragraph" style:parent-style-name="Standard">
      <style:text-properties fo:font-weight="normal" officeooo:rsid="0056132d" officeooo:paragraph-rsid="00225d4d" style:font-weight-asian="normal" style:font-weight-complex="normal"/>
    </style:style>
    <style:style style:name="P84" style:family="paragraph" style:parent-style-name="Standard">
      <style:text-properties officeooo:paragraph-rsid="00225d4d"/>
    </style:style>
    <style:style style:name="P85" style:family="paragraph" style:parent-style-name="Standard" style:list-style-name="L3">
      <style:text-properties officeooo:paragraph-rsid="00225d4d"/>
    </style:style>
    <style:style style:name="P86" style:family="paragraph" style:parent-style-name="Standard">
      <style:text-properties officeooo:rsid="0062d698" officeooo:paragraph-rsid="00225d4d"/>
    </style:style>
    <style:style style:name="P87" style:family="paragraph" style:parent-style-name="Standard" style:list-style-name="L11">
      <style:text-properties officeooo:rsid="0062d698" officeooo:paragraph-rsid="00225d4d"/>
    </style:style>
    <style:style style:name="P88" style:family="paragraph" style:parent-style-name="Standard">
      <style:text-properties officeooo:rsid="0049b4dd" officeooo:paragraph-rsid="00225d4d"/>
    </style:style>
    <style:style style:name="P89" style:family="paragraph" style:parent-style-name="Standard">
      <style:text-properties fo:font-variant="normal" fo:text-transform="none" fo:color="#282828" style:text-position="0% 100%" style:font-name="Arial1" fo:letter-spacing="normal" officeooo:rsid="004f07b6" officeooo:paragraph-rsid="00225d4d" style:font-name-asian="Arial" style:font-name-complex="Arial"/>
    </style:style>
    <style:style style:name="P90" style:family="paragraph" style:parent-style-name="Standard">
      <style:text-properties fo:font-variant="normal" fo:text-transform="none" fo:color="#282828" style:text-position="0% 100%" style:font-name="Arial1" fo:letter-spacing="normal" officeooo:rsid="004f1850" officeooo:paragraph-rsid="00225d4d" style:font-name-asian="Arial" style:font-name-complex="Arial"/>
    </style:style>
    <style:style style:name="P91" style:family="paragraph" style:parent-style-name="Standard">
      <style:text-properties fo:font-variant="normal" fo:text-transform="none" fo:color="#282828" style:text-position="0% 100%" style:font-name="Arial1" fo:letter-spacing="normal" officeooo:rsid="00541142" officeooo:paragraph-rsid="00225d4d" style:font-name-asian="Arial" style:font-name-complex="Arial"/>
    </style:style>
    <style:style style:name="P92" style:family="paragraph" style:parent-style-name="Standard">
      <style:text-properties fo:font-variant="normal" fo:text-transform="none" fo:color="#282828" style:text-position="0% 100%" style:font-name="Arial1" fo:letter-spacing="normal" officeooo:rsid="005a7528" officeooo:paragraph-rsid="00225d4d" style:font-name-asian="Arial" style:font-name-complex="Arial"/>
    </style:style>
    <style:style style:name="P93" style:family="paragraph" style:parent-style-name="Standard">
      <style:paragraph-properties fo:text-align="center" style:justify-single-word="false"/>
      <style:text-properties fo:font-variant="normal" fo:text-transform="none" fo:color="#282828" style:text-position="0% 100%" style:font-name="Arial1" fo:letter-spacing="normal" officeooo:rsid="005a7528" officeooo:paragraph-rsid="0028670e" style:font-name-asian="Arial" style:font-name-complex="Arial"/>
    </style:style>
    <style:style style:name="P94" style:family="paragraph" style:parent-style-name="Standard">
      <style:text-properties fo:font-variant="normal" fo:text-transform="none" fo:color="#282828" style:text-position="0% 100%" style:font-name="Arial1" fo:letter-spacing="normal" officeooo:rsid="005af232" officeooo:paragraph-rsid="00225d4d" style:font-name-asian="Arial" style:font-name-complex="Arial"/>
    </style:style>
    <style:style style:name="P95" style:family="paragraph" style:parent-style-name="Standard">
      <style:text-properties fo:font-variant="normal" fo:text-transform="none" fo:color="#282828" style:text-position="0% 100%" style:font-name="Arial1" fo:letter-spacing="normal" officeooo:rsid="00629197" officeooo:paragraph-rsid="00225d4d" style:font-name-asian="Arial" style:font-name-complex="Arial"/>
    </style:style>
    <style:style style:name="P96" style:family="paragraph" style:parent-style-name="Standard">
      <style:text-properties fo:font-variant="normal" fo:text-transform="none" fo:color="#282828" style:text-position="0% 100%" style:font-name="Arial1" fo:letter-spacing="normal" fo:font-weight="bold" officeooo:rsid="005af232" officeooo:paragraph-rsid="00225d4d" style:font-name-asian="Arial" style:font-weight-asian="bold" style:font-name-complex="Arial" style:font-weight-complex="bold"/>
    </style:style>
    <style:style style:name="P97" style:family="paragraph" style:parent-style-name="Standard">
      <style:text-properties fo:font-variant="normal" fo:text-transform="none" fo:color="#282828" style:text-position="0% 100%" style:font-name="Arial1" fo:letter-spacing="normal" fo:font-weight="normal" officeooo:rsid="005af232" officeooo:paragraph-rsid="0028670e" style:font-name-asian="Arial" style:font-weight-asian="normal" style:font-name-complex="Arial" style:font-weight-complex="normal"/>
    </style:style>
    <style:style style:name="P98" style:family="paragraph" style:parent-style-name="Standard" style:list-style-name="L15">
      <style:text-properties officeooo:paragraph-rsid="00225d4d"/>
    </style:style>
    <style:style style:name="P99" style:family="paragraph" style:parent-style-name="Standard" style:list-style-name="L16">
      <style:text-properties officeooo:paragraph-rsid="00225d4d"/>
    </style:style>
    <style:style style:name="P100" style:family="paragraph" style:parent-style-name="Standard" style:list-style-name="L17">
      <style:text-properties officeooo:paragraph-rsid="00225d4d"/>
    </style:style>
    <style:style style:name="P101" style:family="paragraph" style:parent-style-name="Standard">
      <style:paragraph-properties fo:text-align="start" style:justify-single-word="false"/>
    </style:style>
    <style:style style:name="P102" style:family="paragraph" style:parent-style-name="Standard">
      <style:paragraph-properties fo:text-align="start" style:justify-single-word="false"/>
      <style:text-properties officeooo:paragraph-rsid="0026928b"/>
    </style:style>
    <style:style style:name="P103" style:family="paragraph" style:parent-style-name="Standard">
      <style:paragraph-properties fo:text-align="end" style:justify-single-word="false"/>
    </style:style>
    <style:style style:name="P104" style:family="paragraph" style:parent-style-name="Standard">
      <style:text-properties officeooo:paragraph-rsid="0029773f"/>
    </style:style>
    <style:style style:name="P105" style:family="paragraph" style:parent-style-name="Standard">
      <style:paragraph-properties fo:margin-left="0in" fo:margin-right="0in" fo:text-align="center" style:justify-single-word="false" fo:text-indent="0in" style:auto-text-indent="false"/>
      <style:text-properties style:font-name="Arial" fo:font-size="16pt" fo:background-color="#ffff00" style:font-size-asian="16pt" style:font-name-complex="Arial"/>
    </style:style>
    <style:style style:name="P106" style:family="paragraph" style:parent-style-name="Standard">
      <style:paragraph-properties fo:margin-left="0in" fo:margin-right="0in" fo:text-align="justify" style:justify-single-word="false" fo:text-indent="0.3937in" style:auto-text-indent="false" fo:background-color="transparent">
        <style:background-image/>
      </style:paragraph-properties>
      <style:text-properties officeooo:paragraph-rsid="001a8d31"/>
    </style:style>
    <style:style style:name="P107" style:family="paragraph" style:parent-style-name="Standard">
      <style:paragraph-properties fo:margin-left="0.3937in" fo:margin-right="0in" fo:margin-top="0.1665in" fo:margin-bottom="0in" style:contextual-spacing="false" fo:line-height="115%" fo:text-indent="-0.3937in" style:auto-text-indent="false" fo:break-before="auto" fo:break-after="auto" style:writing-mode="lr-tb"/>
      <style:text-properties officeooo:paragraph-rsid="00225d4d"/>
    </style:style>
    <style:style style:name="P108" style:family="paragraph" style:parent-style-name="Standard">
      <style:paragraph-properties fo:margin-left="0.3937in" fo:margin-right="0in" fo:margin-top="0.1665in" fo:margin-bottom="0in" style:contextual-spacing="false" fo:line-height="115%" fo:text-indent="-0.3937in" style:auto-text-indent="false" fo:break-before="auto" fo:break-after="auto" style:writing-mode="lr-tb"/>
      <style:text-properties officeooo:paragraph-rsid="00225d4d" fo:background-color="transparent"/>
    </style:style>
    <style:style style:name="P109" style:family="paragraph" style:parent-style-name="Standard">
      <style:paragraph-properties fo:line-height="100%" fo:break-before="auto" fo:break-after="auto" style:writing-mode="lr-tb"/>
    </style:style>
    <style:style style:name="P110" style:family="paragraph" style:parent-style-name="Standard">
      <style:paragraph-properties fo:line-height="115%" fo:break-before="auto" fo:break-after="auto" style:writing-mode="lr-tb"/>
      <style:text-properties officeooo:paragraph-rsid="0009b951"/>
    </style:style>
    <style:style style:name="P111" style:family="paragraph" style:parent-style-name="Standard">
      <style:paragraph-properties fo:line-height="115%" fo:break-before="auto" fo:break-after="auto" style:writing-mode="lr-tb"/>
      <style:text-properties officeooo:paragraph-rsid="00225d4d"/>
    </style:style>
    <style:style style:name="P112" style:family="paragraph" style:parent-style-name="Standard">
      <style:paragraph-properties fo:line-height="115%" fo:break-before="auto" fo:break-after="auto" style:writing-mode="lr-tb"/>
      <style:text-properties officeooo:paragraph-rsid="0024cfbd" fo:background-color="transparent"/>
    </style:style>
    <style:style style:name="P113" style:family="paragraph" style:parent-style-name="Standard">
      <style:paragraph-properties fo:break-before="auto" fo:break-after="auto"/>
      <style:text-properties officeooo:paragraph-rsid="0029773f"/>
    </style:style>
    <style:style style:name="P114" style:family="paragraph" style:parent-style-name="Standard">
      <style:paragraph-properties fo:line-height="115%" style:writing-mode="lr-tb"/>
      <style:text-properties officeooo:paragraph-rsid="00225d4d"/>
    </style:style>
    <style:style style:name="P115" style:family="paragraph" style:parent-style-name="Standard">
      <style:paragraph-properties fo:line-height="115%" fo:text-align="start" style:justify-single-word="false" style:writing-mode="lr-tb"/>
      <style:text-properties officeooo:paragraph-rsid="00225d4d"/>
    </style:style>
    <style:style style:name="P116" style:family="paragraph" style:parent-style-name="Standard">
      <style:paragraph-properties fo:line-height="115%" fo:text-align="center" style:justify-single-word="false" style:writing-mode="lr-tb"/>
      <style:text-properties officeooo:paragraph-rsid="00225d4d"/>
    </style:style>
    <style:style style:name="P117" style:family="paragraph" style:parent-style-name="Standard" style:list-style-name="L12">
      <style:paragraph-properties fo:line-height="115%" style:writing-mode="lr-tb"/>
      <style:text-properties officeooo:paragraph-rsid="00225d4d"/>
    </style:style>
    <style:style style:name="P118" style:family="paragraph" style:parent-style-name="Standard" style:list-style-name="L13">
      <style:paragraph-properties fo:line-height="115%" style:writing-mode="lr-tb"/>
      <style:text-properties officeooo:paragraph-rsid="00225d4d"/>
    </style:style>
    <style:style style:name="P119" style:family="paragraph" style:parent-style-name="Standard" style:list-style-name="L14">
      <style:paragraph-properties fo:line-height="115%" style:writing-mode="lr-tb"/>
      <style:text-properties officeooo:paragraph-rsid="00225d4d"/>
    </style:style>
    <style:style style:name="P120" style:family="paragraph" style:parent-style-name="Standard">
      <style:paragraph-properties fo:line-height="115%" style:writing-mode="lr-tb"/>
      <style:text-properties officeooo:paragraph-rsid="0026928b"/>
    </style:style>
    <style:style style:name="P121" style:family="paragraph" style:parent-style-name="Standard">
      <style:paragraph-properties fo:line-height="115%" style:writing-mode="lr-tb"/>
      <style:text-properties officeooo:rsid="000eab30" officeooo:paragraph-rsid="00225d4d"/>
    </style:style>
    <style:style style:name="P122" style:family="paragraph" style:parent-style-name="Standard">
      <style:paragraph-properties fo:line-height="115%" style:writing-mode="lr-tb"/>
      <style:text-properties fo:font-variant="normal" fo:text-transform="none" fo:color="#282828" style:text-position="0% 100%" style:font-name="Arial1" fo:letter-spacing="normal" fo:font-weight="normal" officeooo:rsid="00629197" officeooo:paragraph-rsid="00225d4d" fo:background-color="transparent" style:font-name-asian="Arial" style:font-weight-asian="normal" style:font-name-complex="Arial" style:font-weight-complex="normal"/>
    </style:style>
    <style:style style:name="P123" style:family="paragraph" style:parent-style-name="Standard">
      <style:paragraph-properties fo:line-height="115%" style:writing-mode="lr-tb"/>
      <style:text-properties officeooo:rsid="003f1e36" officeooo:paragraph-rsid="00225d4d"/>
    </style:style>
    <style:style style:name="P124" style:family="paragraph" style:parent-style-name="Standard" style:list-style-name="L12">
      <style:paragraph-properties fo:line-height="115%" style:writing-mode="lr-tb"/>
      <style:text-properties officeooo:rsid="004c6b0d" officeooo:paragraph-rsid="00225d4d"/>
    </style:style>
    <style:style style:name="P125" style:family="paragraph" style:parent-style-name="Standard">
      <style:paragraph-properties fo:line-height="115%" style:writing-mode="lr-tb"/>
      <style:text-properties officeooo:rsid="004dbedf" officeooo:paragraph-rsid="00225d4d"/>
    </style:style>
    <style:style style:name="P126" style:family="paragraph" style:parent-style-name="Standard" style:list-style-name="L12">
      <style:paragraph-properties fo:line-height="115%" style:writing-mode="lr-tb"/>
      <style:text-properties officeooo:rsid="004dbedf" officeooo:paragraph-rsid="00225d4d"/>
    </style:style>
    <style:style style:name="P127" style:family="paragraph" style:parent-style-name="Standard">
      <style:paragraph-properties fo:line-height="115%" fo:text-align="center" style:justify-single-word="false" style:writing-mode="lr-tb"/>
      <style:text-properties officeooo:rsid="004dc58f" officeooo:paragraph-rsid="00225d4d"/>
    </style:style>
    <style:style style:name="P128" style:family="paragraph" style:parent-style-name="Standard" style:list-style-name="L13">
      <style:paragraph-properties fo:line-height="115%" style:writing-mode="lr-tb"/>
      <style:text-properties officeooo:rsid="004dc58f" officeooo:paragraph-rsid="00225d4d"/>
    </style:style>
    <style:style style:name="P129" style:family="paragraph" style:parent-style-name="Standard">
      <style:paragraph-properties fo:line-height="115%" style:writing-mode="lr-tb"/>
      <style:text-properties officeooo:paragraph-rsid="0024cfbd" fo:background-color="transparent"/>
    </style:style>
    <style:style style:name="P130" style:family="paragraph" style:parent-style-name="Standard">
      <style:paragraph-properties fo:line-height="115%" style:writing-mode="lr-tb"/>
      <style:text-properties officeooo:paragraph-rsid="0026928b" fo:background-color="transparent"/>
    </style:style>
    <style:style style:name="P131" style:family="paragraph" style:parent-style-name="Standard" style:list-style-name="LS1">
      <style:paragraph-properties fo:margin-top="0in" fo:margin-bottom="0in" style:contextual-spacing="false" fo:line-height="115%" fo:break-before="auto" fo:break-after="auto" style:writing-mode="lr-tb"/>
      <style:text-properties officeooo:paragraph-rsid="00225d4d"/>
    </style:style>
    <style:style style:name="P132" style:family="paragraph" style:parent-style-name="Standard">
      <style:paragraph-properties fo:margin-left="-0.0102in" fo:margin-right="0in" fo:text-indent="0in" style:auto-text-indent="false">
        <style:tab-stops/>
      </style:paragraph-properties>
      <style:text-properties officeooo:paragraph-rsid="00225d4d"/>
    </style:style>
    <style:style style:name="P133" style:family="paragraph" style:parent-style-name="Standard">
      <style:paragraph-properties fo:margin-left="0.0102in" fo:margin-right="0in" fo:text-indent="0in" style:auto-text-indent="false"/>
      <style:text-properties officeooo:rsid="003f1e36" officeooo:paragraph-rsid="00225d4d"/>
    </style:style>
    <style:style style:name="P134" style:family="paragraph" style:parent-style-name="Table_20_Contents">
      <style:text-properties officeooo:rsid="0012224c" officeooo:paragraph-rsid="00225d4d"/>
    </style:style>
    <style:style style:name="P135" style:family="paragraph" style:parent-style-name="Table_20_Contents">
      <style:text-properties officeooo:rsid="00152055" officeooo:paragraph-rsid="00225d4d"/>
    </style:style>
    <style:style style:name="P136" style:family="paragraph" style:parent-style-name="Table_20_Contents">
      <style:paragraph-properties fo:text-align="center" style:justify-single-word="false"/>
      <style:text-properties officeooo:paragraph-rsid="0028670e"/>
    </style:style>
    <style:style style:name="P137" style:family="paragraph" style:parent-style-name="Table_20_Contents">
      <style:text-properties officeooo:paragraph-rsid="00225d4d"/>
    </style:style>
    <style:style style:name="P138" style:family="paragraph" style:parent-style-name="Table_20_Contents">
      <style:text-properties officeooo:paragraph-rsid="0026928b"/>
    </style:style>
    <style:style style:name="P139" style:family="paragraph" style:parent-style-name="Table_20_Contents">
      <style:paragraph-properties fo:text-align="center" style:justify-single-word="false"/>
      <style:text-properties fo:font-weight="bold" officeooo:paragraph-rsid="0028670e" style:font-weight-asian="bold" style:font-weight-complex="bold"/>
    </style:style>
    <style:style style:name="P140" style:family="paragraph" style:parent-style-name="Heading_20_2">
      <style:paragraph-properties fo:line-height="115%" fo:break-before="auto" fo:break-after="auto" style:writing-mode="lr-tb"/>
      <style:text-properties officeooo:paragraph-rsid="00225d4d"/>
    </style:style>
    <style:style style:name="P141" style:family="paragraph" style:parent-style-name="Heading_20_2">
      <style:paragraph-properties fo:line-height="115%" fo:break-before="auto" fo:break-after="auto" style:writing-mode="lr-tb"/>
      <style:text-properties officeooo:paragraph-rsid="00225d4d"/>
    </style:style>
    <style:style style:name="P142" style:family="paragraph" style:parent-style-name="Heading_20_2">
      <style:paragraph-properties fo:line-height="115%" fo:break-before="auto" fo:break-after="auto" fo:background-color="#ffff00" style:writing-mode="lr-tb">
        <style:background-image/>
      </style:paragraph-properties>
      <style:text-properties officeooo:paragraph-rsid="00225d4d"/>
    </style:style>
    <style:style style:name="P143" style:family="paragraph" style:parent-style-name="Heading_20_2">
      <style:paragraph-properties fo:break-before="auto" fo:break-after="auto"/>
      <style:text-properties officeooo:paragraph-rsid="00225d4d"/>
    </style:style>
    <style:style style:name="P144" style:family="paragraph" style:parent-style-name="Heading_20_2">
      <style:paragraph-properties fo:line-height="115%" style:writing-mode="lr-tb"/>
      <style:text-properties officeooo:paragraph-rsid="00225d4d"/>
    </style:style>
    <style:style style:name="P145" style:family="paragraph" style:parent-style-name="Heading_20_2">
      <style:paragraph-properties fo:line-height="115%" style:writing-mode="lr-tb"/>
      <style:text-properties officeooo:paragraph-rsid="00225d4d"/>
    </style:style>
    <style:style style:name="P146" style:family="paragraph" style:parent-style-name="Contents_20_2">
      <style:paragraph-properties>
        <style:tab-stops>
          <style:tab-stop style:position="5.9047in" style:type="right" style:leader-style="dotted" style:leader-text="."/>
        </style:tab-stops>
      </style:paragraph-properties>
    </style:style>
    <style:style style:name="P147" style:family="paragraph" style:parent-style-name="Zoznam_20_Literatury">
      <style:text-properties fo:background-color="#ffff00"/>
    </style:style>
    <style:style style:name="P148" style:family="paragraph" style:parent-style-name="Zoznam_20_Literatury">
      <style:paragraph-properties fo:margin-left="0.3937in" fo:margin-right="0in" fo:text-indent="-0.1575in" style:auto-text-indent="false"/>
      <style:text-properties fo:background-color="#ffff00"/>
    </style:style>
    <style:style style:name="P149" style:family="paragraph" style:parent-style-name="Analyticky_20_List">
      <style:paragraph-properties style:snap-to-layout-grid="false"/>
    </style:style>
    <style:style style:name="P150" style:family="paragraph" style:parent-style-name="Analyticky_20_List">
      <style:text-properties fo:font-weight="bold" style:font-weight-asian="bold" style:font-weight-complex="bold"/>
    </style:style>
    <style:style style:name="P151" style:family="paragraph" style:parent-style-name="Analyticky_20_List">
      <style:paragraph-properties fo:text-align="center" style:justify-single-word="false"/>
      <style:text-properties officeooo:paragraph-rsid="001a8d31"/>
    </style:style>
    <style:style style:name="P152" style:family="paragraph" style:parent-style-name="PodNadpis_20_3.uroven" style:list-style-name="WW8Num7">
      <style:text-properties officeooo:paragraph-rsid="0029773f"/>
    </style:style>
    <style:style style:name="P153" style:family="paragraph" style:parent-style-name="PodNadpis_20_3.uroven" style:list-style-name="WW8Num7">
      <style:paragraph-properties fo:line-height="115%" style:writing-mode="lr-tb"/>
      <style:text-properties officeooo:paragraph-rsid="0029773f"/>
    </style:style>
    <style:style style:name="P154" style:family="paragraph" style:parent-style-name="Contents_20_1">
      <style:paragraph-properties>
        <style:tab-stops>
          <style:tab-stop style:position="5.9047in" style:type="right" style:leader-style="dotted" style:leader-text="."/>
          <style:tab-stop style:position="5.9063in" style:type="right" style:leader-style="dotted" style:leader-text="."/>
        </style:tab-stops>
      </style:paragraph-properties>
    </style:style>
    <style:style style:name="P155" style:family="paragraph" style:parent-style-name="Table">
      <style:text-properties officeooo:paragraph-rsid="00225d4d"/>
    </style:style>
    <style:style style:name="T1" style:family="text">
      <style:text-properties fo:font-size="14pt" style:font-size-asian="14pt"/>
    </style:style>
    <style:style style:name="T2" style:family="text">
      <style:text-properties fo:language="en" fo:country="US" style:language-asian="en" style:country-asian="US"/>
    </style:style>
    <style:style style:name="T3" style:family="text">
      <style:text-properties fo:font-weight="bold" style:font-weight-asian="bold" style:font-weight-complex="bold"/>
    </style:style>
    <style:style style:name="T4" style:family="text">
      <style:text-properties fo:font-weight="bold" officeooo:rsid="0009b951" style:font-weight-asian="bold" style:font-weight-complex="bold"/>
    </style:style>
    <style:style style:name="T5" style:family="text">
      <style:text-properties fo:font-weight="bold" officeooo:rsid="001fa499" style:font-weight-asian="bold" style:font-weight-complex="bold"/>
    </style:style>
    <style:style style:name="T6" style:family="text">
      <style:text-properties fo:font-weight="bold" officeooo:rsid="00399922" style:font-weight-asian="bold" style:font-weight-complex="bold"/>
    </style:style>
    <style:style style:name="T7" style:family="text">
      <style:text-properties fo:font-weight="bold" officeooo:rsid="004f1850" style:font-weight-asian="bold" style:font-weight-complex="bold"/>
    </style:style>
    <style:style style:name="T8" style:family="text">
      <style:text-properties fo:font-weight="bold" officeooo:rsid="0056132d" style:font-weight-asian="bold" style:font-weight-complex="bold"/>
    </style:style>
    <style:style style:name="T9" style:family="text">
      <style:text-properties fo:font-weight="bold" officeooo:rsid="004b243c" style:font-weight-asian="bold" style:font-weight-complex="bold"/>
    </style:style>
    <style:style style:name="T10" style:family="text">
      <style:text-properties fo:font-weight="bold" officeooo:rsid="004dbedf" style:font-weight-asian="bold" style:font-weight-complex="bold"/>
    </style:style>
    <style:style style:name="T11" style:family="text">
      <style:text-properties fo:font-weight="bold" officeooo:rsid="004dc58f" style:font-weight-asian="bold" style:font-weight-complex="bold"/>
    </style:style>
    <style:style style:name="T12" style:family="text">
      <style:text-properties fo:font-weight="bold" fo:background-color="#ffff00" style:font-weight-asian="bold" style:font-weight-complex="bold"/>
    </style:style>
    <style:style style:name="T13" style:family="text">
      <style:text-properties fo:font-weight="bold" officeooo:rsid="0009b951" fo:background-color="transparent" style:font-weight-asian="bold" style:font-weight-complex="bold"/>
    </style:style>
    <style:style style:name="T14" style:family="text">
      <style:text-properties fo:background-color="#ffff00"/>
    </style:style>
    <style:style style:name="T15" style:family="text">
      <style:text-properties officeooo:rsid="001f3f78" fo:background-color="#ffff00"/>
    </style:style>
    <style:style style:name="T16" style:family="text">
      <style:text-properties officeooo:rsid="002060b7" fo:background-color="#ffff00"/>
    </style:style>
    <style:style style:name="T17" style:family="text">
      <style:text-properties officeooo:rsid="0009b951" fo:background-color="#ffff00"/>
    </style:style>
    <style:style style:name="T18" style:family="text">
      <style:text-properties officeooo:rsid="00152055" fo:background-color="#ffff00"/>
    </style:style>
    <style:style style:name="T19" style:family="text">
      <style:text-properties officeooo:rsid="002be863" fo:background-color="#ffff00"/>
    </style:style>
    <style:style style:name="T20" style:family="text">
      <style:text-properties officeooo:rsid="002f9a80" fo:background-color="#ffff00"/>
    </style:style>
    <style:style style:name="T21" style:family="text">
      <style:text-properties officeooo:rsid="003a5ae8" fo:background-color="#ffff00"/>
    </style:style>
    <style:style style:name="T22" style:family="text">
      <style:text-properties fo:font-style="italic" style:font-style-asian="italic" style:font-style-complex="italic"/>
    </style:style>
    <style:style style:name="T23" style:family="text">
      <style:text-properties fo:font-style="italic" officeooo:rsid="0019aac5" style:font-style-asian="italic" style:font-style-complex="italic"/>
    </style:style>
    <style:style style:name="T24" style:family="text">
      <style:text-properties fo:font-style="italic" officeooo:rsid="001a5df5" style:font-style-asian="italic" style:font-style-complex="italic"/>
    </style:style>
    <style:style style:name="T25" style:family="text">
      <style:text-properties fo:font-style="italic" officeooo:rsid="002a74a8" style:font-style-asian="italic" style:font-style-complex="italic"/>
    </style:style>
    <style:style style:name="T26" style:family="text">
      <style:text-properties fo:font-style="italic" officeooo:rsid="002d0b16" style:font-style-asian="italic" style:font-style-complex="italic"/>
    </style:style>
    <style:style style:name="T27" style:family="text">
      <style:text-properties fo:font-weight="normal" style:font-weight-asian="normal"/>
    </style:style>
    <style:style style:name="T28" style:family="text">
      <style:text-properties fo:font-weight="normal" officeooo:rsid="001fa499" style:font-weight-asian="normal" style:font-weight-complex="normal"/>
    </style:style>
    <style:style style:name="T29" style:family="text">
      <style:text-properties fo:font-weight="normal" officeooo:rsid="002014c5" style:font-weight-asian="normal" style:font-weight-complex="normal"/>
    </style:style>
    <style:style style:name="T30" style:family="text">
      <style:text-properties fo:font-weight="normal" officeooo:rsid="002380a8" style:font-weight-asian="normal" style:font-weight-complex="normal"/>
    </style:style>
    <style:style style:name="T31" style:family="text">
      <style:text-properties fo:font-weight="normal" officeooo:rsid="00243404" style:font-weight-asian="normal" style:font-weight-complex="normal"/>
    </style:style>
    <style:style style:name="T32" style:family="text">
      <style:text-properties fo:font-weight="normal" officeooo:rsid="004f1850" style:font-weight-asian="normal" style:font-weight-complex="normal"/>
    </style:style>
    <style:style style:name="T33" style:family="text">
      <style:text-properties fo:font-weight="normal" officeooo:rsid="0056132d" style:font-weight-asian="normal" style:font-weight-complex="normal"/>
    </style:style>
    <style:style style:name="T34" style:family="text">
      <style:text-properties style:text-position="sub 58%" fo:font-weight="bold" officeooo:rsid="004dc58f" style:font-weight-asian="bold" style:font-weight-complex="bold"/>
    </style:style>
    <style:style style:name="T35" style:family="text">
      <style:text-properties style:text-position="sub 58%" officeooo:rsid="004dc58f"/>
    </style:style>
    <style:style style:name="T36" style:family="text">
      <style:text-properties style:text-position="sub 58%" style:font-name="Arial1" officeooo:rsid="004dc58f" style:font-name-asian="Arial" style:font-name-complex="Arial"/>
    </style:style>
    <style:style style:name="T37" style:family="text">
      <style:text-properties fo:language="en" fo:country="GB"/>
    </style:style>
    <style:style style:name="T38" style:family="text">
      <style:text-properties fo:text-transform="uppercase"/>
    </style:style>
    <style:style style:name="T39" style:family="text">
      <style:text-properties fo:font-size="16pt" style:font-size-asian="16pt"/>
    </style:style>
    <style:style style:name="T40" style:family="text">
      <style:text-properties fo:font-size="16pt" style:font-size-asian="16pt" text:display="none"/>
    </style:style>
    <style:style style:name="T41" style:family="text">
      <style:text-properties officeooo:rsid="00656338"/>
    </style:style>
    <style:style style:name="T42" style:family="text">
      <style:text-properties officeooo:rsid="00656338" fo:background-color="transparent"/>
    </style:style>
    <style:style style:name="T43" style:family="text">
      <style:text-properties officeooo:rsid="0009b951" fo:background-color="transparent"/>
    </style:style>
    <style:style style:name="T44" style:family="text">
      <style:text-properties officeooo:rsid="0024cfbd" fo:background-color="transparent"/>
    </style:style>
    <style:style style:name="T45" style:family="text">
      <style:text-properties officeooo:rsid="001f3f78"/>
    </style:style>
    <style:style style:name="T46" style:family="text">
      <style:text-properties officeooo:rsid="002060b7"/>
    </style:style>
    <style:style style:name="T47" style:family="text">
      <style:text-properties officeooo:rsid="00225d4d"/>
    </style:style>
    <style:style style:name="T48" style:family="text">
      <style:text-properties officeooo:rsid="0009b951"/>
    </style:style>
    <style:style style:name="T49" style:family="text">
      <style:text-properties fo:font-size="10pt" style:font-size-asian="10pt" style:font-size-complex="10pt"/>
    </style:style>
    <style:style style:name="T50" style:family="text">
      <style:text-properties officeooo:rsid="0009c2b9"/>
    </style:style>
    <style:style style:name="T51" style:family="text">
      <style:text-properties officeooo:rsid="000b7225"/>
    </style:style>
    <style:style style:name="T52" style:family="text">
      <style:text-properties officeooo:rsid="000cd611"/>
    </style:style>
    <style:style style:name="T53" style:family="text">
      <style:text-properties officeooo:rsid="0033cb42"/>
    </style:style>
    <style:style style:name="T54" style:family="text">
      <style:text-properties fo:font-style="normal" officeooo:rsid="002a74a8" style:font-style-asian="normal" style:font-style-complex="normal"/>
    </style:style>
    <style:style style:name="T55" style:family="text">
      <style:text-properties fo:font-style="normal" officeooo:rsid="0019aac5" style:font-style-asian="normal" style:font-style-complex="normal"/>
    </style:style>
    <style:style style:name="T56" style:family="text">
      <style:text-properties fo:font-style="normal" officeooo:rsid="0019ced9" style:font-style-asian="normal" style:font-style-complex="normal"/>
    </style:style>
    <style:style style:name="T57" style:family="text">
      <style:text-properties fo:font-style="normal" officeooo:rsid="001a5df5" style:font-style-asian="normal" style:font-style-complex="normal"/>
    </style:style>
    <style:style style:name="T58" style:family="text">
      <style:text-properties fo:font-style="normal" officeooo:rsid="002be863" style:font-style-asian="normal" style:font-style-complex="normal"/>
    </style:style>
    <style:style style:name="T59" style:family="text">
      <style:text-properties fo:font-style="normal" officeooo:rsid="002d0b16" style:font-style-asian="normal" style:font-style-complex="normal"/>
    </style:style>
    <style:style style:name="T60" style:family="text">
      <style:text-properties fo:font-style="normal" officeooo:rsid="00327698" style:font-style-asian="normal" style:font-style-complex="normal"/>
    </style:style>
    <style:style style:name="T61" style:family="text">
      <style:text-properties fo:font-style="normal" officeooo:rsid="0033cb42" style:font-style-asian="normal" style:font-style-complex="normal"/>
    </style:style>
    <style:style style:name="T62" style:family="text">
      <style:text-properties fo:font-style="normal" officeooo:rsid="00360a5b" style:font-style-asian="normal" style:font-style-complex="normal"/>
    </style:style>
    <style:style style:name="T63" style:family="text">
      <style:text-properties fo:font-style="normal" officeooo:rsid="0037f84e" style:font-style-asian="normal" style:font-style-complex="normal"/>
    </style:style>
    <style:style style:name="T64" style:family="text">
      <style:text-properties fo:font-style="normal" fo:font-weight="bold" officeooo:rsid="002d0b16" style:font-style-asian="normal" style:font-weight-asian="bold" style:font-style-complex="normal" style:font-weight-complex="bold"/>
    </style:style>
    <style:style style:name="T65" style:family="text">
      <style:text-properties officeooo:rsid="000eab30"/>
    </style:style>
    <style:style style:name="T66" style:family="text">
      <style:text-properties officeooo:rsid="00152055"/>
    </style:style>
    <style:style style:name="T67" style:family="text">
      <style:text-properties officeooo:rsid="0012224c"/>
    </style:style>
    <style:style style:name="T68" style:family="text">
      <style:text-properties officeooo:rsid="00176e0a"/>
    </style:style>
    <style:style style:name="T69" style:family="text">
      <style:text-properties officeooo:rsid="00156bc2"/>
    </style:style>
    <style:style style:name="T70" style:family="text">
      <style:text-properties officeooo:rsid="00160417"/>
    </style:style>
    <style:style style:name="T71" style:family="text">
      <style:text-properties officeooo:rsid="001654b1"/>
    </style:style>
    <style:style style:name="T72" style:family="text">
      <style:text-properties officeooo:rsid="0019aac5"/>
    </style:style>
    <style:style style:name="T73" style:family="text">
      <style:text-properties officeooo:rsid="001925ec"/>
    </style:style>
    <style:style style:name="T74" style:family="text">
      <style:text-properties officeooo:rsid="0019ced9"/>
    </style:style>
    <style:style style:name="T75" style:family="text">
      <style:text-properties officeooo:rsid="001a5df5"/>
    </style:style>
    <style:style style:name="T76" style:family="text">
      <style:text-properties officeooo:rsid="002be863"/>
    </style:style>
    <style:style style:name="T77" style:family="text">
      <style:text-properties officeooo:rsid="001e7a52"/>
    </style:style>
    <style:style style:name="T78" style:family="text">
      <style:text-properties officeooo:rsid="001ccd75"/>
    </style:style>
    <style:style style:name="T79" style:family="text">
      <style:text-properties officeooo:rsid="00243404"/>
    </style:style>
    <style:style style:name="T80" style:family="text">
      <style:text-properties officeooo:rsid="001fa499"/>
    </style:style>
    <style:style style:name="T81" style:family="text">
      <style:text-properties style:font-name="DejaVu Sans Mono" fo:font-size="11pt" fo:font-style="normal" fo:font-weight="normal" style:font-size-asian="11pt" style:font-style-asian="normal" style:font-weight-asian="normal"/>
    </style:style>
    <style:style style:name="T82" style:family="text">
      <style:text-properties style:font-name="DejaVu Sans Mono" fo:font-size="11pt" fo:font-style="normal" fo:font-weight="normal" officeooo:rsid="00243404" style:font-size-asian="11pt" style:font-style-asian="normal" style:font-weight-asian="normal" style:font-weight-complex="normal"/>
    </style:style>
    <style:style style:name="T83" style:family="text">
      <style:text-properties officeooo:rsid="0025ebfe"/>
    </style:style>
    <style:style style:name="T84" style:family="text">
      <style:text-properties officeooo:rsid="002f9a80"/>
    </style:style>
    <style:style style:name="T85" style:family="text">
      <style:text-properties officeooo:rsid="0028177e"/>
    </style:style>
    <style:style style:name="T86" style:family="text">
      <style:text-properties officeooo:rsid="002a365c"/>
    </style:style>
    <style:style style:name="T87" style:family="text">
      <style:text-properties officeooo:rsid="002a74a8"/>
    </style:style>
    <style:style style:name="T88" style:family="text">
      <style:text-properties officeooo:rsid="002fd442"/>
    </style:style>
    <style:style style:name="T89" style:family="text">
      <style:text-properties officeooo:rsid="002daf98"/>
    </style:style>
    <style:style style:name="T90" style:family="text">
      <style:text-properties officeooo:rsid="00327698"/>
    </style:style>
    <style:style style:name="T91" style:family="text">
      <style:text-properties officeooo:rsid="0037f84e"/>
    </style:style>
    <style:style style:name="T92" style:family="text">
      <style:text-properties officeooo:rsid="003a5aea"/>
    </style:style>
    <style:style style:name="T93" style:family="text">
      <style:text-properties officeooo:rsid="00399922"/>
    </style:style>
    <style:style style:name="T94" style:family="text">
      <style:text-properties officeooo:rsid="003a5ae8"/>
    </style:style>
    <style:style style:name="T95" style:family="text">
      <style:text-properties officeooo:rsid="003b25d2"/>
    </style:style>
    <style:style style:name="T96" style:family="text">
      <style:text-properties officeooo:rsid="003c651c"/>
    </style:style>
    <style:style style:name="T97" style:family="text">
      <style:text-properties officeooo:rsid="003d992f"/>
    </style:style>
    <style:style style:name="T98" style:family="text">
      <style:text-properties officeooo:rsid="003e302e"/>
    </style:style>
    <style:style style:name="T99" style:family="text">
      <style:text-properties officeooo:rsid="003f1e36"/>
    </style:style>
    <style:style style:name="T100" style:family="text">
      <style:text-properties officeooo:rsid="00426d93"/>
    </style:style>
    <style:style style:name="T101" style:family="text">
      <style:text-properties officeooo:rsid="0042b41c"/>
    </style:style>
    <style:style style:name="T102" style:family="text">
      <style:text-properties officeooo:rsid="004324b0"/>
    </style:style>
    <style:style style:name="T103" style:family="text">
      <style:text-properties officeooo:rsid="0049b4dd"/>
    </style:style>
    <style:style style:name="T104" style:family="text">
      <style:text-properties officeooo:rsid="004f1850"/>
    </style:style>
    <style:style style:name="T105" style:family="text">
      <style:text-properties officeooo:rsid="00411e0b"/>
    </style:style>
    <style:style style:name="T106" style:family="text">
      <style:text-properties officeooo:rsid="005522e8"/>
    </style:style>
    <style:style style:name="T107" style:family="text">
      <style:text-properties officeooo:rsid="0056132d"/>
    </style:style>
    <style:style style:name="T108" style:family="text">
      <style:text-properties officeooo:rsid="005784f5"/>
    </style:style>
    <style:style style:name="T109" style:family="text">
      <style:text-properties officeooo:rsid="005e2bec"/>
    </style:style>
    <style:style style:name="T110" style:family="text">
      <style:text-properties officeooo:rsid="00629197"/>
    </style:style>
    <style:style style:name="T111" style:family="text">
      <style:text-properties officeooo:rsid="0062d698"/>
    </style:style>
    <style:style style:name="T112" style:family="text">
      <style:text-properties officeooo:rsid="0045bc4c"/>
    </style:style>
    <style:style style:name="T113" style:family="text">
      <style:text-properties officeooo:rsid="00461902"/>
    </style:style>
    <style:style style:name="T114" style:family="text">
      <style:text-properties officeooo:rsid="004656a3"/>
    </style:style>
    <style:style style:name="T115" style:family="text">
      <style:text-properties officeooo:rsid="00474258"/>
    </style:style>
    <style:style style:name="T116" style:family="text">
      <style:text-properties officeooo:rsid="00489b66"/>
    </style:style>
    <style:style style:name="T117" style:family="text">
      <style:text-properties officeooo:rsid="004a30e6"/>
    </style:style>
    <style:style style:name="T118" style:family="text">
      <style:text-properties officeooo:rsid="004b243c"/>
    </style:style>
    <style:style style:name="T119" style:family="text">
      <style:text-properties officeooo:rsid="004ac089"/>
    </style:style>
    <style:style style:name="T120" style:family="text">
      <style:text-properties officeooo:rsid="004c6b0d"/>
    </style:style>
    <style:style style:name="T121" style:family="text">
      <style:text-properties officeooo:rsid="004dbedf"/>
    </style:style>
    <style:style style:name="T122" style:family="text">
      <style:text-properties officeooo:rsid="004dc58f"/>
    </style:style>
    <style:style style:name="T123" style:family="text">
      <style:text-properties style:font-name="Arial1" officeooo:rsid="004dc58f" style:font-name-asian="Arial" style:font-name-complex="Arial"/>
    </style:style>
    <style:style style:name="T124" style:family="text">
      <style:text-properties fo:font-variant="normal" fo:text-transform="none" fo:color="#282828" style:font-name="Arial1" fo:letter-spacing="normal" officeooo:rsid="004dc58f" style:font-name-asian="Arial" style:font-name-complex="Arial"/>
    </style:style>
    <style:style style:name="T125" style:family="text">
      <style:text-properties fo:font-variant="normal" fo:text-transform="none" fo:color="#282828" style:text-position="sub 58%" style:font-name="Arial1" fo:letter-spacing="normal" officeooo:rsid="004dc58f" style:font-name-asian="Arial" style:font-name-complex="Arial"/>
    </style:style>
    <style:style style:name="T126" style:family="text">
      <style:text-properties fo:font-variant="normal" fo:text-transform="none" fo:color="#282828" style:text-position="sub 58%" style:font-name="Arial1" fo:letter-spacing="normal" fo:font-weight="normal" officeooo:rsid="005af232" style:font-name-asian="Arial" style:font-weight-asian="normal" style:font-name-complex="Arial" style:font-weight-complex="normal"/>
    </style:style>
    <style:style style:name="T127" style:family="text">
      <style:text-properties fo:font-variant="normal" fo:text-transform="none" fo:color="#282828" style:text-position="0% 100%" style:font-name="Arial1" fo:letter-spacing="normal" officeooo:rsid="004dc58f" style:font-name-asian="Arial" style:font-name-complex="Arial"/>
    </style:style>
    <style:style style:name="T128" style:family="text">
      <style:text-properties fo:font-variant="normal" fo:text-transform="none" fo:color="#282828" style:text-position="0% 100%" style:font-name="Arial1" fo:letter-spacing="normal" officeooo:rsid="004f07b6" style:font-name-asian="Arial" style:font-name-complex="Arial"/>
    </style:style>
    <style:style style:name="T129" style:family="text">
      <style:text-properties fo:font-variant="normal" fo:text-transform="none" fo:color="#282828" style:text-position="0% 100%" style:font-name="Arial1" fo:letter-spacing="normal" officeooo:rsid="00411e0b" style:font-name-asian="Arial" style:font-name-complex="Arial"/>
    </style:style>
    <style:style style:name="T130" style:family="text">
      <style:text-properties fo:font-variant="normal" fo:text-transform="none" fo:color="#282828" style:text-position="0% 100%" style:font-name="Arial1" fo:letter-spacing="normal" officeooo:rsid="00461902" style:font-name-asian="Arial" style:font-name-complex="Arial"/>
    </style:style>
    <style:style style:name="T131" style:family="text">
      <style:text-properties fo:font-variant="normal" fo:text-transform="none" fo:color="#282828" style:text-position="0% 100%" style:font-name="Arial1" fo:letter-spacing="normal" officeooo:rsid="005e2bec" style:font-name-asian="Arial" style:font-name-complex="Arial"/>
    </style:style>
    <style:style style:name="T132" style:family="text">
      <style:text-properties fo:font-variant="normal" fo:text-transform="none" fo:color="#282828" style:text-position="0% 100%" style:font-name="Arial1" fo:letter-spacing="normal" officeooo:rsid="00526778" style:font-name-asian="Arial" style:font-name-complex="Arial"/>
    </style:style>
    <style:style style:name="T133" style:family="text">
      <style:text-properties fo:font-variant="normal" fo:text-transform="none" fo:color="#282828" style:text-position="0% 100%" style:font-name="Arial1" fo:letter-spacing="normal" officeooo:rsid="004f1850" style:font-name-asian="Arial" style:font-name-complex="Arial"/>
    </style:style>
    <style:style style:name="T134" style:family="text">
      <style:text-properties fo:font-variant="normal" fo:text-transform="none" fo:color="#282828" style:text-position="0% 100%" style:font-name="Arial1" fo:letter-spacing="normal" officeooo:rsid="005109a0" style:font-name-asian="Arial" style:font-name-complex="Arial"/>
    </style:style>
    <style:style style:name="T135" style:family="text">
      <style:text-properties fo:font-variant="normal" fo:text-transform="none" fo:color="#282828" style:text-position="0% 100%" style:font-name="Arial1" fo:letter-spacing="normal" officeooo:rsid="00541142" style:font-name-asian="Arial" style:font-name-complex="Arial"/>
    </style:style>
    <style:style style:name="T136" style:family="text">
      <style:text-properties fo:font-variant="normal" fo:text-transform="none" fo:color="#282828" style:text-position="0% 100%" style:font-name="Arial1" fo:letter-spacing="normal" officeooo:rsid="00552070" style:font-name-asian="Arial" style:font-name-complex="Arial"/>
    </style:style>
    <style:style style:name="T137" style:family="text">
      <style:text-properties fo:font-variant="normal" fo:text-transform="none" fo:color="#282828" style:text-position="0% 100%" style:font-name="Arial1" fo:letter-spacing="normal" officeooo:rsid="005522e8" style:font-name-asian="Arial" style:font-name-complex="Arial"/>
    </style:style>
    <style:style style:name="T138" style:family="text">
      <style:text-properties fo:font-variant="normal" fo:text-transform="none" fo:color="#282828" style:text-position="0% 100%" style:font-name="Arial1" fo:letter-spacing="normal" officeooo:rsid="0058b26a" style:font-name-asian="Arial" style:font-name-complex="Arial"/>
    </style:style>
    <style:style style:name="T139" style:family="text">
      <style:text-properties fo:font-variant="normal" fo:text-transform="none" fo:color="#282828" style:text-position="0% 100%" style:font-name="Arial1" fo:letter-spacing="normal" officeooo:rsid="005af232" style:font-name-asian="Arial" style:font-name-complex="Arial"/>
    </style:style>
    <style:style style:name="T140" style:family="text">
      <style:text-properties fo:font-variant="normal" fo:text-transform="none" fo:color="#282828" style:text-position="0% 100%" style:font-name="Arial1" fo:letter-spacing="normal" officeooo:rsid="005a7528" style:font-name-asian="Arial" style:font-name-complex="Arial"/>
    </style:style>
    <style:style style:name="T141" style:family="text">
      <style:text-properties fo:font-variant="normal" fo:text-transform="none" fo:color="#282828" style:text-position="0% 100%" style:font-name="Arial1" fo:letter-spacing="normal" officeooo:rsid="00602440" style:font-name-asian="Arial" style:font-name-complex="Arial"/>
    </style:style>
    <style:style style:name="T142" style:family="text">
      <style:text-properties fo:font-variant="normal" fo:text-transform="none" fo:color="#282828" style:text-position="0% 100%" style:font-name="Arial1" fo:letter-spacing="normal" officeooo:rsid="00629197" style:font-name-asian="Arial" style:font-name-complex="Arial"/>
    </style:style>
    <style:style style:name="T143" style:family="text">
      <style:text-properties fo:font-variant="normal" fo:text-transform="none" fo:color="#282828" style:text-position="0% 100%" style:font-name="Arial1" fo:letter-spacing="normal" officeooo:rsid="0061c7c1" style:font-name-asian="Arial" style:font-name-complex="Arial"/>
    </style:style>
    <style:style style:name="T144" style:family="text">
      <style:text-properties fo:font-variant="normal" fo:text-transform="none" fo:color="#282828" style:text-position="0% 100%" style:font-name="Arial1" fo:letter-spacing="normal" fo:font-weight="bold" officeooo:rsid="00541142" style:font-name-asian="Arial" style:font-weight-asian="bold" style:font-name-complex="Arial" style:font-weight-complex="bold"/>
    </style:style>
    <style:style style:name="T145" style:family="text">
      <style:text-properties fo:font-variant="normal" fo:text-transform="none" fo:color="#282828" style:text-position="0% 100%" style:font-name="Arial1" fo:letter-spacing="normal" fo:font-weight="bold" officeooo:rsid="005a7528" style:font-name-asian="Arial" style:font-weight-asian="bold" style:font-name-complex="Arial" style:font-weight-complex="bold"/>
    </style:style>
    <style:style style:name="T146" style:family="text">
      <style:text-properties fo:font-variant="normal" fo:text-transform="none" fo:color="#282828" style:text-position="0% 100%" style:font-name="Arial1" fo:letter-spacing="normal" fo:font-weight="bold" officeooo:rsid="004dc58f" style:font-name-asian="Arial" style:font-weight-asian="bold" style:font-name-complex="Arial" style:font-weight-complex="bold"/>
    </style:style>
    <style:style style:name="T147" style:family="text">
      <style:text-properties fo:font-variant="normal" fo:text-transform="none" fo:color="#282828" style:text-position="0% 100%" style:font-name="Arial1" fo:letter-spacing="normal" fo:font-weight="bold" officeooo:rsid="005af232" style:font-name-asian="Arial" style:font-weight-asian="bold" style:font-name-complex="Arial" style:font-weight-complex="bold"/>
    </style:style>
    <style:style style:name="T148" style:family="text">
      <style:text-properties fo:font-variant="normal" fo:text-transform="none" fo:color="#282828" style:text-position="0% 100%" style:font-name="Arial1" fo:letter-spacing="normal" fo:font-style="italic" fo:font-weight="bold" officeooo:rsid="00541142" style:font-name-asian="Arial" style:font-style-asian="italic" style:font-weight-asian="bold" style:font-name-complex="Arial" style:font-style-complex="italic" style:font-weight-complex="bold"/>
    </style:style>
    <style:style style:name="T149" style:family="text">
      <style:text-properties fo:font-variant="normal" fo:text-transform="none" fo:color="#282828" style:text-position="0% 100%" style:font-name="Arial1" fo:letter-spacing="normal" fo:font-style="normal" fo:font-weight="bold" officeooo:rsid="00541142" style:font-name-asian="Arial" style:font-style-asian="normal" style:font-weight-asian="bold" style:font-name-complex="Arial" style:font-style-complex="normal" style:font-weight-complex="bold"/>
    </style:style>
    <style:style style:name="T150" style:family="text">
      <style:text-properties fo:font-variant="normal" fo:text-transform="none" fo:color="#282828" style:text-position="0% 100%" style:font-name="Arial1" fo:letter-spacing="normal" fo:font-style="normal" fo:font-weight="normal" officeooo:rsid="00541142" style:font-name-asian="Arial" style:font-style-asian="normal" style:font-weight-asian="normal" style:font-name-complex="Arial" style:font-style-complex="normal" style:font-weight-complex="normal"/>
    </style:style>
    <style:style style:name="T151" style:family="text">
      <style:text-properties fo:font-variant="normal" fo:text-transform="none" fo:color="#282828" style:text-position="0% 100%" style:font-name="Arial1" fo:letter-spacing="normal" fo:font-weight="normal" officeooo:rsid="004dc58f" style:font-name-asian="Arial" style:font-weight-asian="normal" style:font-name-complex="Arial" style:font-weight-complex="normal"/>
    </style:style>
    <style:style style:name="T152" style:family="text">
      <style:text-properties fo:font-variant="normal" fo:text-transform="none" fo:color="#282828" style:text-position="0% 100%" style:font-name="Arial1" fo:letter-spacing="normal" fo:font-weight="normal" officeooo:rsid="005af232" style:font-name-asian="Arial" style:font-weight-asian="normal" style:font-name-complex="Arial" style:font-weight-complex="normal"/>
    </style:style>
    <style:style style:name="T153" style:family="text">
      <style:text-properties fo:font-variant="normal" fo:text-transform="none" fo:color="#282828" style:text-position="0% 100%" style:font-name="Arial1" fo:letter-spacing="normal" fo:font-weight="normal" officeooo:rsid="005e2bec" style:font-name-asian="Arial" style:font-weight-asian="normal" style:font-name-complex="Arial" style:font-weight-complex="normal"/>
    </style:style>
    <style:style style:name="T154" style:family="text">
      <style:text-properties fo:font-variant="normal" fo:text-transform="none" fo:color="#282828" style:text-position="0% 100%" style:font-name="Arial1" fo:letter-spacing="normal" fo:font-weight="normal" officeooo:rsid="00602440" style:font-name-asian="Arial" style:font-weight-asian="normal" style:font-name-complex="Arial" style:font-weight-complex="normal"/>
    </style:style>
    <style:style style:name="T155" style:family="text">
      <style:text-properties fo:font-variant="normal" fo:text-transform="none" fo:color="#282828" style:text-position="0% 100%" style:font-name="Arial1" fo:letter-spacing="normal" fo:font-weight="normal" officeooo:rsid="005cac7b" style:font-name-asian="Arial" style:font-weight-asian="normal" style:font-name-complex="Arial" style:font-weight-complex="normal"/>
    </style:style>
    <style:style style:name="T156" style:family="text">
      <style:text-properties fo:font-variant="normal" fo:text-transform="none" fo:color="#282828" style:text-position="0% 100%" style:font-name="Arial1" fo:letter-spacing="normal" fo:font-weight="normal" officeooo:rsid="0061c7c1" style:font-name-asian="Arial" style:font-weight-asian="normal" style:font-name-complex="Arial" style:font-weight-complex="normal"/>
    </style:style>
    <style:style style:name="T157" style:family="text">
      <style:text-properties fo:font-variant="normal" fo:text-transform="none" fo:color="#282828" style:text-position="0% 100%" style:font-name="Arial1" fo:letter-spacing="normal" fo:font-weight="normal" officeooo:rsid="00629197" style:font-name-asian="Arial" style:font-weight-asian="normal" style:font-name-complex="Arial" style:font-weight-complex="normal"/>
    </style:style>
    <style:style style:name="T158" style:family="text">
      <style:text-properties officeooo:rsid="005af232"/>
    </style:style>
    <style:style style:name="T159" style:family="text">
      <style:text-properties officeooo:rsid="0024cfbd"/>
    </style:style>
    <style:style style:name="T160" style:family="text">
      <style:text-properties officeooo:rsid="0026928b"/>
    </style:style>
    <style:style style:name="T161" style:family="text">
      <style:text-properties style:text-outline="false" style:text-line-through-style="none" style:font-name="Arial2" fo:font-size="10pt" fo:font-style="normal" fo:text-shadow="none" style:text-underline-style="none" fo:font-weight="normal" officeooo:rsid="0026928b" style:font-size-asian="10pt" style:font-style-asian="normal" style:font-weight-asian="normal" style:text-emphasize="none"/>
    </style:style>
    <style:style style:name="T162" style:family="text">
      <style:text-properties officeooo:rsid="0028670e"/>
    </style:style>
    <style:style style:name="T163" style:family="text">
      <style:text-properties officeooo:rsid="0029773f"/>
    </style:style>
    <style:style style:name="Sect1" style:family="section">
      <style:section-properties style:editable="false">
        <style:columns fo:column-count="1" fo:column-gap="0in"/>
      </style:section-properties>
    </style:style>
    <text:list-style style:name="L1" text:consecutive-numbering="true">
      <text:list-level-style-number text:level="1" style:num-prefix="[" style:num-suffix="]" style:num-format="1">
        <style:list-level-properties text:list-level-position-and-space-mode="label-alignment" fo:text-align="end">
          <style:list-level-label-alignment text:label-followed-by="listtab" text:list-tab-stop-position="0.3937in" fo:text-indent="-0.1575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string" text:name="MenoAutora"/>
        <text:variable-decl office:value-type="string" text:name="PriezviskoAutora"/>
        <text:variable-decl office:value-type="string" text:name="NazovPrace"/>
        <text:variable-decl office:value-type="string" text:name="PodNazovPrace"/>
        <text:variable-decl office:value-type="string" text:name="TypPrace"/>
        <text:variable-decl office:value-type="string" text:name="Univerzita"/>
        <text:variable-decl office:value-type="string" text:name="Fakulta"/>
        <text:variable-decl office:value-type="string" text:name="SkratkaFak"/>
        <text:variable-decl office:value-type="string" text:name="Katedra"/>
        <text:variable-decl office:value-type="string" text:name="Odbor"/>
        <text:variable-decl office:value-type="string" text:name="Specializacia"/>
        <text:variable-decl office:value-type="string" text:name="Mesto"/>
        <text:variable-decl office:value-type="string" text:name="VeduciP"/>
        <text:variable-decl office:value-type="string" text:name="KonzultantP"/>
        <text:variable-decl office:value-type="string" text:name="denO"/>
        <text:variable-decl office:value-type="string" text:name="mesO"/>
        <text:variable-decl office:value-type="string" text:name="rokO"/>
        <text:variable-decl office:value-type="string" text:name="datumOBH"/>
        <text:variable-decl office:value-type="string" text:name="konspe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 text:display-outline-level="0" text:name="Vzorec_"/>
      </text:sequence-decls>
      <text:p text:style-name="P50"><text:variable-input text:name="Univerzita" text:description="Zadajte presný názov UNIVERZITY" text:display="none" text:formula="ooow:Technická univerzita v Košiciach" office:value-type="string" office:string-value="Technická univerzita v Košiciach"/><text:variable-get text:name="Univerzita">Technická univerzita v Košiciach</text:variable-get></text:p>
      <text:p text:style-name="P8"><text:span text:style-name="T39"><text:variable-input text:name="Fakulta" text:description="Zadajte presný názov FAKULTY" text:display="none" text:formula="ooow:Fakulta Elektotechniky a Informatiky" office:value-type="string" office:string-value="Fakulta Elektotechniky a Informatiky"/></text:span><text:bookmark-ref text:reference-format="text" text:ref-name="FAKULTA">Error: Reference source not found</text:bookmark-ref></text:p>
      <text:p text:style-name="P7"/>
      <text:p text:style-name="P11"/>
      <text:p text:style-name="P11"/>
      <text:p text:style-name="P11"/>
      <text:p text:style-name="P11"/>
      <text:p text:style-name="P11"/>
      <text:p text:style-name="P67"><text:variable-input text:name="NazovPrace" text:description="Zadajte NÁZOV práce" text:display="none" text:formula="ooow:Zvýrazňovanie syntaxe na základe definície meta-modelu" office:value-type="string" office:string-value="Zvýrazňovanie syntaxe na základe definície meta-modelu"/><text:bookmark-ref text:reference-format="text" text:ref-name="NazovPrace"/></text:p>
      <text:p text:style-name="P12"><text:variable-get text:name="NazovPrace">Zvýrazňovanie syntaxe na základe definície meta-modelu</text:variable-get></text:p>
      <text:p text:style-name="P11"/>
      <text:p text:style-name="P11"/>
      <text:p text:style-name="P14"><text:variable-input text:name="MenoAutora" text:description="Zadajte MENO autora" text:display="none" text:formula="ooow:Matej" office:value-type="string" office:string-value="Matej"/><text:variable-get text:name="MenoAutora">Matej</text:variable-get> <text:variable-input text:name="PriezviskoAutora" text:description="Zadajte PRIEZVISKO autora" text:display="none" text:formula="ooow:Gagyi" office:value-type="string" office:string-value="Gagyi"/><text:variable-get text:name="PriezviskoAutora">Gagyi</text:variable-get></text:p>
      <text:p text:style-name="P11"/>
      <text:p text:style-name="P68"><text:span text:style-name="T39"><text:variable-input text:name="TypPrace" text:description="Zadajte DRUH práce" text:display="none" text:formula="ooow:Bakalárska práca" office:value-type="string" office:string-value="Bakalárska práca"/></text:span><text:variable-get text:name="TypPrace">Bakalárska práca</text:variable-get></text:p>
      <text:p text:style-name="P11"/>
      <text:p text:style-name="P11"/>
      <text:p text:style-name="P11"/>
      <text:p text:style-name="P11"/>
      <text:p text:style-name="P11"/>
      <text:p text:style-name="P11"/>
      <text:p text:style-name="P105"/>
      <text:p text:style-name="P13"><text:variable-input text:name="rokO" text:description="Zadajte ROK odovzdania práce" text:display="none" text:formula="ooow:2015" office:value-type="string" office:string-value="2015"/><text:variable-get text:name="rokO">2015</text:variable-get></text:p>
      <text:p text:style-name="P51"><text:variable-get text:name="Univerzita">Technická univerzita v Košiciach</text:variable-get></text:p>
      <text:p text:style-name="P5"><text:variable-get text:name="Fakulta">Fakulta Elektotechniky a Informatiky</text:variable-get></text:p>
      <text:p text:style-name="P15"><text:variable-input text:name="Katedra" text:description="Zadajte presný názov KATEDRY" text:display="none" text:formula="ooow:Katedra Počítačov a Informatiky" office:value-type="string" office:string-value="Katedra Počítačov a Informatiky"/><text:variable-get text:name="Katedra">Katedra Počítačov a Informatiky</text:variable-get></text:p>
      <text:p text:style-name="P4"/>
      <text:p text:style-name="P4"/>
      <text:p text:style-name="P4"/>
      <text:p text:style-name="P4"/>
      <text:p text:style-name="P4"/>
      <text:p text:style-name="P4"/>
      <text:p text:style-name="P4"/>
      <text:p text:style-name="P9"><text:variable-get text:name="NazovPrace">Zvýrazňovanie syntaxe na základe definície meta-modelu</text:variable-get></text:p>
      <text:p text:style-name="P4"><text:span text:style-name="T1"/></text:p>
      <text:p text:style-name="P4"/>
      <text:p text:style-name="P6"><text:variable-get text:name="TypPrace">Bakalárska práca</text:variable-get></text:p>
      <text:p text:style-name="P4"/>
      <text:p text:style-name="P9"><text:variable-get text:name="MenoAutora">Matej</text:variable-get> <text:variable-get text:name="PriezviskoAutora">Gagyi</text:variable-get></text:p>
      <text:p text:style-name="P4"/>
      <text:p text:style-name="P4"/>
      <text:p text:style-name="P4"/>
      <text:p text:style-name="P4"/>
      <text:p text:style-name="P151"><text:variable-input text:name="VeduciP" text:description="Zadajte VEDÚCEHO práce so všetkými titulmi" text:display="none" text:formula="ooow:Ing. Sergej Chodarev, PhD." office:value-type="string" office:string-value="Ing. Sergej Chodarev, PhD."/></text:p>
      <text:p text:style-name="P17">Vedúci diplomovej práce:<text:tab/><text:variable-get text:name="VeduciP">Ing. Sergej Chodarev, PhD.</text:variable-get></text:p>
      <text:p text:style-name="P17">Konzultant diplomovej práce:<text:tab/><text:variable-get text:name="KonzultantP"/></text:p>
      <text:p text:style-name="P16"/>
      <text:p text:style-name="P15"><text:variable-input text:name="Mesto" text:description="Zadajte MESTO sídla katedry" text:display="none" text:formula="ooow:Košice" office:value-type="string" office:string-value="Košice"/><text:variable-get text:name="Mesto">Košice</text:variable-get> <text:variable-get text:name="rokO">2015</text:variable-get></text:p>
      <text:p text:style-name="P36">Analytický list</text:p>
      <table:table table:name="Table1" table:style-name="Table1">
        <table:table-column table:style-name="Table1.A"/>
        <table:table-column table:style-name="Table1.B"/>
        <table:table-row table:style-name="Table1.1">
          <table:table-cell table:style-name="Table1.A1" office:value-type="string">
            <text:p text:style-name="Analyticky_20_List">Autor:</text:p>
          </table:table-cell>
          <table:table-cell table:style-name="Table1.A1" office:value-type="string">
            <text:p text:style-name="Analyticky_20_List"><text:bookmark-start text:name="MenoAutora"/><text:bookmark-end text:name="MenoAutora"/><text:variable-get text:name="MenoAutora">Matej</text:variable-get> <text:bookmark-start text:name="PriezviskoAutora"/><text:bookmark-end text:name="PriezviskoAutora"/><text:variable-get text:name="PriezviskoAutora">Gagyi</text:variable-get></text:p>
          </table:table-cell>
        </table:table-row>
        <table:table-row table:style-name="Table1.1">
          <table:table-cell table:style-name="Table1.A1" office:value-type="string">
            <text:p text:style-name="Analyticky_20_List">Názov práce:</text:p>
          </table:table-cell>
          <table:table-cell table:style-name="Table1.A1" office:value-type="string">
            <text:p text:style-name="Analyticky_20_List"><text:bookmark-start text:name="NazovPrace"/><text:bookmark-end text:name="NazovPrace"/><text:variable-get text:name="NazovPrace">Zvýrazňovanie syntaxe na základe definície meta-modelu</text:variable-get></text:p>
          </table:table-cell>
        </table:table-row>
        <table:table-row table:style-name="Table1.1">
          <table:table-cell table:style-name="Table1.A1" office:value-type="string">
            <text:p text:style-name="Analyticky_20_List">Podnázov práce:</text:p>
          </table:table-cell>
          <table:table-cell table:style-name="Table1.A1" office:value-type="string">
            <text:p text:style-name="Analyticky_20_List"><text:bookmark-start text:name="PodNazovPrace"/><text:variable-input text:name="PodNazovPrace" text:description="Zadajte PODNázov práce" text:display="none" office:value-type="string"/><text:bookmark-end text:name="PodNazovPrace"/><text:variable-get text:name="PodNazovPrace"/></text:p>
          </table:table-cell>
        </table:table-row>
        <table:table-row table:style-name="Table1.1">
          <table:table-cell table:style-name="Table1.A1" office:value-type="string">
            <text:p text:style-name="Analyticky_20_List">Jazyk práce:</text:p>
          </table:table-cell>
          <table:table-cell table:style-name="Table1.A1" office:value-type="string">
            <text:p text:style-name="Analyticky_20_List">slovenský, anglický, nemecký</text:p>
          </table:table-cell>
        </table:table-row>
        <table:table-row table:style-name="Table1.1">
          <table:table-cell table:style-name="Table1.A1" office:value-type="string">
            <text:p text:style-name="Analyticky_20_List">Typ práce:</text:p>
          </table:table-cell>
          <table:table-cell table:style-name="Table1.A1" office:value-type="string">
            <text:p text:style-name="Analyticky_20_List"><text:bookmark-start text:name="TypPrace"/><text:bookmark-end text:name="TypPrace"/><text:variable-get text:name="TypPrace">Bakalárska práca</text:variable-get></text:p>
          </table:table-cell>
        </table:table-row>
        <table:table-row table:style-name="Table1.1">
          <table:table-cell table:style-name="Table1.A1" office:value-type="string">
            <text:p text:style-name="Analyticky_20_List">Počet strán:</text:p>
          </table:table-cell>
          <table:table-cell table:style-name="Table1.A1" office:value-type="string">
            <text:p text:style-name="Analyticky_20_List"><text:bookmark-start text:name="PocetStran"/><field:fieldmark-start text:name="__Fieldmark__3949_416150259" field:type="vnd.oasis.opendocument.field.UNHANDLED"><field:param field:name="vnd.oasis.opendocument.field.code" field:value=" = "/><field:param field:name="vnd.oasis.opendocument.field.id" field:value="34"/></field:fieldmark-start><text:span text:style-name="T2">0</text:span><field:fieldmark-end/><text:bookmark-end text:name="PocetStran"/> </text:p>
          </table:table-cell>
        </table:table-row>
        <table:table-row table:style-name="Table1.1">
          <table:table-cell table:style-name="Table1.A1" office:value-type="string">
            <text:p text:style-name="Analyticky_20_List">Akademický titul:</text:p>
          </table:table-cell>
          <table:table-cell table:style-name="Table1.A1" office:value-type="string">
            <text:p text:style-name="Analyticky_20_List">Bakalár, Magister, Magister umenia, Inžinier, Inžinier architekt</text:p>
          </table:table-cell>
        </table:table-row>
        <table:table-row table:style-name="Table1.1">
          <table:table-cell table:style-name="Table1.A1" office:value-type="string">
            <text:p text:style-name="Analyticky_20_List">Univerzita:</text:p>
          </table:table-cell>
          <table:table-cell table:style-name="Table1.A1" office:value-type="string">
            <text:p text:style-name="Analyticky_20_List"><text:bookmark-start text:name="Univerzita"/><text:bookmark-end text:name="Univerzita"/><text:variable-get text:name="Univerzita">Technická univerzita v Košiciach</text:variable-get></text:p>
          </table:table-cell>
        </table:table-row>
        <table:table-row table:style-name="Table1.1">
          <table:table-cell table:style-name="Table1.A1" office:value-type="string">
            <text:p text:style-name="Analyticky_20_List">Fakulta:</text:p>
          </table:table-cell>
          <table:table-cell table:style-name="Table1.A1" office:value-type="string">
            <text:p text:style-name="Analyticky_20_List"><text:bookmark-start text:name="Fakulta"/><text:bookmark-end text:name="Fakulta"/><text:variable-get text:name="Fakulta">Fakulta Elektotechniky a Informatiky</text:variable-get> (<text:bookmark-start text:name="SkratkaFak"/><text:variable-input text:name="SkratkaFak" text:description="Zadajte SKRATKU fakulty" text:display="none" text:formula="ooow:FEI" office:value-type="string" office:string-value="FEI"/><text:bookmark-end text:name="SkratkaFak"/><text:variable-get text:name="SkratkaFak">FEI</text:variable-get>)</text:p>
          </table:table-cell>
        </table:table-row>
        <table:table-row table:style-name="Table1.1">
          <table:table-cell table:style-name="Table1.A1" office:value-type="string">
            <text:p text:style-name="Analyticky_20_List">Katedra:</text:p>
          </table:table-cell>
          <table:table-cell table:style-name="Table1.A1" office:value-type="string">
            <text:p text:style-name="Analyticky_20_List"><text:bookmark-start text:name="Katedra"/><text:bookmark-end text:name="Katedra"/><text:variable-get text:name="Katedra">Katedra Počítačov a Informatiky</text:variable-get> (<text:bookmark-start text:name="WWSetBkmk10"/><text:variable-input text:name="SkratkaFak" text:description="Zadajte SKRATKU fakulty" text:display="none" text:formula="ooow:KPI" office:value-type="string" office:string-value="KPI"/><text:bookmark-end text:name="WWSetBkmk10"/><text:bookmark-ref text:reference-format="text" text:ref-name="WWSetBkmk10"/>)</text:p>
          </table:table-cell>
        </table:table-row>
        <table:table-row table:style-name="Table1.1">
          <table:table-cell table:style-name="Table1.A1" office:value-type="string">
            <text:p text:style-name="Analyticky_20_List">Študijný odbor:</text:p>
          </table:table-cell>
          <table:table-cell table:style-name="Table1.A1" office:value-type="string">
            <text:p text:style-name="Analyticky_20_List"><text:bookmark-start text:name="Odbor"/><text:variable-input text:name="Odbor" text:description="Zadajte presný názov ODBORU" text:display="none" text:formula="ooow:Informatika" office:value-type="string" office:string-value="Informatika"/><text:bookmark-end text:name="Odbor"/><text:variable-get text:name="Odbor">Informatika</text:variable-get></text:p>
          </table:table-cell>
        </table:table-row>
        <table:table-row table:style-name="Table1.1">
          <table:table-cell table:style-name="Table1.A1" office:value-type="string">
            <text:p text:style-name="Analyticky_20_List">Študijný program:</text:p>
          </table:table-cell>
          <table:table-cell table:style-name="Table1.A1" office:value-type="string">
            <text:p text:style-name="Analyticky_20_List"><text:bookmark-start text:name="Specializacia"/><text:variable-input text:name="Specializacia" text:description="Zadajte presný názov ŠPECIALIZÁCIE" text:display="none" text:formula="ooow:Aplikovaná Informatika" office:value-type="string" office:string-value="Aplikovaná Informatika"/><text:bookmark-end text:name="Specializacia"/><text:variable-get text:name="Specializacia">Aplikovaná Informatika</text:variable-get></text:p>
          </table:table-cell>
        </table:table-row>
        <table:table-row table:style-name="Table1.1">
          <table:table-cell table:style-name="Table1.A1" office:value-type="string">
            <text:p text:style-name="Analyticky_20_List">Mesto:</text:p>
          </table:table-cell>
          <table:table-cell table:style-name="Table1.A1" office:value-type="string">
            <text:p text:style-name="Analyticky_20_List"><text:bookmark-start text:name="Mesto"/><text:bookmark-end text:name="Mesto"/><text:variable-get text:name="Mesto">Košice</text:variable-get></text:p>
          </table:table-cell>
        </table:table-row>
        <table:table-row table:style-name="Table1.1">
          <table:table-cell table:style-name="Table1.A1" office:value-type="string">
            <text:p text:style-name="Analyticky_20_List">Vedúci DP:</text:p>
          </table:table-cell>
          <table:table-cell table:style-name="Table1.A1" office:value-type="string">
            <text:p text:style-name="Analyticky_20_List"><text:bookmark-start text:name="VeduciP"/><text:bookmark-end text:name="VeduciP"/><text:variable-get text:name="VeduciP">Ing. Sergej Chodarev, PhD.</text:variable-get></text:p>
          </table:table-cell>
        </table:table-row>
        <table:table-row table:style-name="Table1.1">
          <table:table-cell table:style-name="Table1.A1" office:value-type="string">
            <text:p text:style-name="Analyticky_20_List">Konzultanti DP:</text:p>
          </table:table-cell>
          <table:table-cell table:style-name="Table1.A1" office:value-type="string">
            <text:p text:style-name="Analyticky_20_List"><text:bookmark-start text:name="KonzultantP"/><text:variable-input text:name="KonzultantP" text:description="Zadajte KONZULTANTov práce so všetkými titulmi" text:display="none" office:value-type="string"/><text:bookmark-end text:name="KonzultantP"/><text:variable-get text:name="KonzultantP"/></text:p>
          </table:table-cell>
        </table:table-row>
        <table:table-row table:style-name="Table1.1">
          <table:table-cell table:style-name="Table1.A1" office:value-type="string">
            <text:p text:style-name="Analyticky_20_List">Dátum odovzdania:</text:p>
          </table:table-cell>
          <table:table-cell table:style-name="Table1.A1" office:value-type="string">
            <text:p text:style-name="Analyticky_20_List"><text:bookmark-start text:name="denO1"/><text:bookmark-start text:name="denO"/><text:bookmark-start text:name="datumODO"/><text:variable-input text:name="denO" text:description="Zadajte DEŇ odovzdania práce" text:display="none" text:formula="ooow:29" office:value-type="string" office:string-value="29"/><text:bookmark-end text:name="denO1"/><text:bookmark-end text:name="denO"/><text:variable-get text:name="denO">29</text:variable-get>. <text:bookmark-start text:name="mesO"/><text:variable-input text:name="mesO" text:description="Zadajte MESIAC odovzdania práce v 1.páde" text:display="none" text:formula="ooow:Mája" office:value-type="string" office:string-value="Mája"/><text:bookmark-end text:name="mesO"/><text:variable-get text:name="mesO">Mája</text:variable-get>. <text:bookmark-end text:name="datumODO"/><text:bookmark-start text:name="rokO"/><text:bookmark-end text:name="rokO"/><text:variable-get text:name="rokO">2015</text:variable-get></text:p>
          </table:table-cell>
        </table:table-row>
        <table:table-row table:style-name="Table1.1">
          <table:table-cell table:style-name="Table1.A1" office:value-type="string">
            <text:p text:style-name="Analyticky_20_List">Dátum obhajoby:</text:p>
          </table:table-cell>
          <table:table-cell table:style-name="Table1.A1" office:value-type="string">
            <text:p text:style-name="Analyticky_20_List"><text:bookmark-start text:name="datumOBH"/><text:variable-input text:name="datumOBH" text:description="Zadajte dátum OBHAJOBY v tvare deň mesiac-textom rok" text:display="none" text:formula="ooow:23.-30. Júna 2015" office:value-type="string" office:string-value="23.-30. Júna 2015"/><text:bookmark-end text:name="datumOBH"/><text:variable-get text:name="datumOBH">23.-30. Júna 2015</text:variable-get></text:p>
          </table:table-cell>
        </table:table-row>
        <table:table-row table:style-name="Table1.1">
          <table:table-cell table:style-name="Table1.A1" office:value-type="string">
            <text:p text:style-name="Analyticky_20_List">Kľúčové slová:</text:p>
          </table:table-cell>
          <table:table-cell table:style-name="Table1.A1" office:value-type="string">
            <text:p text:style-name="Analyticky_20_List">Kľúčové slovo1, kľúčové slovo2, ...</text:p>
          </table:table-cell>
        </table:table-row>
        <table:table-row table:style-name="Table1.19">
          <table:table-cell table:style-name="Table1.A1" office:value-type="string">
            <text:p text:style-name="Analyticky_20_List">Kategória Konspekt:</text:p>
          </table:table-cell>
          <table:table-cell table:style-name="Table1.A1" office:value-type="string">
            <text:p text:style-name="Analyticky_20_List"><text:bookmark-start text:name="konspekt"/><text:variable-input text:name="konspekt" text:description="Zadajte kategóriu konspektu" text:display="none" text:formula="ooow:Technika, technológie, inžinierstvo &#10;" office:value-type="string" office:string-value="Technika, technológie, inžinierstvo &#10;"/><text:bookmark-end text:name="konspekt"/><text:variable-get text:name="konspekt">Technika, technológie, inžinierstvo 
</text:variable-get></text:p>
          </table:table-cell>
        </table:table-row>
        <table:table-row table:style-name="Table1.1">
          <table:table-cell table:style-name="Table1.A1" office:value-type="string">
            <text:p text:style-name="Analyticky_20_List">Citovanie práce:</text:p>
          </table:table-cell>
          <table:table-cell table:style-name="Table1.A1" office:value-type="string">
            <text:p text:style-name="Analyticky_20_List"><text:variable-get text:name="PriezviskoAutora">Gagyi</text:variable-get>, <text:variable-get text:name="MenoAutora">Matej</text:variable-get>: <text:variable-get text:name="NazovPrace">Zvýrazňovanie syntaxe na základe definície meta-modelu</text:variable-get>. <text:variable-get text:name="TypPrace">Bakalárska práca</text:variable-get>. <text:variable-get text:name="Mesto">Košice</text:variable-get>: <text:variable-get text:name="Univerzita">Technická univerzita v Košiciach</text:variable-get>, <text:variable-get text:name="Fakulta">Fakulta Elektotechniky a Informatiky</text:variable-get>, <text:variable-get text:name="rokO">2015</text:variable-get>. <text:bookmark-ref text:reference-format="text" text:ref-name="PocetStran"> 0 </text:bookmark-ref> s.</text:p>
          </table:table-cell>
        </table:table-row>
        <table:table-row table:style-name="Table1.1">
          <table:table-cell table:style-name="Table1.A1" office:value-type="string">
            <text:p text:style-name="Analyticky_20_List">Názov práce v AJ:</text:p>
          </table:table-cell>
          <table:table-cell table:style-name="Table1.A1" office:value-type="string">
            <text:p text:style-name="P149"/>
          </table:table-cell>
        </table:table-row>
        <table:table-row table:style-name="Table1.1">
          <table:table-cell table:style-name="Table1.A1" office:value-type="string">
            <text:p text:style-name="Analyticky_20_List">Podnázov práce v AJ:</text:p>
          </table:table-cell>
          <table:table-cell table:style-name="Table1.A1" office:value-type="string">
            <text:p text:style-name="P149"/>
          </table:table-cell>
        </table:table-row>
        <table:table-row table:style-name="Table1.1">
          <table:table-cell table:style-name="Table1.A1" office:value-type="string">
            <text:p text:style-name="Analyticky_20_List">Kľúčové slová v AJ:</text:p>
          </table:table-cell>
          <table:table-cell table:style-name="Table1.A1" office:value-type="string">
            <text:p text:style-name="Analyticky_20_List">Kľúčové slovo1, kľúčové slovo2, ...</text:p>
          </table:table-cell>
        </table:table-row>
      </table:table>
      <text:p text:style-name="P37">Erráta</text:p>
      <text:p text:style-name="P19"/>
      <text:p text:style-name="P19"/>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63">Strana</text:p>
          </table:table-cell>
          <table:table-cell table:style-name="Table2.B1" office:value-type="string">
            <text:p text:style-name="P62">Riadok</text:p>
          </table:table-cell>
          <table:table-cell table:style-name="Table2.C1" office:value-type="string">
            <text:p text:style-name="P62">Chybne</text:p>
          </table:table-cell>
          <table:table-cell table:style-name="Table2.D1" office:value-type="string">
            <text:p text:style-name="P62">Správne</text:p>
          </table:table-cell>
        </table:table-row>
        <table:table-row table:style-name="Table2.1">
          <table:table-cell table:style-name="Table2.A2" office:value-type="string">
            <text:p text:style-name="P64"><text:span text:style-name="T45">-</text:span></text:p>
          </table:table-cell>
          <table:table-cell table:style-name="Table2.B2" office:value-type="string">
            <text:p text:style-name="P65"><text:span text:style-name="T45">-</text:span></text:p>
          </table:table-cell>
          <table:table-cell table:style-name="Table2.C2" office:value-type="string">
            <text:p text:style-name="P65"><text:span text:style-name="T45">-</text:span></text:p>
          </table:table-cell>
          <table:table-cell table:style-name="Table2.D2" office:value-type="string">
            <text:p text:style-name="P65"><text:span text:style-name="T45">-</text:span></text:p>
          </table:table-cell>
        </table:table-row>
      </table:table>
      <table:table table:name="Table3" table:style-name="Table3">
        <table:table-column table:style-name="Table3.A"/>
        <table:table-row table:style-name="Table3.1">
          <table:table-cell table:style-name="Table3.A1" office:value-type="string">
            <text:p text:style-name="P150">Abstrakt v SJ</text:p>
          </table:table-cell>
        </table:table-row>
        <table:table-row table:style-name="Table3.2">
          <table:table-cell table:style-name="Table3.A1" office:value-type="string">
            <text:p text:style-name="P106"><text:span text:style-name="T41">V tejto práci sme sa zaoberali automatizáciou zvýrazňovania syntaxe pre jazyky modelované v nástroji YajCo. </text:span><text:span text:style-name="T42">Hlavným cieľom práce bolo nájsť metódy pre analýzu gramatiky jazyka a generovanie konfigurácie pre rôzne nástroje pracujúce so zdrojovými kódmi. Ďalším cieľom bolo diskutovať pokročilejšie metódy analýzy a načrtnúť námet na nadväzujúce práce. Syntetická časť zhrňuje gramatické elementy používané rôznych systémoch zvýrzňovania syntaxe a analyzuje vzorku skutočných programovacích jazykov. Implementovali sme sadu jednoduchých pravidiel rozpoznávajucich kľúčové vlastnoti rôznych elementov gramatiky a výstup pre editori Kate a Gedit. K záveru práce rozoberáme metódy analýzy regulárnych výrazov, metódu prevod regulárnych výrazov na Deterministický Konečný Automat a operácie, ktoré nám tato reprezentácia regulárneho jazyka umožnuje vykonávať.</text:span></text:p>
          </table:table-cell>
        </table:table-row>
        <table:table-row table:style-name="Table3.1">
          <table:table-cell table:style-name="Table3.A1" office:value-type="string">
            <text:p text:style-name="P150">Abstrakt v AJ</text:p>
          </table:table-cell>
        </table:table-row>
        <table:table-row table:style-name="Table3.2">
          <table:table-cell table:style-name="Table3.A1" office:value-type="string">
            <text:p text:style-name="Standard">In this paper we focused on automating syntax highlighting for languages modeled in the tool YajCo. Main goal of the paper was to find methods suitable for grammar analysis and generating configuration for different tools used to work with source code. Another goal was to discuss advanced methods of analysis and draw a possible topic for following works. Synthetic part of the paper summarizes <text:s/>different elements of grammar used in syntax highlighting systems and analyses their features in a sample of real-world programming languages. We implemented a set of simple rules for categorizing grammar elements and and an output for editors Kate and Gedit. We are closing the paper with a methods suitable for analysis of regular expressions, a method for translating regular expressions into Deterministic Finite Automata and operation applicable to such a representation of the regular language.</text:p>
          </table:table-cell>
        </table:table-row>
      </table:table>
      <text:p text:style-name="P38">Zadanie práce</text:p>
      <text:p text:style-name="Normalny_20_text_20_DP"><text:span text:style-name="T14">Tu vložte naskenovanú kópiu originálu zadania úlohy, ktorú ste dostali na svojom pracovisku</text:span>.</text:p>
      <text:p text:style-name="P43"/>
      <text:p text:style-name="P39">Čestné vyhlásenie</text:p>
      <text:p text:style-name="P19">Vyhlasujem, že som celú diplomovú prácu vypracoval/a samostatne s použitím uvedenej odbornej literatúry. </text:p>
      <text:p text:style-name="Normalny_20_text_20_DP"><text:span text:style-name="T14">Autori metodických príručiek (pozri Katuščák </text:span><text:bookmark-ref text:reference-format="number" text:ref-name="_Ref101953427">[18]</text:bookmark-ref><text:span text:style-name="T14">, Gonda </text:span><text:bookmark-ref text:reference-format="number" text:ref-name="_Ref101846552">[17]</text:bookmark-ref><text:span text:style-name="T14">) o záverečných prácach sa nazdávajú, že takéto vyhlásenie je zbytočné, nakoľko povinnosť vypracovať záverečnú prácu samostatne, vyplýva študentovi zo zákona a na autora práce sa vzťahuje autorský zákon.</text:span></text:p>
      <text:p text:style-name="Normalny_20_text_20_DP"/>
      <text:p text:style-name="Normalny_20_text_20_DP"><text:variable-get text:name="Mesto">Košice</text:variable-get>, <text:bookmark-ref text:reference-format="text" text:ref-name="datumODO">29. Mája. </text:bookmark-ref></text:p>
      <text:p text:style-name="P28"><text:tab/>..........................................</text:p>
      <text:p text:style-name="P28"><text:tab/><text:span text:style-name="T22">vlastnoručný podpis</text:span></text:p>
      <text:p text:style-name="P40">Poďakovanie</text:p>
      <text:p text:style-name="P19"/>
      <text:p text:style-name="P32"><text:span text:style-name="T45">Rád by som poďakoval vedúcemu práce za umožnenie tohto projektu, odbornú pomoc s realizáciou a jeho pripomienky.</text:span></text:p>
      <text:p text:style-name="P41">Predhovor</text:p>
      <text:p text:style-name="P19">Predhovor je povinnou náležitosťou diplomovej práce (pozri Gonda (<text:bookmark-ref text:reference-format="number" text:ref-name="_Ref101846552">[17]</text:bookmark-ref>). V predhovore diplomant uvedie základné charakteristiky svojej diplomovej práce a okolnosti jej vzniku. Vysvetlí dôvody, ktoré ho viedli k voľbe témy, cieľ a účel práce a stručne informuje o hlavných metódach, ktoré pri spracovaní diplomovej práce použil. Napr.:</text:p>
      <text:p text:style-name="P19">Problematika .... je predmetom početných výskumov. U nás sa týmito otázkami zaoberá XY v učebnici Názov učebnice. Vo svete ... </text:p>
      <text:p text:style-name="P19">Hlavný dôvod, ktorý ma viedol k výberu témy bol... Zámerom mojej práce je ... Mojou ambíciou je vyriešiť ... </text:p>
      <text:p text:style-name="P19">Predkladaná diplomová práca vznikla za spolupráce ... <text:s text:c="4"/></text:p>
      <text:p text:style-name="P42">Obsah</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Nadpis_20_Kapitoly"/>
          </text:index-source-styles>
          <text:index-source-styles text:outline-level="2">
            <text:index-source-style text:style-name="Heading_20_2"/>
            <text:index-source-style text:style-name="PodNadpis_20_Kapitoly"/>
          </text:index-source-styles>
          <text:index-source-styles text:outline-level="3">
            <text:index-source-style text:style-name="PodNadpis_20_3.uroven"/>
          </text:index-source-styles>
        </text:table-of-content-source>
        <text:index-body>
          <text:p text:style-name="P154"><text:a xlink:type="simple" xlink:href="#__RefHeading__3996_416150259" text:style-name="Index_20_Link" text:visited-style-name="Index_20_Link"><text:s text:c="2"/>Zoznam obrázkov<text:tab/>11</text:a></text:p>
          <text:p text:style-name="P154"><text:a xlink:type="simple" xlink:href="#__RefHeading__3998_416150259" text:style-name="Index_20_Link" text:visited-style-name="Index_20_Link"><text:s text:c="2"/>Zoznam tabuliek<text:tab/>12</text:a></text:p>
          <text:p text:style-name="P154"><text:a xlink:type="simple" xlink:href="#__RefHeading__4000_416150259" text:style-name="Index_20_Link" text:visited-style-name="Index_20_Link"><text:s text:c="2"/>Zoznam symbolov a skratiek<text:tab/>13</text:a></text:p>
          <text:p text:style-name="P154"><text:a xlink:type="simple" xlink:href="#__RefHeading__4002_416150259" text:style-name="Index_20_Link" text:visited-style-name="Index_20_Link"><text:s text:c="2"/>Slovník termínov<text:tab/>14</text:a></text:p>
          <text:p text:style-name="P154"><text:a xlink:type="simple" xlink:href="#__RefHeading__4004_416150259" text:style-name="Index_20_Link" text:visited-style-name="Index_20_Link"><text:s text:c="2"/>Úvod<text:tab/>16</text:a></text:p>
          <text:p text:style-name="P154"><text:a xlink:type="simple" xlink:href="#__RefHeading__4006_416150259" text:style-name="Index_20_Link" text:visited-style-name="Index_20_Link">1 <text:s/>Formulácia úlohy<text:tab/>17</text:a></text:p>
          <text:p text:style-name="P154"><text:a xlink:type="simple" xlink:href="#__RefHeading__4008_416150259" text:style-name="Index_20_Link" text:visited-style-name="Index_20_Link">2 <text:s/>Analýza<text:tab/>18</text:a></text:p>
          <text:p text:style-name="P146"><text:a xlink:type="simple" xlink:href="#__RefHeading__8832_416150259" text:style-name="Index_20_Link" text:visited-style-name="Index_20_Link"><text:s/>2.2 Použité technológie<text:tab/>18</text:a></text:p>
          <text:p text:style-name="P146"><text:a xlink:type="simple" xlink:href="#__RefHeading__8834_416150259" text:style-name="Index_20_Link" text:visited-style-name="Index_20_Link"><text:s/>2.2.1 Yajco<text:tab/>18</text:a></text:p>
          <text:p text:style-name="P154"><text:a xlink:type="simple" xlink:href="#__RefHeading__4010_416150259" text:style-name="Index_20_Link" text:visited-style-name="Index_20_Link">3 <text:s/>Jadro práce. Názov ďalšej kapitoly kapitoly kapitoly kapitoly kapitoly kapitoly kapitoly kapitoly kapitoly kapitoly kapitoly kapitoly<text:tab/>25</text:a></text:p>
          <text:p text:style-name="P146"><text:a xlink:type="simple" xlink:href="#__RefHeading__4012_416150259" text:style-name="Index_20_Link" text:visited-style-name="Index_20_Link">3.1 Názov podkapitoly Pod Pod Pod Pod Pod Pod Pod Pod Pod Pod Pod Pod Pod Pod Pod Pod Pod Pod<text:tab/>25</text:a></text:p>
          <text:p text:style-name="P55"><text:a xlink:type="simple" xlink:href="#__RefHeading__4014_416150259" text:style-name="Index_20_Link" text:visited-style-name="Index_20_Link">3.1.1 <text:s/>Názov Tretia úroveň Tretia Tretia Tretia Tretia Tretia Tretia Tretia Tretia Tretia Tretia Tretia Tretia Tretia Tretia Tretia<text:tab/>25</text:a></text:p>
          <text:p text:style-name="P146"><text:a xlink:type="simple" xlink:href="#__RefHeading__8836_416150259" text:style-name="Index_20_Link" text:visited-style-name="Index_20_Link"><text:s/>3.1 Model generátora zvýrazňovania syntaxe<text:tab/>27</text:a></text:p>
          <text:p text:style-name="P146"><text:a xlink:type="simple" xlink:href="#__RefHeading__8838_416150259" text:style-name="Index_20_Link" text:visited-style-name="Index_20_Link"><text:s/>3.1.1. Elementy gramatiky<text:tab/>27</text:a></text:p>
          <text:p text:style-name="P146"><text:a xlink:type="simple" xlink:href="#__RefHeading__8840_416150259" text:style-name="Index_20_Link" text:visited-style-name="Index_20_Link"><text:s/>3.1.1. Regulárne výrazy v nástroji YajCo<text:tab/>27</text:a></text:p>
          <text:p text:style-name="P146"><text:a xlink:type="simple" xlink:href="#__RefHeading__8842_416150259" text:style-name="Index_20_Link" text:visited-style-name="Index_20_Link"><text:s/>3.2. Implementácia generatora syntaxe<text:tab/>28</text:a></text:p>
          <text:p text:style-name="P146"><text:a xlink:type="simple" xlink:href="#__RefHeading__8844_416150259" text:style-name="Index_20_Link" text:visited-style-name="Index_20_Link"><text:s/>3.2.1. Vstupny bod<text:tab/>28</text:a></text:p>
          <text:p text:style-name="P146"><text:a xlink:type="simple" xlink:href="#__RefHeading__8846_416150259" text:style-name="Index_20_Link" text:visited-style-name="Index_20_Link"><text:s/>3.2.1.1. Diskusia o zlepšení HighlightingGenerátora<text:tab/>28</text:a></text:p>
          <text:p text:style-name="P146"><text:a xlink:type="simple" xlink:href="#__RefHeading__8848_416150259" text:style-name="Index_20_Link" text:visited-style-name="Index_20_Link"><text:s/>3.2.2. LanguageVisitor, LanguageAcceptor a SimpleModel<text:tab/>29</text:a></text:p>
          <text:p text:style-name="P146"><text:a xlink:type="simple" xlink:href="#__RefHeading__8850_416150259" text:style-name="Index_20_Link" text:visited-style-name="Index_20_Link"><text:s/>3.2.3. Generátor definicií syntaxe, VelocityBackend a EditorStrategy<text:tab/>29</text:a></text:p>
          <text:p text:style-name="P146"><text:a xlink:type="simple" xlink:href="#__RefHeading__8852_416150259" text:style-name="Index_20_Link" text:visited-style-name="Index_20_Link"><text:s/>3.3. Pravidlá analýzy syntaxe<text:tab/>29</text:a></text:p>
          <text:p text:style-name="P146"><text:a xlink:type="simple" xlink:href="#__RefHeading__8854_416150259" text:style-name="Index_20_Link" text:visited-style-name="Index_20_Link"><text:s/>3.3.1. Kľúčové slová<text:tab/>29</text:a></text:p>
          <text:p text:style-name="P146"><text:a xlink:type="simple" xlink:href="#__RefHeading__8856_416150259" text:style-name="Index_20_Link" text:visited-style-name="Index_20_Link"><text:s/>3.3.2. Konštantné hodnoty<text:tab/>30</text:a></text:p>
          <text:p text:style-name="P146"><text:a xlink:type="simple" xlink:href="#__RefHeading__8858_416150259" text:style-name="Index_20_Link" text:visited-style-name="Index_20_Link"><text:s/>3.3.3. Operátori a výrazy<text:tab/>30</text:a></text:p>
          <text:p text:style-name="P146"><text:a xlink:type="simple" xlink:href="#__RefHeading__8860_416150259" text:style-name="Index_20_Link" text:visited-style-name="Index_20_Link"><text:s/>3.3.4. Komentáre a biele znaky<text:tab/>31</text:a></text:p>
          <text:p text:style-name="P146"><text:a xlink:type="simple" xlink:href="#__RefHeading__8862_416150259" text:style-name="Index_20_Link" text:visited-style-name="Index_20_Link"><text:s/>3.4. Analýza regulárnych výrazov<text:tab/>31</text:a></text:p>
          <text:p text:style-name="P146"><text:a xlink:type="simple" xlink:href="#__RefHeading__8864_416150259" text:style-name="Index_20_Link" text:visited-style-name="Index_20_Link"><text:s/>3.4.1. Nedeterministický Konečný Automat<text:tab/>31</text:a></text:p>
          <text:p text:style-name="P146"><text:soft-page-break/><text:a xlink:type="simple" xlink:href="#__RefHeading__8866_416150259" text:style-name="Index_20_Link" text:visited-style-name="Index_20_Link"><text:s/>3.4.1.1. Znak<text:tab/>32</text:a></text:p>
          <text:p text:style-name="P146"><text:a xlink:type="simple" xlink:href="#__RefHeading__8868_416150259" text:style-name="Index_20_Link" text:visited-style-name="Index_20_Link"><text:s/>3.4.1.1. Sekvencia<text:tab/>32</text:a></text:p>
          <text:p text:style-name="P146"><text:a xlink:type="simple" xlink:href="#__RefHeading__8870_416150259" text:style-name="Index_20_Link" text:visited-style-name="Index_20_Link"><text:s/>3.4.1.2. Alternatívy<text:tab/>32</text:a></text:p>
          <text:p text:style-name="P146"><text:a xlink:type="simple" xlink:href="#__RefHeading__8872_416150259" text:style-name="Index_20_Link" text:visited-style-name="Index_20_Link"><text:s/>3.4.1.3. Kvantifikácia<text:tab/>32</text:a></text:p>
          <text:p text:style-name="P146"><text:a xlink:type="simple" xlink:href="#__RefHeading__8874_416150259" text:style-name="Index_20_Link" text:visited-style-name="Index_20_Link"><text:s/>3.4.1.4. Transformácia ε-NKA na NKA<text:tab/>33</text:a></text:p>
          <text:p text:style-name="P146"><text:a xlink:type="simple" xlink:href="#__RefHeading__8876_416150259" text:style-name="Index_20_Link" text:visited-style-name="Index_20_Link"><text:s/>3.4.3. Deterministický Konečný Automat<text:tab/>34</text:a></text:p>
          <text:p text:style-name="P154"><text:a xlink:type="simple" xlink:href="#__RefHeading__4016_416150259" text:style-name="Index_20_Link" text:visited-style-name="Index_20_Link">4 <text:s/>Analýza skutočných jazykov<text:tab/>35</text:a></text:p>
          <text:p text:style-name="P146"><text:a xlink:type="simple" xlink:href="#__RefHeading__4018_416150259" text:style-name="Index_20_Link" text:visited-style-name="Index_20_Link">4.1 C<text:tab/>35</text:a></text:p>
          <text:p text:style-name="P146"><text:a xlink:type="simple" xlink:href="#__RefHeading__8878_416150259" text:style-name="Index_20_Link" text:visited-style-name="Index_20_Link">4.2 C++<text:tab/>35</text:a></text:p>
          <text:p text:style-name="P146"><text:a xlink:type="simple" xlink:href="#__RefHeading__8880_416150259" text:style-name="Index_20_Link" text:visited-style-name="Index_20_Link">4.3 Java<text:tab/>36</text:a></text:p>
          <text:p text:style-name="P146"><text:a xlink:type="simple" xlink:href="#__RefHeading__9617_416150259" text:style-name="Index_20_Link" text:visited-style-name="Index_20_Link">4.4 Ruby<text:tab/>36</text:a></text:p>
          <text:p text:style-name="P146"><text:a xlink:type="simple" xlink:href="#__RefHeading__10028_416150259" text:style-name="Index_20_Link" text:visited-style-name="Index_20_Link">4.5 SmallTalk<text:tab/>36</text:a></text:p>
          <text:p text:style-name="P146"><text:a xlink:type="simple" xlink:href="#__RefHeading__9884_416150259" text:style-name="Index_20_Link" text:visited-style-name="Index_20_Link">4.6 Python<text:tab/>37</text:a></text:p>
          <text:p text:style-name="P146"><text:a xlink:type="simple" xlink:href="#__RefHeading__10026_416150259" text:style-name="Index_20_Link" text:visited-style-name="Index_20_Link">4.7 Haskell<text:tab/>37</text:a></text:p>
          <text:p text:style-name="P146"><text:a xlink:type="simple" xlink:href="#__RefHeading__10561_416150259" text:style-name="Index_20_Link" text:visited-style-name="Index_20_Link">4.8 C#<text:tab/>37</text:a></text:p>
          <text:p text:style-name="P146"><text:a xlink:type="simple" xlink:href="#__RefHeading__8882_416150259" text:style-name="Index_20_Link" text:visited-style-name="Index_20_Link">4.9 Go<text:tab/>38</text:a></text:p>
          <text:p text:style-name="P146"><text:a xlink:type="simple" xlink:href="#__RefHeading__10563_416150259" text:style-name="Index_20_Link" text:visited-style-name="Index_20_Link">4.10 PHP<text:tab/>38</text:a></text:p>
          <text:p text:style-name="P146"><text:a xlink:type="simple" xlink:href="#__RefHeading__11087_416150259" text:style-name="Index_20_Link" text:visited-style-name="Index_20_Link">4.11 SQL – SQLite<text:tab/>39</text:a></text:p>
          <text:p text:style-name="P154"><text:a xlink:type="simple" xlink:href="#__RefHeading__4028_416150259" text:style-name="Index_20_Link" text:visited-style-name="Index_20_Link">5 <text:s/>Záver<text:tab/>41</text:a></text:p>
          <text:p text:style-name="P154"><text:a xlink:type="simple" xlink:href="#__RefHeading__4030_416150259" text:style-name="Index_20_Link" text:visited-style-name="Index_20_Link"><text:s text:c="2"/>Zoznam použitej literatúry<text:tab/>42</text:a></text:p>
          <text:p text:style-name="P154"><text:a xlink:type="simple" xlink:href="#__RefHeading__4032_416150259" text:style-name="Index_20_Link" text:visited-style-name="Index_20_Link"><text:s text:c="2"/>Prílohy<text:tab/>46</text:a></text:p>
          <text:p text:style-name="P154"><text:a xlink:type="simple" xlink:href="#__RefHeading__4034_416150259" text:style-name="Index_20_Link" text:visited-style-name="Index_20_Link"><text:s text:c="2"/>Curriculum vitae<text:tab/>47</text:a></text:p>
        </text:index-body>
      </text:table-of-content>
      <text:p text:style-name="Standard"/>
      <text:p text:style-name="Standard"/>
      <text:list xml:id="list9180779186484226996" text:style-name="WW8Num7">
        <text:list-header>
          <text:p text:style-name="P73"><text:bookmark-start text:name="__RefHeading__3996_416150259"/>Zoznam obrázkov<text:bookmark-end text:name="__RefHeading__3996_416150259"/></text:p>
        </text:list-header>
      </text:list>
      <text:illustration-index text:style-name="Sect1" text:name="Illustration Index1">
        <text:illustration-index-source text:caption-sequence-name="OBR." text:caption-sequence-format="text">
          <text:index-title-template text:style-name="Illustration_20_Index_20_Heading"/>
          <text:illustration-index-entry-template text:style-name="Contents_20_1">
            <text:index-entry-link-start text:style-name="Index_20_Link"/>
            <text:index-entry-text/>
            <text:index-entry-tab-stop style:type="right" style:leader-char="."/>
            <text:index-entry-page-number/>
            <text:index-entry-link-end/>
            <text:index-entry-tab-stop style:type="left" style:position="5.9063in" style:leader-char="." style:with-tab="false"/>
          </text:illustration-index-entry-template>
        </text:illustration-index-source>
        <text:index-body>
          <text:p text:style-name="Text_20_body"/>
        </text:index-body>
      </text:illustration-index>
      <text:p text:style-name="P29"/>
      <text:list xml:id="list1084013154" text:continue-numbering="true" text:style-name="WW8Num7">
        <text:list-header>
          <text:p text:style-name="Nadpis_20_Kapitoly"><text:bookmark-start text:name="__RefHeading__3998_416150259"/>Zoznam tabuliek<text:bookmark-end text:name="__RefHeading__3998_416150259"/></text:p>
        </text:list-header>
      </text:list>
      <text:illustration-index text:style-name="Sect1" text:name="Illustration Index2">
        <text:illustration-index-source text:caption-sequence-name="TAB." text:caption-sequence-format="text">
          <text:index-title-template text:style-name="Illustration_20_Index_20_Heading"/>
          <text:illustration-index-entry-template text:style-name="Contents_20_1">
            <text:index-entry-link-start text:style-name="Index_20_Link"/>
            <text:index-entry-text/>
            <text:index-entry-tab-stop style:type="right" style:leader-char="."/>
            <text:index-entry-page-number/>
            <text:index-entry-link-end/>
            <text:index-entry-tab-stop style:type="left" style:position="5.9063in" style:leader-char="." style:with-tab="false"/>
          </text:illustration-index-entry-template>
        </text:illustration-index-source>
        <text:index-body>
          <text:p text:style-name="Text_20_body"/>
        </text:index-body>
      </text:illustration-index>
      <text:p text:style-name="P3"/>
      <text:list xml:id="list564740197" text:continue-numbering="true" text:style-name="WW8Num7">
        <text:list-header>
          <text:p text:style-name="Nadpis_20_Kapitoly"><text:bookmark-start text:name="__RefHeading__4000_416150259"/>Zoznam<text:span text:style-name="T27"> </text:span>symbolov<text:span text:style-name="T27"> </text:span>a<text:span text:style-name="T27"> </text:span>skratiek<text:bookmark-end text:name="__RefHeading__4000_416150259"/></text:p>
        </text:list-header>
      </text:list>
      <text:p text:style-name="P45"><text:span text:style-name="T45">DSL<text:tab/>Doménovo Špecifický Jazyk</text:span></text:p>
      <text:p text:style-name="P45"><text:span text:style-name="T45">IDE<text:tab/>Integrované Vývojové Prostredie</text:span></text:p>
      <text:p text:style-name="P45"><text:span text:style-name="T45">AST<text:tab/>Abstraktný Strom Syntaxu</text:span></text:p>
      <text:p text:style-name="P46"><text:span text:style-name="T46">API<text:tab/>Aplikačné Programové Rozhranie</text:span></text:p>
      <text:p text:style-name="P46"><text:span text:style-name="T46">DI<text:tab/>Injektáž závislostí</text:span></text:p>
      <text:p text:style-name="P44"><text:span text:style-name="T16"/></text:p>
      <text:list xml:id="list406707729" text:continue-numbering="true" text:style-name="WW8Num7">
        <text:list-header>
          <text:p text:style-name="Nadpis_20_Kapitoly"><text:bookmark-start text:name="__RefHeading__4002_416150259"/>Slovník termínov<text:bookmark-end text:name="__RefHeading__4002_416150259"/></text:p>
        </text:list-header>
      </text:list>
      <text:p text:style-name="P108"><text:span text:style-name="T3">Textový Editor</text:span> <text:span text:style-name="T47">je</text:span> <text:span text:style-name="T47">p</text:span>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p>
      <text:p text:style-name="P108"><text:span text:style-name="T3">Zdrojový kód</text:span>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 text:style-name="T48"><text:note text:id="ftn1" text:note-class="footnote"><text:note-citation>1</text:note-citation><text:note-body><text:p text:style-name="P109"><text:span text:style-name="T49"><text:s/></text:span>Zdrojový kód môže byť užívateľovi prezentovaný grafickou formou. Patria sem nástroje ako Android App Designer, JetBrains Metaprogramming system a iné.</text:p></text:note-body></text:note></text:span>. Spomenuté programy môžu do zdrojového textu vložiť štylistické typografické prvky, ktoré uľahčujú užívateľovi čitanie a orientáciu v zdrojovom texte. Táto funkcionalita sa nazýva zvýrzňovanie syntaxe (ang. Syntax Highlighting).</text:p>
      <text:p text:style-name="P108"><text:span text:style-name="T3">Programovací jazyk </text:span>- Formálny umelý jazyk, ktorý umožnuje formalizáciu programového návrhu do zdrojového textu<text:note text:id="ftn2" text:note-class="footnote"><text:note-citation>2</text:note-citation><text:note-body><text:p text:style-name="P110">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p>
      <text:p text:style-name="P108"><text:span text:style-name="T4">Doménovo špecifický jazyk</text:span><text:span text:style-name="T3"> –</text:span> <text:span text:style-name="T48">Jazyk dedikovaný pre riešenie problémov v </text:span><text:span text:style-name="T50">špecifickej </text:span><text:span text:style-name="T48">domené </text:span><text:span text:style-name="T50">(dalej len DSL)</text:span>. <text:span text:style-name="T50">Použiteľnosť DSL jazykov je obvikle niche, ale objavujú sa často zaradzované k skriptovacím jazykom vo všetkých druhoch aplikácii od webu, cez finančné systémy až po hry a aj pri tvorbe samotných programovacích jazykov.</text:span></text:p>
      <text:p text:style-name="P108"><text:span text:style-name="T3">Syntax</text:span> – <text:span text:style-name="T50">V informatike, syntax je s</text:span>úbor pravidiel<text:span text:style-name="T48">, </text:span><text:span text:style-name="T50">definujúce kombinácie lexikánych symbolov, ktoré sú považované za korektne štruktúrovaný dokument alebo fragment dokumentu písaný v danom programovacom jazyku</text:span></text:p>
      <text:p text:style-name="P108"><text:span text:style-name="T3">Zvýraznovanie syntaxe</text:span> - Funkcia integrovaných vývojových nástrojov (IDE), ked editor mení vzhľad textu podla syntaktického vyznamu daného textu.</text:p>
      <text:p text:style-name="P108"><text:soft-page-break/><text:span text:style-name="T4">P</text:span><text:span text:style-name="T3">arser</text:span> - Nástroj <text:span text:style-name="T48">umožňujúci transformovať zdrojový kód do dátovej struktúry zvanej abstraktný syntaktický strom (ang. Abstract Syntax Tree, ďalej len AST)</text:span>.<text:span text:style-name="T48"> Nad AST je jednoduché vykónávať zložité algoritmické operácie ako preklad zdrojového kódu, navigácia v zdrojovom kóde, extrakcia programových symbolov definovaných v zdrojovom súbore.</text:span></text:p>
      <text:p text:style-name="P107"><text:span text:style-name="T13">Generátor parserov</text:span><text:span text:style-name="T43"> - Nástroj na jednoduchú tvorbu Parserov. Transformuje lexikálne a syntaktické pravidla na zdrojový kód parseru použiteľného integrovateľnú a preložiteľnú do kompletných programov. Pravidlá gramatiky sú zvyčajne formalizované dedikovaným deklaracným programovacím jazykom</text:span><text:span text:style-name="T17">.</text:span></text:p>
      <text:p text:style-name="P47"/>
      <text:list xml:id="list541246786" text:continue-numbering="true" text:style-name="WW8Num7">
        <text:list-header>
          <text:p text:style-name="P74"><text:bookmark-start text:name="__RefHeading__4004_416150259"/>Úvod<text:bookmark-end text:name="__RefHeading__4004_416150259"/></text:p>
        </text:list-header>
      </text:list>
      <text:p text:style-name="P27"><text:span text:style-name="T163">Programovacie jazyky sú nedielnou súčasťou sveta informatiky. Vyvinúť </text:span></text:p>
      <text:list xml:id="list419026041" text:continue-numbering="true" text:style-name="WW8Num7">
        <text:list-item>
          <text:p text:style-name="Nadpis_20_Kapitoly"><text:bookmark-start text:name="__RefHeading__4006_416150259"/><text:bookmark-start text:name="_Ref101955923"/>Formulácia úlohy<text:bookmark-end text:name="__RefHeading__4006_416150259"/><text:bookmark-end text:name="_Ref101955923"/></text:p>
        </text:list-item>
      </text:list>
      <text:p text:style-name="P19">Hlavná časť diplomovej práce sa člení do číslovaných oddielov (kapitoly, podkapitoly). Kapitola je číslovaná časť dokumentu s názvom, ktorá súvisí s časťami, nachádzajúcimi sa pred ňou alebo nasledujúcimi za ňou. Text diplomovej práce môže obsahovať v rámci kapitoly 1 formuláciu úlohy resp. úloh, riešených v práci. V tejto časti diplomant rozvedie spôsob, akým budú riešené úlohy a tézy, formulované v zadaní práce. Uvedie tiež prehľad podmienok riešenia. Ak formulácia úlohy nie je potrebná, uvedie sa iný názov tejto kapitoly (Názov kapitoly 1) podľa riešenej problematiky. </text:p>
      <text:p text:style-name="P19">Prvá kapitola spravidla predstavuje teoreticko-metodologickú časť práce. Táto časť zvyčajne obsahuje:</text:p>
      <text:list xml:id="list6447834127496598232" text:style-name="WW8Num11">
        <text:list-item>
          <text:p text:style-name="P21">teoretické poznatky vzťahujúce sa na danú úlohu (diplomat prezentuje poznatky nadobudnuté štúdiom),</text:p>
        </text:list-item>
        <text:list-item>
          <text:p text:style-name="P21">charakteristiku metód a postupov, ktoré diplomant použil pri riešení úlohy.</text:p>
        </text:list-item>
      </text:list>
      <text:p text:style-name="P19"/>
      <text:list xml:id="list1409654132" text:continue-list="list419026041" text:style-name="WW8Num7">
        <text:list-item>
          <text:p text:style-name="Nadpis_20_Kapitoly"><text:bookmark-start text:name="__RefHeading__4008_416150259"/><text:bookmark-start text:name="_Ref101960788"/><text:bookmark-start text:name="_Ref101952784"/>Analýza<text:bookmark-end text:name="__RefHeading__4008_416150259"/></text:p>
        </text:list-item>
      </text:list>
      <text:h text:style-name="P140" text:outline-level="10"><text:bookmark-start text:name="__RefHeading__8832_416150259"/>2.2 Použité technológie<text:bookmark-end text:name="__RefHeading__8832_416150259"/></text:h>
      <text:p text:style-name="Normalny_20_text_20_DP">Pri vývoji nástroja <text:span text:style-name="T50">automatizovaného zvýrazňovania syntaxe</text:span>, som mal čiastočne definovanú sadu nástrojov a techonológií, ktoré bolo nutné použiť. <text:span text:style-name="T50">V tejto kapitole budeme diskutovať každú použitú technológii a jej význam v projekte a prípadné alternatívy.</text:span></text:p>
      <text:h text:style-name="P140" text:outline-level="10"><text:bookmark-start text:name="__RefHeading__8834_416150259"/><text:bookmark text:name="h.pfzhpvqtr7k3"/>2.2.1 <text:span text:style-name="T3">Yajco</text:span><text:bookmark-end text:name="__RefHeading__8834_416150259"/></text:h>
      <text:p text:style-name="Normalny_20_text_20_DP">Yajco je generátor parserov. Vstupom pre Yajco je hierarchia Java tried, gramatika jazyka je definovaná pomocou annotácií, ktoré Yajco ponúka. Pri preklade tried nástroj Yajco spracuje annotované triedy a vygeneruje výsledný parser. <text:span text:style-name="T50">V súčastnosti existujú backendové moduly (adaptéri v terminológii design paternov)</text:span> <text:span text:style-name="T50">pre nástroje </text:span>Beaver a JavaCC. <text:span text:style-name="T50">Yajco b</text:span>ol vyvinutý na Technickej Univerzite v Košiciach.</text:p>
      <text:p text:style-name="Normalny_20_text_20_DP">Nástroj Yajco <text:span text:style-name="T50">je navrhnutý </text:span>modulárn<text:span text:style-name="T50">e </text:span>a <text:span text:style-name="T50">u</text:span>mož<text:span text:style-name="T50">ňuje vytvoriť ďalšie backendové moduly bez zmeny samotného nástroja</text:span>. Nov<text:span text:style-name="T50">é</text:span> modul<text:span text:style-name="T50">i </text:span>nemus<text:span text:style-name="T50">ia implementovať adapter pre generátor parserov. T</text:span>o môžeme využiť pre naš účel a vytvoriť backend modul, ktorý bude transformovať popis gramatiky jazyka na <text:span text:style-name="T50">pravidlá zvýrazňovania syntaxe </text:span>pre <text:span text:style-name="T50">textové editori</text:span>.</text:p>
      <text:p text:style-name="Normalny_20_text_20_DP"><text:span text:style-name="T50">Yajco je v podstate len ďalšia vrstva nad samotnými DSL jazykmi generátorov parserov. Zjednocuje a integruje rôžne generátori parserov pod jednotný interface. </text:span><text:span text:style-name="T51">Touto vlastnosťou Yajco rozširuje rodinu generátorov parserov viac vertikálne ako horizontálne. Alternat</text:span><text:span text:style-name="T52">í</text:span><text:span text:style-name="T51">va k tomuto nástroju v OpenSource komunite zatiaľ neexistovala a proprietarne produkty s podobnou funkcionalitou sa na trhu nepresadili.</text:span></text:p>
      <text:p text:style-name="Normalny_20_text_20_DP"><text:span text:style-name="T3">Java</text:span> - Výber programovacieho jazyka sa <text:span text:style-name="T51">podriaďije výberu </text:span>nástroj<text:span text:style-name="T51">a </text:span>Yajco. <text:span text:style-name="T51">Yajco </text:span>je napíaný v jazyku Java <text:span text:style-name="T51">a na vstupe akceptuje hierarchiu tried definovaných v jazyku Java. Nie je teda dôvod na tomto projekte použivať iný jazyk ako Java</text:span>.</text:p>
      <text:p text:style-name="Normalny_20_text_20_DP">Jednou z výhod jazyku Java je rigidny hierarchický objektový model umožnujúci čístú prácu s reflexiou (Analyza programovéj štrukturi počas behu programu). To umožnuje tvoriť programy a najrôznejšie programové knižnice a udržať ich ľahko integrovateľné. Univerzálnosť jazyka Java môže byť príčinou ďalšej výhody jazyka - <text:soft-page-break/>enormná veľkosť komunity Java programátorov a ľahká dostupnosť programových knizníc.</text:p>
      <text:p text:style-name="Normalny_20_text_20_DP"><text:span text:style-name="T51">Spomeňme anotácie v jazyku Java, ktoré ležia v srdci nástroja Yajco. Anotácie umožnujú pridávať do hierarchickej štruktúri programu deklaratívne metadáta. Tieto môžu byt dostupné počas behu programu, alebo počas prekladu programu. </text:span><text:span text:style-name="T52">Na základe metadát</text:span><text:span text:style-name="T51"> </text:span><text:span text:style-name="T52">z </text:span><text:span text:style-name="T51">anot</text:span><text:span text:style-name="T52">ovaných </text:span><text:span text:style-name="T51">tried </text:span><text:span text:style-name="T52">a ich polí </text:span><text:span text:style-name="T51">Yajco </text:span><text:span text:style-name="T52">generuje syntackické pravidlá pre backend moduli</text:span><text:span text:style-name="T51">. </text:span></text:p>
      <text:p text:style-name="Normalny_20_text_20_DP"/>
      <text:p text:style-name="Normalny_20_text_20_DP"><text:span text:style-name="T3">Maven</text:span> - Rovnako ako pri výbere jazyka, aj pri buildovacom systéme sme sa rozhodli kôli lepšej integrácii využiť tie isté nástroje ako využíva YajCo.</text:p>
      <text:h text:style-name="P79" text:outline-level="10">2.3. Postup riešenia zadania</text:h>
      <text:p text:style-name="Normalny_20_text_20_DP">V tento časti budeme hovoriť o tom, ako prebiehalo vypracovanie zadania tejto práce a s akými problémami sme sa pri vypracovaní</text:p>
      <text:h text:style-name="P79" text:outline-level="10"><text:bookmark text:name="h.8ezuzplbf476"/>2.3.1. Podpora syntaxe v editoroch</text:h>
      <text:p text:style-name="Normalny_20_text_20_DP">Prvým krokom pri riešení priblému bolo, že sme sa pozreli na funkcie zvýrazňovania syntaxe u rôznych editorov a porovnali ich s informáciami poskytnutými nástrojom YajCo.</text:p>
      <text:h text:style-name="P79" text:outline-level="10"><text:bookmark text:name="h.ftv47mhec6tn"/>2.3.1.1. Výber editorov</text:h>
      <text:p text:style-name="Normalny_20_text_20_DP"><text:span text:style-name="T65">Pri v</text:span>ýber cieľových editorov <text:span text:style-name="T65">prvej implementácie sme sa riadili </text:span><text:span text:style-name="T66">podľa</text:span><text:span text:style-name="T65"> dostupnosťou informácií o konfiguračnom formáte, </text:span><text:span text:style-name="T66">jednoduchosťou formátu a veľkosťou užívateľskej báze editorov</text:span><text:span text:style-name="T65">. </text:span><text:span text:style-name="T66">C</text:span><text:span text:style-name="T65">hceli </text:span><text:span text:style-name="T66">sme </text:span><text:span text:style-name="T65">pokryť programy pre OS Windows, OS GNU/Linux a Webové platformy. </text:span><text:span text:style-name="T66">Editori a kľúčové faktori ich výberu sú uvedené v tabuľke </text:span><text:span text:style-name="T66"><text:sequence-ref text:reference-format="text" text:ref-name="refTable0">Tabuľka 1: Cieľové editori prvej implmentácie</text:sequence-ref></text:span><text:span text:style-name="T66">:</text:span></text:p>
      <text:p text:style-name="Normalny_20_text_20_DP"><text:span text:style-name="T66"/></text:p>
      <table:table table:name="Table15" table:style-name="Table15">
        <table:table-column table:style-name="Table15.A" table:number-columns-repeated="3"/>
        <table:table-row>
          <table:table-cell table:style-name="Table15.A1" office:value-type="string">
            <text:p text:style-name="P134">Editor</text:p>
          </table:table-cell>
          <table:table-cell table:style-name="Table15.A1" office:value-type="string">
            <text:p text:style-name="P134">Platforma</text:p>
          </table:table-cell>
          <table:table-cell table:style-name="Table15.C1" office:value-type="string">
            <text:p text:style-name="P137"><text:span text:style-name="T67">Licenci</text:span><text:span text:style-name="T66">a</text:span></text:p>
          </table:table-cell>
        </table:table-row>
        <table:table-row>
          <table:table-cell table:style-name="Table15.A2" office:value-type="string">
            <text:p text:style-name="P121">Notepad++</text:p>
          </table:table-cell>
          <table:table-cell table:style-name="Table15.A2" office:value-type="string">
            <text:p text:style-name="P121">Windows</text:p>
          </table:table-cell>
          <table:table-cell table:style-name="Table15.C2" office:value-type="string">
            <text:p text:style-name="P135">Freeware</text:p>
          </table:table-cell>
        </table:table-row>
        <table:table-row>
          <table:table-cell table:style-name="Table15.A2" office:value-type="string">
            <text:p text:style-name="P121">Kate</text:p>
          </table:table-cell>
          <table:table-cell table:style-name="Table15.A2" office:value-type="string">
            <text:p text:style-name="P121">GNU/Linux</text:p>
          </table:table-cell>
          <table:table-cell table:style-name="Table15.C2" office:value-type="string">
            <text:p text:style-name="P135">GPLv3</text:p>
          </table:table-cell>
        </table:table-row>
        <table:table-row>
          <table:table-cell table:style-name="Table15.A2" office:value-type="string">
            <text:p text:style-name="P121">Gedit</text:p>
          </table:table-cell>
          <table:table-cell table:style-name="Table15.A2" office:value-type="string">
            <text:p text:style-name="P121">GNU/Linux</text:p>
          </table:table-cell>
          <table:table-cell table:style-name="Table15.C2" office:value-type="string">
            <text:p text:style-name="P135">GPLv3</text:p>
          </table:table-cell>
        </table:table-row>
        <table:table-row>
          <table:table-cell table:style-name="Table15.A5" office:value-type="string">
            <text:p text:style-name="P121">CodeMirror</text:p>
          </table:table-cell>
          <table:table-cell table:style-name="Table15.A2" office:value-type="string">
            <text:p text:style-name="P121">Web</text:p>
          </table:table-cell>
          <table:table-cell table:style-name="Table15.C2" office:value-type="string">
            <text:p text:style-name="P135">Public domain</text:p>
          </table:table-cell>
        </table:table-row>
      </table:table>
      <text:p text:style-name="P155"><text:span text:style-name="T163">Tabuľka</text:span> <text:sequence text:ref-name="refTable0" text:name="Table" text:formula="ooow:Table+1" style:num-format="1">1</text:sequence>: Cieľové editori prvej implmentácie</text:p>
      <text:p text:style-name="Normalny_20_text_20_DP"><text:soft-page-break/><text:span text:style-name="T66">Editori Notepad++ a CodeMirror boli nakoniec z implementácie vypustené. Dôvody tohoto rozhodnutia si podrobnejšie rozoberieme v </text:span><text:span text:style-name="T18">nasledujúcej kapitole v časti o generovaní konfiguračných súborov</text:span><text:span text:style-name="T66">.</text:span></text:p>
      <text:p text:style-name="Normalny_20_text_20_DP">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h text:style-name="P76" text:outline-level="10"><text:bookmark text:name="h.4ghfjttb4myg"/>2.3.2. <text:span text:style-name="T68">N</text:span>ástroj YajCo</text:h>
      <text:p text:style-name="Normalny_20_text_20_DP"><text:span text:style-name="T66">Gramatika implementovaného jazyka je vstupom nástroja YajCo. Gramatika je popísaná anotovanou hierarchiou tried. </text:span><text:span text:style-name="T69">Vstuppný bod nástroja YajCo je podtrieda AnnotationProcessor, YajCo preto beží počas kompilácie Java tried cieľového parsera.</text:span></text:p>
      <text:p text:style-name="Normalny_20_text_20_DP">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Normalny_20_text_20_DP"><text:span text:style-name="T69">Anotované triedy, ktorými popisujeme cieľovú gramatiku však nie sú reprezentáciou modelu Yajca, model je implementovaný triedami v package yajco.model. Tieto triedy sú inštanciované a referencované počas </text:span><text:span text:style-name="T70">reflexivnej analýzy gramatiky. Naplnený model je následne predaný </text:span><text:span text:style-name="T71">backend modulu, ktorý je nakonfigurovaný v Project Object Model súbore (pom.xml, ďalej len POM) na spracovanie</text:span><text:span text:style-name="T70">.</text:span></text:p>
      <text:h text:style-name="P77" text:outline-level="10"><text:span text:style-name="T71">2.3.</text:span><text:span text:style-name="T68">2</text:span><text:span text:style-name="T71">.</text:span><text:span text:style-name="T68">1.</text:span><text:span text:style-name="T71"> Model </text:span><text:span text:style-name="T72">jazyka</text:span><text:span text:style-name="T73"> </text:span><text:span text:style-name="T71">YajCo</text:span></text:h>
      <text:p text:style-name="Normalny_20_text_20_DP"><text:span text:style-name="T71">Rozoberme si triedy modelu YajCo a </text:span><text:span text:style-name="T73">akú úlohu hrajú</text:span><text:span text:style-name="T71"> v modeli.</text:span></text:p>
      <text:h text:style-name="P77" text:outline-level="10"><text:span text:style-name="T71">2.3.</text:span><text:span text:style-name="T68">2</text:span><text:span text:style-name="T71">.</text:span><text:span text:style-name="T68">1.1. </text:span><text:span text:style-name="T73">YajcoModelElement</text:span></text:h>
      <text:h text:style-name="P34" text:outline-level="10">Trieda YajcoModelElement, ako sám názov napovedá, je abstraktná trieda, ktorá je predkom všetkých ostatných tried tvoriacich model jazyka. Takéto tried zvyčajne obsahujú len tie metódy, ktoré sú spolčné pre každý element modelu.</text:h>
      <text:h text:style-name="P34" text:outline-level="10"><text:span text:style-name="T72">V tomto prípade Ide o jedinú metódu </text:span><text:span text:style-name="T23">getSourceElement()</text:span><text:span text:style-name="T55">. Elementy modelu sú organizaované do stromu, ak vynecháme </text:span><text:span text:style-name="T56">sémantickú vrstvu</text:span><text:span text:style-name="T55">, ktorý môžeme vďaka tejto </text:span><text:soft-page-break/><text:span text:style-name="T55">metóde traverzovať smerom k koreňu. Pre traverz smerom k listom stromu musí traverzujúci algoritmus poznať konkrétne typy elementov a polia týchto typov.</text:span></text:h>
      <text:h text:style-name="P34" text:outline-level="10">Príklad: Ak máme koreň modelu, musíme vedieť ako je jeho trieda implementovaná aby sme mohli traverzovať túto úroveň stromu.</text:h>
      <text:h text:style-name="P77" text:outline-level="10"><text:span text:style-name="T71">2.3.</text:span><text:span text:style-name="T68">2</text:span><text:span text:style-name="T71">.</text:span><text:span text:style-name="T68">1.3. </text:span><text:span text:style-name="T72">Language</text:span></text:h>
      <text:h text:style-name="P34" text:outline-level="10"><text:span text:style-name="T74">Koreňom modelu jazyka je inštancia triedy Language </text:span><text:span text:style-name="T75">a jeho predok je </text:span><text:span text:style-name="T24">null</text:span><text:span text:style-name="T57"> hodnota</text:span><text:span text:style-name="T74">. V každom modeli je len jediná insťancia. Potomkovia inštancie Language sú inštancie triedy TokenDef a SkipDef, ktoré majú veľmi podobnú implmentáciu ale diametrálne odlišnú sémantiku v modeli jazyka, a trieda Concept.</text:span></text:h>
      <text:h text:style-name="P34" text:outline-level="10">V samotnom koreňovom uzle nájdeme tiez pole typu String, ktoré ho hodnota je názvom jazyka a pol properties. Tieto polia tu však netreba komentovať.</text:h>
      <text:h text:style-name="P77" text:outline-level="10"><text:span text:style-name="T71">2.3.</text:span><text:span text:style-name="T68">2</text:span><text:span text:style-name="T71">.</text:span><text:span text:style-name="T68">1.</text:span><text:span text:style-name="T72">4</text:span><text:span text:style-name="T68">.</text:span><text:span text:style-name="T71"> </text:span><text:span text:style-name="T73">Concept</text:span></text:h>
      <text:h text:style-name="P34" text:outline-level="10">V praxi môžeme povaovať za hlavnú časť jazyka v modeli YajCo množinu inštancií triedy Concept. Táto tireda <text:span text:style-name="T76">reprezentuje jednu triedu v modeli cieľového jazyka. Trieda patrí do modelu jazyka v prípade, že </text:span><text:span text:style-name="T19">obsahuje aspooň jednu annotáciu nástroja YajCo</text:span><text:span text:style-name="T76">.</text:span></text:h>
      <text:h text:style-name="P34" text:outline-level="10">V terminológii klasických generátorov parserov, kde jednotka gramatiky je syntaktické pravidlo, </text:h>
      <text:h text:style-name="P34" text:outline-level="10">Concept je súbor syntaktických pravidiel v relácii alternatívy.</text:h>
      <text:h text:style-name="P77" text:outline-level="10"><text:span text:style-name="T71">2.3.</text:span><text:span text:style-name="T68">2</text:span><text:span text:style-name="T71">.</text:span><text:span text:style-name="T68">1.</text:span><text:span text:style-name="T72">5</text:span><text:span text:style-name="T68">.</text:span><text:span text:style-name="T71"> </text:span><text:span text:style-name="T68">SkipDef</text:span></text:h>
      <text:h text:style-name="P34" text:outline-level="10"><text:span text:style-name="T77">Dve ostatné polia polia triedy Language sú “skoky” a tokeny. </text:span><text:span text:style-name="T78">Obe triedy definujú regulárnym výrazom </text:span><text:span text:style-name="T79">symbol</text:span><text:span text:style-name="T78"> na </text:span><text:span text:style-name="T77">urovni </text:span><text:span text:style-name="T78">lex</text:span><text:span text:style-name="T77">era</text:span><text:span text:style-name="T78">. Inštancie triedy SkipDef reprezentujú taký druh slov v jazyku, ktoré svojou postuposťou znakou ani prítomnosou v dokumente nemajú žiaden vplyv na výsledok </text:span><text:span text:style-name="T77">spracovania dokumentu.</text:span></text:h>
      <text:h text:style-name="P34" text:outline-level="10"><text:span text:style-name="T77">Za takéto slová môžeme považovať komentáre, ale v niektorých prípadoch </text:span><text:span text:style-name="T80">biele znaky.</text:span></text:h>
      <text:h text:style-name="P34" text:outline-level="10"><text:span text:style-name="T5">Príklad:</text:span><text:span text:style-name="T28"> </text:span><text:span text:style-name="T29">Jazyk BrainFuck ignoruje všetky znakoch </text:span><text:span text:style-name="T30">ASCII </text:span><text:span text:style-name="T29">abecedy </text:span><text:span text:style-name="T30">okrem znakov va tabulke</text:span></text:h>
      <table:table table:name="Table16" table:style-name="Table16">
        <table:table-column table:style-name="Table16.A" table:number-columns-repeated="7"/>
        <table:table-column table:style-name="Table16.H"/>
        <table:table-row>
          <table:table-cell table:style-name="Table16.A1" office:value-type="string">
            <text:p text:style-name="Normalny_20_text_20_DP">,</text:p>
          </table:table-cell>
          <table:table-cell table:style-name="Table16.A1" office:value-type="string">
            <text:p text:style-name="Normalny_20_text_20_DP">.</text:p>
          </table:table-cell>
          <table:table-cell table:style-name="Table16.A1" office:value-type="string">
            <text:p text:style-name="Normalny_20_text_20_DP">+</text:p>
          </table:table-cell>
          <table:table-cell table:style-name="Table16.A1" office:value-type="string">
            <text:p text:style-name="Normalny_20_text_20_DP">-</text:p>
          </table:table-cell>
          <table:table-cell table:style-name="Table16.A1" office:value-type="string">
            <text:p text:style-name="Normalny_20_text_20_DP">&lt;</text:p>
          </table:table-cell>
          <table:table-cell table:style-name="Table16.A1" office:value-type="string">
            <text:p text:style-name="Normalny_20_text_20_DP">&gt;</text:p>
          </table:table-cell>
          <table:table-cell table:style-name="Table16.A1" office:value-type="string">
            <text:p text:style-name="Normalny_20_text_20_DP">[</text:p>
          </table:table-cell>
          <table:table-cell table:style-name="Table16.H1" office:value-type="string">
            <text:p text:style-name="Normalny_20_text_20_DP">]</text:p>
          </table:table-cell>
        </table:table-row>
      </table:table>
      <text:h text:style-name="P34" text:outline-level="10"><text:soft-page-break/><text:span text:style-name="T31">Takýto druch komentárov môžeme popísať jedinou inštanciou SkipDef a to s nasledujúcim regulárnym výrazom: <text:s/></text:span><text:span text:style-name="T82">[^,.+</text:span><text:span text:style-name="T81">\-&lt;&gt;\[\]]</text:span></text:h>
      <text:h text:style-name="P81" text:outline-level="10"/>
      <text:h text:style-name="P77" text:outline-level="10"><text:span text:style-name="T77">2.3.2.1.6. </text:span><text:span text:style-name="T68">TokenDef</text:span></text:h>
      <text:h text:style-name="P34" text:outline-level="10">Inštancie triedy TokenDef definujú symboli jazyka na úrovní lexera vo forme regulárnych výrazov a priradzujú im názov. Pomocov názvov potom môžeme referencovať slová z iných častí modelu cieľového jazyka.</text:h>
      <text:h text:style-name="P34" text:outline-level="10">Definovanie symbolov jazyka nie je povinné. Vyhľadanie skutočnej hodnoty terminálneho symbolu, z ktorých skladáme predpisy syntaxe jazyka, prebieha nasledovne:</text:h>
      <text:list xml:id="list1836893241486983767" text:style-name="L2">
        <text:list-item>
          <text:h text:style-name="P35" text:outline-level="10">Konštantný textový reťazec použitý v predpise syntaxe (napríklad pomocou annotácie @Before) vyľadáme v mape preddefinovaných symbolov.</text:h>
        </text:list-item>
        <text:list-item>
          <text:h text:style-name="P35" text:outline-level="10">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h>
        </text:list-item>
        <text:list-item>
          <text:h text:style-name="P35" text:outline-level="10">V prípade že záznam sa v mape nenachádza, konštantný reťazec nie je preložený a využije sa ako predpis symbolu.</text:h>
        </text:list-item>
      </text:list>
      <text:h text:style-name="P34" text:outline-level="10"/>
      <text:h text:style-name="P34" text:outline-level="10"><text:span text:style-name="T83">Hore uvedený postup </text:span><text:span text:style-name="T79">umožnuje flexibilitu lexikálnej analýzy </text:span><text:span text:style-name="T83">a však robí jej definíciu náchylnú na skryté chyby (zabudnuté definovanie konštantných názvov operátorov)</text:span><text:span text:style-name="T79">.</text:span></text:h>
      <text:h text:style-name="P78" text:outline-level="10"><text:span text:style-name="T71">2.3.</text:span><text:span text:style-name="T68">2</text:span><text:span text:style-name="T71">.</text:span><text:span text:style-name="T68">1.</text:span><text:span text:style-name="T72">6</text:span><text:span text:style-name="T68">.</text:span><text:span text:style-name="T71"> </text:span><text:span text:style-name="T84">Triedy Abstraktného Syntaxu</text:span></text:h>
      <text:h text:style-name="P34" text:outline-level="10"><text:span text:style-name="T84">Rozoberme si triedy </text:span><text:span text:style-name="T83">Property, </text:span><text:span text:style-name="T85">PropertyPattern, Pattern a Identifier </text:span><text:span text:style-name="T84">a ich interakcie ako celok. </text:span><text:span text:style-name="T85">Tieto triedy </text:span><text:span text:style-name="T86">modelujú symboli jazyka, ktorých reťazec ovplyvňuje sémantický význam analyzovaného fragmentu dokumentu a je potrebné mať k tomuto reťazcu prístup z AST. Jedná sa najčastejšie o identifikátory premenných a funkcií, a iné pomenované elementy jazyka. </text:span><text:span text:style-name="T87">Táto časť modelu YajCo sa v termninológii nástroja nazýva abstraktný syntax.</text:span><text:span text:style-name="T86"> </text:span></text:h>
      <text:h text:style-name="P34" text:outline-level="10"><text:soft-page-break/><text:span text:style-name="T86">Annotácia @Identifier, </text:span><text:span text:style-name="T87">ktorá sa používa a úrovni clenských premenných tried modelovaného jazyka,</text:span><text:span text:style-name="T86"> </text:span><text:span text:style-name="T87">berie jeden pomenovaný parameter </text:span><text:span text:style-name="T25">unique</text:span><text:span text:style-name="T54">, ktorého hodnota určuje menný priestor identifikátora.</text:span><text:span text:style-name="T58"> </text:span><text:span text:style-name="T54">V modeli jazyka existuje jedna inštancia triedy </text:span><text:span text:style-name="T25">Identifier</text:span><text:span text:style-name="T54">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span></text:h>
      <text:h text:style-name="P34" text:outline-level="10"><text:span text:style-name="T58">Identifikátor má slabú reláciu voči </text:span><text:span text:style-name="T59">konktrétnym reťazcom symbolov. </text:span><text:span text:style-name="T58">Reťazec identifikátora v AST je nastavený klientským kódom </text:span><text:span text:style-name="T59">v</text:span><text:span text:style-name="T58"> konštruktore, alebo vo factory metode </text:span><text:span text:style-name="T59">modelovaného Conceptu</text:span><text:span text:style-name="T58">.</text:span><text:span text:style-name="T59"> Vďaka tomu je možné počas konštrukcie AST identifikátory pozmeniť, alebo dynamicky počítať. Táto stratégia vnáša istú flexibilitu do systému menných priestorov nastroja YajCo. Napríklad je možné implementovaťjazyky s dynamickým vyhodnotením identifikátorov.</text:span></text:h>
      <text:h text:style-name="P34" text:outline-level="10"><text:span text:style-name="T64">Príklad:</text:span><text:span text:style-name="T59"> Výraz dvojitého vyhodnotenia hodnoty premennej prostredia v jazyku Shell: </text:span><text:span text:style-name="T26">$$MY_VARIABLE</text:span></text:h>
      <text:h text:style-name="P34" text:outline-level="10"><text:span text:style-name="T58">Hierarchický model abstraktného syntaxu je nasledovný. </text:span><text:span text:style-name="T54">Pre každ</text:span><text:span text:style-name="T58">ú členskú premennú</text:span><text:span text:style-name="T54">. v tried</text:span><text:span text:style-name="T58">ach</text:span><text:span text:style-name="T54"> modelu jazyka bude object triedy Concept referencovať jednu inštanciu triedy Property. </text:span><text:span text:style-name="T58">Object Property môže obsahovať v modeli jazyka zoznam objektov dediacich od abstraktnej tiedy PropertyPattern. Jedinou implementáciou v nástroji YajCo je trieda Identifier. Ak </text:span><text:span text:style-name="T59">je </text:span><text:span text:style-name="T58">členská premenná </text:span><text:span text:style-name="T59">anotovaná ako @Identifier, objekt Property, ktorý ju reprezentuje bude referencova</text:span><text:span text:style-name="T60">ť</text:span><text:span text:style-name="T59"> jeden object Identifier a pole unique bude obsahovať menný priestor identifikátor.</text:span></text:h>
      <text:h text:style-name="P34" text:outline-level="10"><text:span text:style-name="T59">Táto informácia je užitočná z pohľadu tejto práce pre highliting definovaných premenných a funkcií. Ako však rozoberieme v syntetickej časti práce, problém transformovať túto informáciu na výstupný formát generátora syntax highlitingu, ktorý je valídnym konfiguračným súborom cieľových editorov.</text:span></text:h>
      <text:h text:style-name="P77" text:outline-level="10"><text:span text:style-name="T71">2.3.</text:span><text:span text:style-name="T68">2</text:span><text:span text:style-name="T71">.</text:span><text:span text:style-name="T68">1.5.</text:span><text:span text:style-name="T71"> </text:span><text:span text:style-name="T84">Triedy </text:span><text:span text:style-name="T20">Konkrétneho Syntaxu</text:span></text:h>
      <text:h text:style-name="P34" text:outline-level="10"><text:span text:style-name="T84">Konkrétny Syntax je logická časť modelu jazyka, v ktorej nájdeme samotné </text:span><text:span text:style-name="T88">prepisovacie pravidlá gramatiky a terminálne symboli, ktoré neboli definované pomocou annotácie @TokenDef. Konkrétny syntax je modelovaný triedami </text:span><text:span text:style-name="T89">Notation, </text:span><text:soft-page-break/><text:span text:style-name="T89">NotationPart, </text:span><text:span text:style-name="T84">NotationPartPattern </text:span><text:span text:style-name="T88">a ich podriedami</text:span><text:span text:style-name="T84">. </text:span><text:span text:style-name="T90">Trieda NotationPattern je využívaná jedine implementáciou factory metód a v tejto práci ju môžeme ignorovať.</text:span></text:h>
      <text:h text:style-name="P34" text:outline-level="10"><text:span text:style-name="T53">Pre každý </text:span><text:span text:style-name="T54">konštruktor </text:span><text:span text:style-name="T61">v </text:span><text:span text:style-name="T54">model</text:span><text:span text:style-name="T61">i </text:span><text:span text:style-name="T54">jazyka </text:span><text:span text:style-name="T61">(</text:span><text:span text:style-name="T54">alebo faktory metódu</text:span><text:span text:style-name="T61">)</text:span><text:span text:style-name="T54"> bude obje</text:span><text:span text:style-name="T61">k</text:span><text:span text:style-name="T54">t </text:span><text:span text:style-name="T61">triedy</text:span><text:span text:style-name="T54"> Concept referencovať jednu inštanc</text:span><text:span text:style-name="T61">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34" text:outline-level="10"><text:span text:style-name="T62">Informácia modelovaná Konkrétnym Syntaxom je dodstupná iba počas kompilácie prekladača a neovplyvňuje sémantickú vrstvu jazyka. Pre </text:span><text:span text:style-name="T63">problém</text:span><text:span text:style-name="T62"> </text:span><text:span text:style-name="T63">a</text:span><text:span text:style-name="T62">utomatizovania zvýrazňovania syntaxe </text:span><text:span text:style-name="T63">je </text:span><text:span text:style-name="T62">táto </text:span><text:span text:style-name="T63">informácia kľúčová. V syntetickej časti tejto práce budeme diskutovať aké informáie v modeli Konktrétneho Syntaxu môžeme nájsť a akými metódami môžeme tieto informácie analyzovať</text:span><text:span text:style-name="T62">. </text:span></text:h>
      <text:h text:style-name="P76" text:outline-level="10"/>
      <text:list xml:id="list1152363299" text:continue-list="list1409654132" text:style-name="WW8Num7">
        <text:list-item>
          <text:p text:style-name="Nadpis_20_Kapitoly"><text:bookmark-start text:name="__RefHeading__4010_416150259"/>Jadro práce. Názov ďalšej kapitoly kapitoly kapitoly kapitoly kapitoly kapitoly kapitoly kapitoly kapitoly kapitoly kapitoly kapitoly<text:bookmark-end text:name="_Ref101960788"/><text:bookmark-end text:name="_Ref101952784"/><text:bookmark-end text:name="__RefHeading__4010_416150259"/></text:p>
        </text:list-item>
      </text:list>
      <text:p text:style-name="P19">Jadrom ďalších kapitol je analýza a syntéza vedúca k riešeniu problému.</text:p>
      <text:list xml:id="list796466113" text:continue-numbering="true" text:style-name="WW8Num7">
        <text:list-item>
          <text:list>
            <text:list-item>
              <text:p text:style-name="P57"><text:bookmark-start text:name="__RefHeading__4012_416150259"/><text:span text:style-name="T163">Model generátora zvýrazňovania syntaxe</text:span><text:bookmark-end text:name="__RefHeading__4012_416150259"/></text:p>
            </text:list-item>
          </text:list>
        </text:list-item>
      </text:list>
      <text:p text:style-name="Normalny_20_text_20_DP">V tejto časti sa chcem venovať hlavne štruktúre dát, s ktorými náš nástroj pracuje.</text:p>
      <text:list xml:id="list336313195" text:continue-numbering="true" text:style-name="WW8Num7">
        <text:list-item>
          <text:list>
            <text:list-item>
              <text:list>
                <text:list-item>
                  <text:p text:style-name="P152"><text:bookmark-start text:name="__RefHeading__4014_416150259"/><text:span text:style-name="T163">Elementy gramatiky</text:span><text:bookmark-end text:name="__RefHeading__4014_416150259"/></text:p>
                </text:list-item>
              </text:list>
            </text:list-item>
          </text:list>
        </text:list-item>
      </text:list>
      <text:p text:style-name="Normalny_20_text_20_DP">Popíšme teda elementy gramatiky, ktoré sú z pohľadu zvýrazňovanie syntaxe zaujímavé:</text:p>
      <text:list xml:id="list497722964476214915" text:style-name="LS1">
        <text:list-item>
          <text:p text:style-name="P33">Kľúčové slová</text:p>
        </text:list-item>
        <text:list-item>
          <text:p text:style-name="P33">Čislice, reťazce a iné konštantné hodnoty</text:p>
        </text:list-item>
        <text:list-item>
          <text:p text:style-name="P33">Operátori a výrazy</text:p>
        </text:list-item>
        <text:list-item>
          <text:p text:style-name="P33">Komentáre</text:p>
        </text:list-item>
        <text:list-item>
          <text:p text:style-name="P33">Deklarácie, referencie a volania premenných a funkcií</text:p>
        </text:list-item>
        <text:list-item>
          <text:p text:style-name="P33">Makrá a iné špeciálne konštrukty jazyka</text:p>
        </text:list-item>
      </text:list>
      <text:p text:style-name="Normalny_20_text_20_DP">Z definície gramatiky nie je problém vygenerovať parser, ktorý dokáže rozoznať jednotlivé koncepty gramatiky a vytvoriť príslušnú štruktúrovanú reprezentáciu programu, zatiaľ čo sa ľahko spamätá aj z chýb v programe.</text:p>
      <text:p text:style-name="Normalny_20_text_20_DP">Vyextrahovať však zo špecifikácie gramatiky <text:span text:style-name="T91">hore spomenuté elementy gramatiky </text:span>však nie je triviálna úloha. Špecifikácia gramatiky totiž <text:span text:style-name="T91">nemodeluje jednotlivé elementy gramatiky tak ako ich modelujú cieľové editori a ich konfiguračné súbori</text:span>.</text:p>
      <text:p text:style-name="P113"/>
      <text:list xml:id="list689158464" text:continue-list="list336313195" text:style-name="WW8Num7">
        <text:list-item>
          <text:list>
            <text:list-item>
              <text:list>
                <text:list-item>
                  <text:h text:style-name="P153" text:outline-level="10"><text:span text:style-name="T92">Regulárne výrazy v nástroji YajCo</text:span></text:h>
                </text:list-item>
              </text:list>
            </text:list-item>
          </text:list>
        </text:list-item>
      </text:list>
      <text:p text:style-name="Normalny_20_text_20_DP">V prípade nástroja YajCo je situácia ešte o čosi komplikovanejšia, všetky lexikálne jednotky jazyka sú definované pomocou regulárnych výrazov. <text:span text:style-name="T91">Nemáme teda vždy k dispozícii samotný reťazec symbolu, ale prepisovacie pravidlo podľa ktorého môžeme generovať všetky </text:span><text:span text:style-name="T93">možné reťazce vyhovujúce predpisu. Regulárny výraz môže generovať nekonečnú množinu slov, preto nemôžeme generovať túto množinu aby sme </text:span><text:soft-page-break/><text:span text:style-name="T93">ju analyzovali priamo. Musíme dedikovať analytickú metódu, ktorá nám umožní dopytovať sa na vnútornú štruktúru regulárneho výrazu</text:span>.</text:p>
      <text:p text:style-name="Normalny_20_text_20_DP"><text:span text:style-name="T6">Príklad:</text:span><text:span text:style-name="T93"> Vo väčšine jazykov nachádzame kľúčové slová, ktoré sú tvorené jediným slovom bez nealfabetických znakov. </text:span><text:span text:style-name="T94">Pri rozpoznávaní kľúčových slov v gramatike by sme sa dopytovali na nasledovnú informáciu: Sú</text:span><text:span text:style-name="T93"> všetky slová generované </text:span><text:span text:style-name="T94">predpisom zložené z písmen abecedy (a znakov _ a *, vid. </text:span><text:span text:style-name="T21"><text:bookmark-ref text:reference-format="page" text:ref-name="__RefNumPara__12117_416150259">34</text:bookmark-ref></text:span><text:span text:style-name="T21"><text:bookmark-ref text:reference-format="text" text:ref-name="__RefNumPara__12117_416150259">Analýza skutočných jazykov</text:bookmark-ref></text:span><text:span text:style-name="T94">)</text:span></text:p>
      <text:h text:style-name="P132" text:outline-level="10"><text:span text:style-name="T94">Dopytovací systém vhodný pre naše potreby môžeme založiť na teorií stavových automatov a budeme o ňom diskutovať v tejto práci. Implementácia takéhoto systému je však mimo rozsah zadania práce.</text:span><text:span text:style-name="T92"> Zároveň by sa jednalo o veľmi silný nástroj a preto verím, že nadväzujúce práce by sa mohli venovať práve tomuto zaujímavému problému.</text:span></text:h>
      <text:h text:style-name="P144" text:outline-level="10"><text:bookmark-start text:name="__RefHeading__8842_416150259"/><text:bookmark text:name="h.mm7reywd5mt"/>3.2. Implementácia generatora syntaxe<text:bookmark-end text:name="__RefHeading__8842_416150259"/></text:h>
      <text:p text:style-name="P111">Nástroj YajCo je modulárny a umožnuje pridávať nové backendy, generátor zvýrazňovania syntaxe je implementovaný ako takýto plugin. Je spúšťaný procesorom anotácií pri kompilácii zdrojových kódov cieľového jazyka.</text:p>
      <text:p text:style-name="P111"><text:span text:style-name="T95">R</text:span>ozoberieme si podrobne architektúru <text:span text:style-name="T14">nástroja Syntaxer,</text:span><text:span text:style-name="T95"> akým spôsobom ho umožňujeme používať spoločne s ľubovoľným jazykom a</text:span><text:span text:style-name="T96"> kľáciiúčové faktori, ktoré viedli ku konečnej implementácii. Boli sme totiž viazaný API kontraktom nástroja YajCo a ten je zasviazaný na kontrakt Java API pre spracovanie anntácií.</text:span></text:p>
      <text:h text:style-name="P144" text:outline-level="10"><text:bookmark-start text:name="__RefHeading__8844_416150259"/>3.2.1. Vstupny bod<text:bookmark-end text:name="__RefHeading__8844_416150259"/></text:h>
      <text:p text:style-name="P111">Vstupným bodom nástroja Syntaxer je trieda HighlightingGenerator. Táto trieda je pomerne jednoduchá a rozkladá svoj<text:span text:style-name="T96">e</text:span> zodpovednosti medzi viaceré <text:span text:style-name="T96">členské triedy</text:span>, ktoré si rozoberieme v ďalšom odseku.</text:p>
      <text:p text:style-name="P111">HighlightingGenerator inštanciuje všetky komponenty potrebné k analýze gramatiky: Analyzátor gramatiky, model jazyka a ich prepojenie a tiež backend. <text:span text:style-name="T97">Backend sa skladá z dvoch častí: prvá komponenta sú editoru špecifické pravidlá post-precesovania modelu zvýrazňovania, druhá je na editore nezávyslá a stará sa o vyhodnotenie predlohy konfiguračného súboru na základe post-processovaného modelu a persistenciu výsledného prúdu.</text:span></text:p>
      <text:p text:style-name="P123">Pri invokácii dostane HighlightingGenerátor ako parameter model jazyka zostavený nástrojom YajCo, ktorého topológiu sme diskutovali v analytickej časti práce.</text:p>
      <text:h text:style-name="P144" text:outline-level="10"><text:bookmark-start text:name="__RefHeading__8846_416150259"/><text:span text:style-name="T97">3.2.1.</text:span><text:span text:style-name="T98">1.</text:span><text:span text:style-name="T97"> </text:span><text:span text:style-name="T98">Diskusia o zlepšení HighlightingGenerátora</text:span><text:bookmark-end text:name="__RefHeading__8846_416150259"/></text:h>
      <text:p text:style-name="P114">Syntaxer nemá žiadne ďalšie pohyblivé časti, celá logika je teda pevne zadefinovaná <text:span text:style-name="T96">v zdrojovom kóde </text:span><text:span text:style-name="T97">a HighlightingGenerátor je zodpovedným za </text:span><text:soft-page-break/><text:span text:style-name="T97">inicializáciu programu</text:span>. <text:span text:style-name="T96">Na druhej strane, topológia kódu a </text:span><text:span text:style-name="T97">zvolené návrhové vzori boli vybrané tak, aby každá časť bola nahraditeľná bez zásahu do ostatných častí.</text:span></text:p>
      <text:p text:style-name="P114"><text:span text:style-name="T97">HighlightingGenerátor </text:span><text:span text:style-name="T98">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P114"><text:span text:style-name="T98">DI sme nepoužili, pretože nástroj YajCo, ktorý je naším framework API, žiaden DI framework nevyužíva. Výberom a testovaním </text:span><text:span text:style-name="T99">DI frameworku v čase spracovania anotácií (v čase kompiláie cieľového jazyka) by nepomohlo dosiahnúť ieľ tejto práce.</text:span></text:p>
      <text:h text:style-name="P142" text:outline-level="10"><text:bookmark-start text:name="__RefHeading__8848_416150259"/><text:bookmark text:name="h.lc9j82niysxz"/>3.2.2. LanguageVisitor, LanguageAcceptor a SimpleModel<text:bookmark-end text:name="__RefHeading__8848_416150259"/></text:h>
      <text:h text:style-name="P133" text:outline-level="10">Model jazyka nástroja YajCo je stromová štruktúra. Problémy reprezentované stromovou štruktúrou </text:h>
      <text:p text:style-name="P111">LanguageVisitor má za úlohu analyzovať gramatiku a rozpoznať niektoré koncepty podľa zadefinovaných pravidiel. Napríklad ak sa Token začína na písmeno, tak ho považuje zakľúčové slovo. Pravidlá analýzy syntaxe si rozoberieme v kapitole 3.3.</text:p>
      <text:h text:style-name="P142" text:outline-level="10"><text:bookmark-start text:name="__RefHeading__8850_416150259"/><text:bookmark text:name="h.ibgkq4tk7ibo"/>3.2.3. Generátor definicií syntaxe, VelocityBackend a EditorStrategy<text:bookmark-end text:name="__RefHeading__8850_416150259"/></text:h>
      <text:p text:style-name="P111">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e nespracované výsledky <text:span text:style-name="T14">analýzy.)</text:span></text:p>
      <text:h text:style-name="P140" text:outline-level="10"><text:bookmark-start text:name="__RefHeading__8852_416150259"/><text:bookmark text:name="h.tpkk0voieh75"/>3.3. Pravidlá analýzy syntaxe<text:bookmark-end text:name="__RefHeading__8852_416150259"/></text:h>
      <text:p text:style-name="P111">Rozoberme si jednotlivé pravidlá zakódované do nástroja Syntaxer. <text:span text:style-name="T100">Je nutné si uvedomiť, že pravidlá ktoré nasledujú, nie sú všeobecne platné pre všetky jazyky, ktoré môžeme uvažovať.</text:span></text:p>
      <text:p text:style-name="P143"><text:bookmark-start text:name="__RefHeading__8854_416150259"/>3.3.1. Kľúčové slová<text:bookmark-end text:name="__RefHeading__8854_416150259"/></text:p>
      <text:p text:style-name="P84"><text:span text:style-name="T100">V analytickej časti tejto práce sme si u</text:span><text:span text:style-name="T101">ž v skratke o rozpoznávaní kľúčových slov hovorili. V Apendixe A nájdeme tabuľky kľúčových slov vybraných jaykov. </text:span><text:span text:style-name="T102">Z uvedených tabuliek </text:span><text:span text:style-name="T103">si môžeme všimnúť hneď niekoľko vlastností:</text:span></text:p>
      <text:list xml:id="list6317433864402262623" text:style-name="L3">
        <text:list-item>
          <text:p text:style-name="P85"><text:soft-page-break/><text:span text:style-name="T104">Všetky kľúčové slová sa skladajú z veľkých a malých znakov abecedy, podtrhovníka </text:span><text:span text:style-name="T7">_</text:span><text:span text:style-name="T104"> a v niektorých jazykoch z </text:span><text:span text:style-name="T32">ďalších znakov</text:span><text:span text:style-name="T32"><text:note text:id="ftn3" text:note-class="footnote"><text:note-citation>3</text:note-citation><text:note-body><text:p text:style-name="P1"><text:span text:style-name="T104">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7">?</text:span><text:span text:style-name="T104"> Alebo výkričník </text:span><text:span text:style-name="T7">!</text:span><text:span text:style-name="T32">. </text:span><text:span text:style-name="T33">Ďalej jazyk PHP definuje exit() a echo() so zátvorkou a variabilným počtom medzier pred a medzi zátvorkami.</text:span></text:p></text:note-body></text:note></text:span></text:p>
        </text:list-item>
        <text:list-item>
          <text:p text:style-name="P82">Veľké a malé písmená sa nemiešajú</text:p>
        </text:list-item>
        <text:list-item>
          <text:p text:style-name="P85"><text:span text:style-name="T32">Kľúčové slová nie sú dynamické, takže poznáme ich presný reťazec</text:span></text:p>
        </text:list-item>
      </text:list>
      <text:p text:style-name="P83">V implementácii sme sa rozhodli sme sa rozhodli využiť fakty 1. a 3. Fakt 2. je viac menej náhoda, aj keď v našej vzorke prominentná.</text:p>
      <text:p text:style-name="P83">Takto môžeme vysloviť nasledujúce tvrdenie o regulárnom výraze slova, ktoré predstavuje v jazyku kľúčové slovo:</text:p>
      <text:p text:style-name="P83">Ak regulárny výraz popisuje kúčové slovo, pravdepodobne neobsahuje žiadne špeciálne znaky, čísla, kvantifikátori a iné operátori, okrem podtrhovníka.</text:p>
      <text:p text:style-name="P143"><text:bookmark-start text:name="__RefHeading__8856_416150259"/>3.3.<text:span text:style-name="T105">2</text:span>. Konštantné hodnoty<text:bookmark-end text:name="__RefHeading__8856_416150259"/></text:p>
      <text:p text:style-name="P84"><text:span text:style-name="T104">Nástroj YajCo má zabudované rozpoznávanie konštánt niektorých typov ako sú čísla a reťazce.</text:span><text:span text:style-name="T106"> Jedná sa o pravidlá natvrdo zabudované do kódu na úrovni lexera. Keďže lexer a jeho API je závyslé na tom, ktorý backend YajCa použijeme ako generátor kódu, nemôžeme ovplyvniť ako sú pravidlá implementované pre moduli JavaCC a Beaver z jedného miesta.</text:span></text:p>
      <text:p text:style-name="P84"><text:span text:style-name="T107">Reťazce teda musia nasledovať podobné pravidlá ako v jazyku Java. Čisla majú však ďalšie nezdokumentované obmedzenie, musia byť v decimálnom zápise. Podľa našich testov, parser vygenerovaný nástrojom YajCo nerozonáva osmičkový a hexadecimálny zápis, ani sufixi určujúce typ konštanty</text:span><text:span text:style-name="T107"><text:note text:id="ftn4" text:note-class="footnote"><text:note-citation>4</text:note-citation><text:note-body><text:p text:style-name="P2"><text:span text:style-name="T107">V jazykoch C a Java hodnotu 1 typu long zapisujeme pomocou sufixu: </text:span><text:span text:style-name="T8">1L</text:span></text:p></text:note-body></text:note></text:span><text:span text:style-name="T107">.</text:span></text:p>
      <text:p text:style-name="P143"><text:bookmark-start text:name="__RefHeading__8858_416150259"/>3.3.<text:span text:style-name="T105">3</text:span>. <text:span text:style-name="T105">O</text:span>perátori a výrazy<text:bookmark-end text:name="__RefHeading__8858_416150259"/></text:p>
      <text:p text:style-name="P84"><text:span text:style-name="T107">Pri rozpoznávaní operátorov sme </text:span><text:span text:style-name="T108">využili centrálnu myšlienku API nástroja YajCo a tou sú koncepty. Ako sme </text:span><text:span text:style-name="T109">si </text:span><text:span text:style-name="T110">spomínali </text:span><text:span text:style-name="T111">pre každú triedu v popise gramatiky vytvorená jedna inštancia triedy Concept.</text:span><text:span text:style-name="T110"> </text:span><text:span text:style-name="T111">Objekty triedy </text:span><text:span text:style-name="T110">Concept </text:span><text:span text:style-name="T111">majú zoznam predprogramovaných konceptových vzorov, ktoré sa na daný Concept vzťahujú. Conceptové vzori do koncpetu pripáme jednou z nasledovných anotácií:</text:span></text:p>
      <text:list xml:id="list8130313089241842113" text:style-name="L11">
        <text:list-item>
          <text:p text:style-name="P87"><text:soft-page-break/>Operátor</text:p>
        </text:list-item>
        <text:list-item>
          <text:p text:style-name="P87">Enum</text:p>
        </text:list-item>
        <text:list-item>
          <text:p text:style-name="P87">Parenthesses</text:p>
        </text:list-item>
      </text:list>
      <text:p text:style-name="P86">LanguageVisitor drží stav pre každý objekt triedy Concept, ktorý navštívil a pri rozpoznávaní jednotlivých tokenov, aplikuje rozličné pravidlá, podľa toho, či sa jedná o operátor alebo nie.</text:p>
      <text:p text:style-name="P86">Ak sa jedná o operátor, ignorujeme potencionálne kľúčové slová a každý neprázdny operátor pridáme do zoznamu operátorov.</text:p>
      <text:p text:style-name="P86">Výrazy sa skladajú z členov (konštanty, premenné) a operátorov, preto sú impicitne implicitne pokryté z veľkej časti aj výrazy.</text:p>
      <text:p text:style-name="P143"><text:bookmark-start text:name="__RefHeading__8860_416150259"/>3.3.<text:span text:style-name="T105">4</text:span>. K<text:span text:style-name="T105">oment</text:span>ár<text:span text:style-name="T105">e a biele znaky</text:span><text:bookmark-end text:name="__RefHeading__8860_416150259"/></text:p>
      <text:p text:style-name="P86">Toto pravidlo sa aplikuje iba na zoznam anotácií @SkipDef.</text:p>
      <text:p text:style-name="P86"/>
      <text:p text:style-name="P143"><text:bookmark-start text:name="__RefHeading__8862_416150259"/>3.<text:span text:style-name="T105">4</text:span>. <text:span text:style-name="T112">Analýza regulárnych výrazov</text:span><text:bookmark-end text:name="__RefHeading__8862_416150259"/></text:p>
      <text:p text:style-name="P84"><text:span text:style-name="T112">Systém pre kategorizáciu tokenov použitý v implementácii nástroja Syntaxer je veľmi obmedzený. Ignoruje fakt, že terminálne symboli sú definované ako regulárne výrazy a nemáme priamy prístup </text:span><text:span text:style-name="T103">k </text:span><text:span text:style-name="T112">reťazcom ktoré generujú.</text:span></text:p>
      <text:p text:style-name="P84"><text:span text:style-name="T112">Hľadali sme spôsob, akým by sme sa mohli dopytovať na kľúčové vlastnosti generovaných jazykov, ktoré sú typické pre rozličné elementy gramatiky z vybraných jazykov. Príkladom takéhoto dopytu môže byť ekvivalencia regulárnych výrazov </text:span><text:span text:style-name="T113">alebo vyhodnotenie množiny všetkých možných znakov na n-tom mieste vo všetkých slovách v jazyku.</text:span></text:p>
      <text:p text:style-name="P84"><text:span text:style-name="T114">Aby sme mohli riešiť dopyty nad regulárnym výrazom, musíme</text:span><text:span text:style-name="T113"> </text:span><text:span text:style-name="T114">ho preložiť do chodnej formy. Z regulárneho výrazu môžeme </text:span><text:span text:style-name="T115">parsovaním vytvoriť strom </text:span><text:span text:style-name="T116">prepisovacích </text:span><text:span text:style-name="T103">vnorených </text:span><text:span text:style-name="T115">pravidiel, </text:span><text:span text:style-name="T116">ktorého listy sú znaky abecedy</text:span><text:span text:style-name="T115">.</text:span></text:p>
      <text:p text:style-name="P88">Takýto strom môžeme zostaviť pomocou 3 typov uzlov: Sekvencia, Alternatíva a Kvantifikácia. </text:p>
      <text:p text:style-name="P143"><text:bookmark-start text:name="__RefHeading__8864_416150259"/>3.<text:span text:style-name="T105">4</text:span>.<text:span text:style-name="T113">1.</text:span><text:span text:style-name="T114"> </text:span><text:span text:style-name="T117">Nedeterministický </text:span><text:span text:style-name="T118">K</text:span><text:span text:style-name="T117">onečný </text:span><text:span text:style-name="T118">A</text:span><text:span text:style-name="T117">utomat</text:span><text:bookmark-end text:name="__RefHeading__8864_416150259"/></text:p>
      <text:p text:style-name="P114"><text:span text:style-name="T117">Niektoré </text:span><text:span text:style-name="T119">dotazy sú riešitené na parse strome regulárneho výrazu, existuje však ekvivalentná reprezentácia, ktorá nám umožnuje riešiť viac úloh. Je ňou Nedeterministický </text:span><text:span text:style-name="T118">Konečný Automat (ďalej len NKA).</text:span></text:p>
      <text:p text:style-name="P114"><text:soft-page-break/><text:span text:style-name="T9">Príklad:</text:span><text:span text:style-name="T118"> Pomocou parse stromu regulárneho výrazu môžeme zistiť, ktoré znaky sa nachádzajú na prvom mieste v generovaných slovách. Ak problém zovšeobecníme na n-tý znak v generovaných slovách, s </text:span><text:span text:style-name="T120">touto reprezentáciou sa vnorené opakovania sa stanú zložitým implementačným problémom</text:span><text:span text:style-name="T118">.</text:span></text:p>
      <text:p text:style-name="P114"><text:span text:style-name="T118">Transformácia </text:span><text:span text:style-name="T120">regulárneho výrazu na NKA sa riadi niekoľkými pravidlami:</text:span></text:p>
      <text:list xml:id="list7815139893272199505" text:style-name="L12">
        <text:list-item>
          <text:p text:style-name="P124">Každý list t.j. Znak abecedy sa stane hranou NKA</text:p>
        </text:list-item>
        <text:list-item>
          <text:p text:style-name="P117"><text:span text:style-name="T120">Každý nelistový uzol bude transformovaný na diskrétny fragment NKA </text:span><text:span text:style-name="T121">s jedným vstupným stavom a jedným konečným stavom</text:span></text:p>
        </text:list-item>
        <text:list-item>
          <text:p text:style-name="P126">Žiadna hrana nesmie z vonku fragmentu nesmie vstupovat do iného ako vstupného stavu.</text:p>
        </text:list-item>
        <text:list-item>
          <text:p text:style-name="P126">Žiadna hrana z vnútra fragmentu nesmie opúšťať fragment, okrem hrán konecného stavu.</text:p>
        </text:list-item>
      </text:list>
      <text:p text:style-name="P125">Traverziou stromu môžeme vybudovať a správne vnoriť každý fragment v post-order poradí. Zadefinujme špecialny typ NKA, ktorý budeme vytvárať.</text:p>
      <text:p text:style-name="P115"><text:span text:style-name="T10">Definícia</text:span><text:span text:style-name="T121">: </text:span><text:span text:style-name="T122">Nedeterministický konečný automat s </text:span><text:span text:style-name="T123">ε-prechodmi</text:span><text:span text:style-name="T122"> je pätica </text:span></text:p>
      <text:p text:style-name="P116"><text:span text:style-name="T11">A</text:span><text:span text:style-name="T122"> = (</text:span><text:span text:style-name="T11">K</text:span><text:span text:style-name="T122">, </text:span><text:span text:style-name="T11">Σ</text:span><text:span text:style-name="T122">, </text:span><text:span text:style-name="T11">δ</text:span><text:span text:style-name="T122">, </text:span><text:span text:style-name="T11">q</text:span><text:span text:style-name="T34">0</text:span><text:span text:style-name="T122"> , </text:span><text:span text:style-name="T11">F</text:span><text:span text:style-name="T122">), kde</text:span></text:p>
      <text:list xml:id="list334734643160360154" text:style-name="L13">
        <text:list-item>
          <text:p text:style-name="P128">K je konečná množina stavov</text:p>
        </text:list-item>
        <text:list-item>
          <text:p text:style-name="P128">Σ je konečná vstupná abeceda</text:p>
        </text:list-item>
        <text:list-item>
          <text:p text:style-name="P118"><text:span text:style-name="T122">q</text:span><text:span text:style-name="T35">0</text:span><text:span text:style-name="T122"> ∈ K je začiatočný stav</text:span></text:p>
        </text:list-item>
        <text:list-item>
          <text:p text:style-name="P128">F ⊆ K je množina akceptačných (koncových) stavov</text:p>
        </text:list-item>
        <text:list-item>
          <text:p text:style-name="P118"><text:span text:style-name="T122">δ : K × Σ</text:span><text:span text:style-name="T36">ε</text:span><text:span text:style-name="T122"> → P(K) je prechodová funkcia</text:span></text:p>
        </text:list-item>
      </text:list>
      <text:p text:style-name="P127">a zároveň</text:p>
      <text:list xml:id="list1575460865814908758" text:style-name="L14">
        <text:list-item>
          <text:p text:style-name="P119"><text:span text:style-name="T123">ε </text:span><text:span text:style-name="T124">∉ K</text:span></text:p>
        </text:list-item>
        <text:list-item>
          <text:p text:style-name="P119"><text:span text:style-name="T124">Σ</text:span><text:span text:style-name="T125">ε</text:span><text:span text:style-name="T127"> = <text:s/>Σ ∪ {ε}</text:span></text:p>
        </text:list-item>
      </text:list>
      <text:p text:style-name="P141"><text:bookmark-start text:name="__RefHeading__8866_416150259"/><text:span text:style-name="T128">3.</text:span><text:span text:style-name="T129">4</text:span><text:span text:style-name="T128">.</text:span><text:span text:style-name="T130">1.</text:span><text:span text:style-name="T128">1. Znak</text:span><text:bookmark-end text:name="__RefHeading__8866_416150259"/></text:p>
      <text:p text:style-name="P89">Na pozícii listov stromu sa nachádzajú znaky. Tie budeme modelovať ko primy prechod zo začiatočného stavu do konečného cez daný znak.</text:p>
      <text:p text:style-name="P89"/>
      <text:p text:style-name="P141"><text:bookmark-start text:name="__RefHeading__8868_416150259"/><text:span text:style-name="T128">3.</text:span><text:span text:style-name="T129">4</text:span><text:span text:style-name="T128">.</text:span><text:span text:style-name="T130">1.</text:span><text:span text:style-name="T128">1. Sekvencia</text:span><text:bookmark-end text:name="__RefHeading__8868_416150259"/></text:p>
      <text:p text:style-name="P84"><text:span text:style-name="T128">Sekvencie je pomerne jednoduché namodelovať. Potomkov sekvencie prepojíme <text:s/></text:span><text:span text:style-name="T127">ε-prechodmi, </text:span><text:span text:style-name="T128">v poradí - Konečný stav prvého potomka do začiatočného stavu nasledovného uzlu.</text:span></text:p>
      <text:p text:style-name="P89"/>
      <text:p text:style-name="P145"><text:bookmark-start text:name="__RefHeading__8870_416150259"/><text:span text:style-name="T128">3.</text:span><text:span text:style-name="T129">4</text:span><text:span text:style-name="T128">.</text:span><text:span text:style-name="T130">1.</text:span><text:span text:style-name="T128">2. Alternatívy</text:span><text:bookmark-end text:name="__RefHeading__8870_416150259"/></text:p>
      <text:p text:style-name="P84"><text:span text:style-name="T128">Fragmenty </text:span><text:span text:style-name="T127">ε-</text:span><text:span text:style-name="T128">N</text:span><text:span text:style-name="T131">K</text:span><text:span text:style-name="T128">A zostrojené z potomkov uzlu alternatívy zaradíme </text:span><text:span text:style-name="T132">parallelne </text:span><text:span text:style-name="T128">medzi začiatočný a konečný uzol </text:span><text:span text:style-name="T133">ekvivalentného fragmentu N</text:span><text:span text:style-name="T131">K</text:span><text:span text:style-name="T133">A. <text:s/></text:span><text:span text:style-name="T127">ε-prechod</text:span><text:span text:style-name="T133">y </text:span><text:soft-page-break/><text:span text:style-name="T133">sa budú spájať začiatočný stav </text:span><text:span text:style-name="T132">fragmentu </text:span><text:span text:style-name="T133">so začiatocnými stavmi potomkov a ich konečné stavy s konecným stavom fragmentu.</text:span></text:p>
      <text:p text:style-name="P90"/>
      <text:p text:style-name="P141"><text:bookmark-start text:name="__RefHeading__8872_416150259"/><text:span text:style-name="T128">3.</text:span><text:span text:style-name="T129">4</text:span><text:span text:style-name="T128">.</text:span><text:span text:style-name="T130">1.</text:span><text:span text:style-name="T128">3. </text:span><text:span text:style-name="T134">Kvantifikácia</text:span><text:bookmark-end text:name="__RefHeading__8872_416150259"/></text:p>
      <text:p text:style-name="P91">Kvantifikácia je odlišná od Sekvencie a Alternatívy tým, že má jediného potomka.</text:p>
      <text:p text:style-name="P84"><text:span text:style-name="T135">Pri tranformácii kvantifikátorov na </text:span><text:span text:style-name="T127">ε-</text:span><text:span text:style-name="T128">N</text:span><text:span text:style-name="T131">K</text:span><text:span text:style-name="T128">A </text:span><text:span text:style-name="T134">musíme brať do úvahy o aký typ kvantifikácie sa jedná. </text:span><text:span text:style-name="T135">V regulárnych výrazoch rozšíreného unixového typu nachádzame 4 rôzne zapisy kvantifikátorov, všetky vo forme postfix operátora:</text:span></text:p>
      <text:list xml:id="list2029360469141175370" text:style-name="L15">
        <text:list-item>
          <text:p text:style-name="P98"><text:span text:style-name="T144">*</text:span><text:span text:style-name="T135"><text:tab/><text:tab/>prefix sa opakuje 0 a viackrát</text:span></text:p>
        </text:list-item>
        <text:list-item>
          <text:p text:style-name="P98"><text:span text:style-name="T144">+</text:span><text:span text:style-name="T135"><text:tab/><text:tab/>prefix sa opakuje aspoň raz</text:span></text:p>
        </text:list-item>
        <text:list-item>
          <text:p text:style-name="P98"><text:span text:style-name="T144">?</text:span><text:span text:style-name="T135"><text:tab/><text:tab/>prefix sa nachádza na danej pozícii raz alebo vôbec</text:span></text:p>
        </text:list-item>
        <text:list-item>
          <text:p text:style-name="P98"><text:span text:style-name="T144">{</text:span><text:span text:style-name="T148">n</text:span><text:span text:style-name="T144">,</text:span><text:span text:style-name="T148">m</text:span><text:span text:style-name="T144">}</text:span><text:span text:style-name="T135"><text:tab/>prefix sa opakuje minimálne n-krát a maximálne m-krát</text:span></text:p>
        </text:list-item>
      </text:list>
      <text:p text:style-name="P84"><text:span text:style-name="T135">Operátor </text:span><text:span text:style-name="T144">{</text:span><text:span text:style-name="T148">n</text:span><text:span text:style-name="T149">, </text:span><text:span text:style-name="T148">m</text:span><text:span text:style-name="T149">}</text:span><text:span text:style-name="T150"> diskutovať nebudeme, pretože sa používa zriedkavo. Čitateľ sa nad jeho tranformaciou môže zamyslieť samostatne.</text:span></text:p>
      <text:p text:style-name="P84"><text:span text:style-name="T136">Vychádzame z toho, že začiatočné stavy a konečne stavy fragmentu a potomka sú prepojené </text:span><text:span text:style-name="T127">ε-</text:span><text:span text:style-name="T136">prechodmi. Ďalej nás b</text:span><text:span text:style-name="T135">udú </text:span><text:span text:style-name="T136">z</text:span><text:span text:style-name="T135">aujímať dve vlastnosti:</text:span></text:p>
      <text:list xml:id="list6267445853045437089" text:style-name="L16">
        <text:list-item>
          <text:p text:style-name="P99"><text:span text:style-name="T135">Môže byť potomok vynechaný? </text:span><text:span text:style-name="T136">(objavovať sa 0-krát)<text:line-break/>Ak áno, vložíme </text:span><text:span text:style-name="T127">ε-</text:span><text:span text:style-name="T136">prechod zo začiatočného do konečného stavu fragmentu</text:span></text:p>
        </text:list-item>
        <text:list-item>
          <text:p text:style-name="P99"><text:span text:style-name="T135">Môže sa potomok objavovať viac ako raz?<text:line-break/></text:span><text:span text:style-name="T136">Ak áno, vložíme </text:span><text:span text:style-name="T127">ε-</text:span><text:span text:style-name="T136">prechod zo konečného do začiatočného stavu fragmentu</text:span></text:p>
        </text:list-item>
      </text:list>
      <text:p text:style-name="P84"><text:span text:style-name="T137">V tomto kroku si musíme uvedomiť, že so zavädením kvantifikácie do našeho modelu, vytvárame slučku skladajúcu sa z </text:span><text:span text:style-name="T127">ε-</text:span><text:span text:style-name="T137">prechodov. Prichádzame tak o jeden predpoklad, ktorý by sme mohi uvažovať, ak by sme v algebre regulárnych výrazov nemali kvantifikáciu. Algoritmy, ktoré budú pracovať nad </text:span><text:span text:style-name="T127">ε-</text:span><text:span text:style-name="T137">N</text:span><text:span text:style-name="T131">K</text:span><text:span text:style-name="T137">A, ako napríklad tranformácia na NFA, musia ošetriť tento okrajový prípad.</text:span></text:p>
      <text:p text:style-name="P141"><text:bookmark-start text:name="__RefHeading__8874_416150259"/><text:span text:style-name="T128">3.</text:span><text:span text:style-name="T129">4</text:span><text:span text:style-name="T128">.</text:span><text:span text:style-name="T130">1.</text:span><text:span text:style-name="T137">4</text:span><text:span text:style-name="T128">. </text:span><text:span text:style-name="T137">Transformácia </text:span><text:span text:style-name="T127">ε-</text:span><text:span text:style-name="T137">N</text:span><text:span text:style-name="T131">K</text:span><text:span text:style-name="T137">A na N</text:span><text:span text:style-name="T131">K</text:span><text:span text:style-name="T137">A</text:span><text:bookmark-end text:name="__RefHeading__8874_416150259"/></text:p>
      <text:p text:style-name="P104"><text:span text:style-name="T138">Vytvorenie </text:span><text:span text:style-name="T127">ε-</text:span><text:span text:style-name="T137">N</text:span><text:span text:style-name="T131">K</text:span><text:span text:style-name="T137">A </text:span><text:span text:style-name="T138">je medzikrok k vytvor</text:span><text:span text:style-name="T139">e</text:span><text:span text:style-name="T138">niu N</text:span><text:span text:style-name="T131">K</text:span><text:span text:style-name="T138">A. </text:span><text:span text:style-name="T140">Reprezentujme </text:span><text:span text:style-name="T137">N</text:span><text:span text:style-name="T131">K</text:span><text:span text:style-name="T137">A </text:span><text:span text:style-name="T140">ako tabulku, ktorá modeluje prechody medzi stavmi.</text:span></text:p>
      <table:table table:name="Table5" table:style-name="Table5">
        <table:table-column table:style-name="Table5.A" table:number-columns-repeated="4"/>
        <text:soft-page-break/>
        <table:table-row>
          <table:table-cell table:style-name="Table5.A1" office:value-type="string">
            <text:p text:style-name="Table_20_Contents">Stav</text:p>
          </table:table-cell>
          <table:table-cell table:style-name="Table5.B1" office:value-type="float" office:value="0">
            <text:p text:style-name="Table_20_Contents">0</text:p>
          </table:table-cell>
          <table:table-cell table:style-name="Table5.B1" office:value-type="float" office:value="1">
            <text:p text:style-name="Table_20_Contents">1</text:p>
          </table:table-cell>
          <table:table-cell table:style-name="Table5.D1" office:value-type="string">
            <text:p text:style-name="P104"><text:span text:style-name="T146">ε</text:span></text:p>
          </table:table-cell>
        </table:table-row>
        <table:table-row>
          <table:table-cell table:style-name="Table5.C7" office:value-type="string">
            <text:p text:style-name="Table_20_Contents">A</text:p>
          </table:table-cell>
          <table:table-cell table:style-name="Table5.C7" office:value-type="string">
            <text:p text:style-name="Table_20_Contents">B</text:p>
          </table:table-cell>
          <table:table-cell table:style-name="Table5.C7" office:value-type="string">
            <text:p text:style-name="Table_20_Contents">C</text:p>
          </table:table-cell>
          <table:table-cell table:style-name="Table5.D7" office:value-type="string">
            <text:p text:style-name="P104"><text:span text:style-name="T140">∅</text:span></text:p>
          </table:table-cell>
        </table:table-row>
        <table:table-row>
          <table:table-cell table:style-name="Table5.C7" office:value-type="string">
            <text:p text:style-name="Table_20_Contents">B</text:p>
          </table:table-cell>
          <table:table-cell table:style-name="Table5.C7" office:value-type="string">
            <text:p text:style-name="P104"><text:span text:style-name="T140">∅</text:span></text:p>
          </table:table-cell>
          <table:table-cell table:style-name="Table5.C7" office:value-type="string">
            <text:p text:style-name="Table_20_Contents">C</text:p>
          </table:table-cell>
          <table:table-cell table:style-name="Table5.D7" office:value-type="string">
            <text:p text:style-name="P104"><text:span text:style-name="T139">{</text:span><text:span text:style-name="T140">D, </text:span><text:span text:style-name="T139">E}</text:span></text:p>
          </table:table-cell>
        </table:table-row>
        <table:table-row>
          <table:table-cell table:style-name="Table5.C7" office:value-type="string">
            <text:p text:style-name="Table_20_Contents">C</text:p>
          </table:table-cell>
          <table:table-cell table:style-name="Table5.C7" office:value-type="string">
            <text:p text:style-name="Table_20_Contents">A</text:p>
          </table:table-cell>
          <table:table-cell table:style-name="Table5.C7" office:value-type="string">
            <text:p text:style-name="P104"><text:span text:style-name="T140">∅</text:span></text:p>
          </table:table-cell>
          <table:table-cell table:style-name="Table5.D7" office:value-type="string">
            <text:p text:style-name="P104"><text:span text:style-name="T140">∅</text:span></text:p>
          </table:table-cell>
        </table:table-row>
        <table:table-row>
          <table:table-cell table:style-name="Table5.C7" office:value-type="string">
            <text:p text:style-name="Table_20_Contents">D</text:p>
          </table:table-cell>
          <table:table-cell table:style-name="Table5.C7" office:value-type="string">
            <text:p text:style-name="Table_20_Contents">E</text:p>
          </table:table-cell>
          <table:table-cell table:style-name="Table5.C7" office:value-type="string">
            <text:p text:style-name="Table_20_Contents">F</text:p>
          </table:table-cell>
          <table:table-cell table:style-name="Table5.D7" office:value-type="string">
            <text:p text:style-name="P104"><text:span text:style-name="T140">∅</text:span></text:p>
          </table:table-cell>
        </table:table-row>
        <table:table-row>
          <table:table-cell table:style-name="Table5.C7" office:value-type="string">
            <text:p text:style-name="Table_20_Contents">E</text:p>
          </table:table-cell>
          <table:table-cell table:style-name="Table5.C7" office:value-type="string">
            <text:p text:style-name="Table_20_Contents">A</text:p>
          </table:table-cell>
          <table:table-cell table:style-name="Table5.C7" office:value-type="string">
            <text:p text:style-name="P104"><text:span text:style-name="T140">∅</text:span></text:p>
          </table:table-cell>
          <table:table-cell table:style-name="Table5.D7" office:value-type="string">
            <text:p text:style-name="P104"><text:span text:style-name="T140">∅</text:span></text:p>
          </table:table-cell>
        </table:table-row>
        <table:table-row>
          <table:table-cell table:style-name="Table5.C7" office:value-type="string">
            <text:p text:style-name="Table_20_Contents">F</text:p>
          </table:table-cell>
          <table:table-cell table:style-name="Table5.C7" office:value-type="string">
            <text:p text:style-name="Table_20_Contents">B</text:p>
          </table:table-cell>
          <table:table-cell table:style-name="Table5.C7" office:value-type="string">
            <text:p text:style-name="P104"><text:span text:style-name="T140">∅</text:span></text:p>
          </table:table-cell>
          <table:table-cell table:style-name="Table5.D7" office:value-type="string">
            <text:p text:style-name="P104"><text:span text:style-name="T140">∅</text:span></text:p>
          </table:table-cell>
        </table:table-row>
      </table:table>
      <text:p text:style-name="P104"><text:span text:style-name="T140"><text:s text:c="2"/></text:span><text:span text:style-name="T139">Cieľom je ostrániť stĺpec </text:span><text:span text:style-name="T146">ε</text:span><text:span text:style-name="T151">.</text:span></text:p>
      <text:p text:style-name="P84"><text:span text:style-name="T147">Definicia:</text:span><text:span text:style-name="T152"> Nech δ*(q</text:span><text:span text:style-name="T126">0</text:span><text:span text:style-name="T152">, w) je množina všetkých stavov, ktoré môžeme dosiahnúť zo stavu q</text:span><text:span text:style-name="T126">0</text:span><text:span text:style-name="T152"> nasledovaním cesty w.</text:span></text:p>
      <text:p text:style-name="P96">Príklad:</text:p>
      <text:list xml:id="list217080431321644580" text:style-name="L17">
        <text:list-item>
          <text:p text:style-name="P100"><text:span text:style-name="T152">δ*(A, </text:span><text:span text:style-name="T146">ε</text:span><text:span text:style-name="T152">) = {A}</text:span></text:p>
        </text:list-item>
        <text:list-item>
          <text:p text:style-name="P100"><text:span text:style-name="T152">δ*(A, </text:span><text:span text:style-name="T147">0</text:span><text:span text:style-name="T152">) = {B, D, E}</text:span></text:p>
        </text:list-item>
        <text:list-item>
          <text:p text:style-name="P100"><text:span text:style-name="T152">δ*(A, </text:span><text:span text:style-name="T147">01</text:span><text:span text:style-name="T152">) = {C, F}</text:span></text:p>
        </text:list-item>
      </text:list>
      <text:p text:style-name="P84"><text:span text:style-name="T153">Tabuľku NKA </text:span><text:span text:style-name="T154">zostavíme dosadením stavu q a prechodu x do funkcie </text:span><text:span text:style-name="T152">δ*(</text:span><text:span text:style-name="T154">q</text:span><text:span text:style-name="T152">, </text:span><text:span text:style-name="T154">x):</text:span></text:p>
      <table:table table:name="Table4" table:style-name="Table4">
        <table:table-column table:style-name="Table4.A" table:number-columns-repeated="3"/>
        <table:table-row>
          <table:table-cell table:style-name="Table4.A1" office:value-type="string">
            <text:p text:style-name="P139"><text:span text:style-name="T162">Stav</text:span></text:p>
          </table:table-cell>
          <table:table-cell table:style-name="Table4.A1" office:value-type="string">
            <text:p text:style-name="P139"><text:span text:style-name="T162">0</text:span></text:p>
          </table:table-cell>
          <table:table-cell table:style-name="Table4.C1" office:value-type="string">
            <text:p text:style-name="P139"><text:span text:style-name="T162">1</text:span></text:p>
          </table:table-cell>
        </table:table-row>
        <table:table-row>
          <table:table-cell table:style-name="Table4.A2" office:value-type="string">
            <text:p text:style-name="P136"><text:span text:style-name="T162">A</text:span></text:p>
          </table:table-cell>
          <table:table-cell table:style-name="Table4.A2" office:value-type="string">
            <text:p text:style-name="P80"><text:span text:style-name="T141">{</text:span><text:span text:style-name="T140">B, </text:span><text:span text:style-name="T141">D, E}</text:span></text:p>
          </table:table-cell>
          <table:table-cell table:style-name="Table4.C2" office:value-type="string">
            <text:p text:style-name="P136"><text:span text:style-name="T162">C</text:span></text:p>
          </table:table-cell>
        </table:table-row>
        <table:table-row>
          <table:table-cell table:style-name="Table4.A2" office:value-type="string">
            <text:p text:style-name="P136"><text:span text:style-name="T162">B</text:span></text:p>
          </table:table-cell>
          <table:table-cell table:style-name="Table4.A2" office:value-type="string">
            <text:p text:style-name="P93">∅</text:p>
          </table:table-cell>
          <table:table-cell table:style-name="Table4.C2" office:value-type="string">
            <text:p text:style-name="P136"><text:span text:style-name="T162">C</text:span></text:p>
          </table:table-cell>
        </table:table-row>
        <table:table-row>
          <table:table-cell table:style-name="Table4.A2" office:value-type="string">
            <text:p text:style-name="P136"><text:span text:style-name="T162">C</text:span></text:p>
          </table:table-cell>
          <table:table-cell table:style-name="Table4.A2" office:value-type="string">
            <text:p text:style-name="P136"><text:span text:style-name="T162">A</text:span></text:p>
          </table:table-cell>
          <table:table-cell table:style-name="Table4.C2" office:value-type="string">
            <text:p text:style-name="P93">∅</text:p>
          </table:table-cell>
        </table:table-row>
        <table:table-row>
          <table:table-cell table:style-name="Table4.A2" office:value-type="string">
            <text:p text:style-name="P136"><text:span text:style-name="T162">D</text:span></text:p>
          </table:table-cell>
          <table:table-cell table:style-name="Table4.A2" office:value-type="string">
            <text:p text:style-name="P136"><text:span text:style-name="T162">E</text:span></text:p>
          </table:table-cell>
          <table:table-cell table:style-name="Table4.C2" office:value-type="string">
            <text:p text:style-name="P136"><text:span text:style-name="T162">F</text:span></text:p>
          </table:table-cell>
        </table:table-row>
        <table:table-row>
          <table:table-cell table:style-name="Table4.A2" office:value-type="string">
            <text:p text:style-name="P136"><text:span text:style-name="T162">E</text:span></text:p>
          </table:table-cell>
          <table:table-cell table:style-name="Table4.A2" office:value-type="string">
            <text:p text:style-name="P136"><text:span text:style-name="T162">A</text:span></text:p>
          </table:table-cell>
          <table:table-cell table:style-name="Table4.C2" office:value-type="string">
            <text:p text:style-name="P93">∅</text:p>
          </table:table-cell>
        </table:table-row>
        <table:table-row>
          <table:table-cell table:style-name="Table4.A2" office:value-type="string">
            <text:p text:style-name="P136"><text:span text:style-name="T162">F</text:span></text:p>
          </table:table-cell>
          <table:table-cell table:style-name="Table4.A2" office:value-type="string">
            <text:p text:style-name="P136"><text:span text:style-name="T162">B</text:span></text:p>
          </table:table-cell>
          <table:table-cell table:style-name="Table4.C2" office:value-type="string">
            <text:p text:style-name="P93">∅</text:p>
          </table:table-cell>
        </table:table-row>
      </table:table>
      <text:p text:style-name="P97"><text:span text:style-name="T140"/></text:p>
      <text:p text:style-name="P143"><text:bookmark-start text:name="__RefHeading__8876_416150259"/>3.<text:span text:style-name="T105">4</text:span>.<text:span text:style-name="T158">3</text:span><text:span text:style-name="T113">.</text:span><text:span text:style-name="T114"> </text:span><text:span text:style-name="T158">D</text:span><text:span text:style-name="T117">eterministický </text:span><text:span text:style-name="T118">K</text:span><text:span text:style-name="T117">onečný </text:span><text:span text:style-name="T118">A</text:span><text:span text:style-name="T117">utomat</text:span><text:bookmark-end text:name="__RefHeading__8876_416150259"/></text:p>
      <text:p text:style-name="P114"><text:span text:style-name="T152">Prevodom na </text:span><text:span text:style-name="T155">D</text:span><text:span text:style-name="T152">eterministický Konečný Automat (ďalej len D</text:span><text:span text:style-name="T155">K</text:span><text:span text:style-name="T152">A) dostaneme k dispozícii možnosť testovať ekvivalenciu dvoch D</text:span><text:span text:style-name="T155">K</text:span><text:span text:style-name="T152">A </text:span><text:span text:style-name="T155">a </text:span><text:span text:style-name="T152">rôzne iné algoritmi vyvinuté nad D</text:span><text:span text:style-name="T155">K</text:span><text:span text:style-name="T152">A.</text:span></text:p>
      <text:p text:style-name="P114"><text:span text:style-name="T154">Prevod na DKA vychádza z ekvivalencie DKA a NKA. </text:span><text:span text:style-name="T156">Začíname v začiatočnom stave NKA. Pre každý možný prechod v aktualnej kombinácii stavov môžeme použiť vytvoríme jeden prechod v DKA a cieľový stav bude reprezentovať kombináciu stavou, do ktorých sa simuláciou NKA dostaneme po čítaní daného znaku.</text:span></text:p>
      <text:p text:style-name="P114"><text:span text:style-name="T156">Toto </text:span><text:span text:style-name="T157">vykonávame iteratívne</text:span><text:span text:style-name="T156">, kým nevytvoríme tabuľku všetkých kombinácií stavov, do ktorých je možné sa dostať simuláciou NKA. </text:span><text:span text:style-name="T157">Výsledná tabuľka je prekvapivo krátka:</text:span></text:p>
      <text:p text:style-name="P84"><text:soft-page-break/><text:span text:style-name="T140"><text:tab/></text:span><text:span text:style-name="T145">Stav<text:tab/><text:tab/><text:tab/><text:tab/>0<text:tab/><text:tab/><text:tab/>1</text:span></text:p>
      <text:p text:style-name="P84"><text:span text:style-name="T127"><text:tab/></text:span><text:span text:style-name="T142">S1 = </text:span><text:span text:style-name="T140">A<text:tab/><text:tab/><text:tab/></text:span><text:span text:style-name="T141">{</text:span><text:span text:style-name="T140">B, </text:span><text:span text:style-name="T141">D, E}</text:span><text:span text:style-name="T140"><text:tab/><text:tab/>C</text:span></text:p>
      <text:p text:style-name="P84"><text:span text:style-name="T140"><text:tab/></text:span><text:span text:style-name="T142">S2 = </text:span><text:span text:style-name="T141">{</text:span><text:span text:style-name="T140">B, </text:span><text:span text:style-name="T141">D, E}<text:tab/><text:tab/></text:span><text:span text:style-name="T143">{A, E}<text:tab/><text:tab/><text:tab/>{C, F}</text:span></text:p>
      <text:p text:style-name="P84"><text:span text:style-name="T143"><text:tab/></text:span><text:span text:style-name="T142">S3 = C<text:tab/><text:tab/><text:tab/>A<text:tab/><text:tab/><text:tab/></text:span><text:span text:style-name="T140">∅</text:span></text:p>
      <text:p text:style-name="P84"><text:span text:style-name="T143"><text:tab/></text:span><text:span text:style-name="T142">S4 = </text:span><text:span text:style-name="T143">{C, F}<text:tab/><text:tab/><text:tab/>{A, B}<text:tab/><text:tab/><text:tab/></text:span><text:span text:style-name="T140">∅</text:span></text:p>
      <text:p text:style-name="P84"><text:span text:style-name="T140"><text:tab/></text:span><text:span text:style-name="T142">S5 = </text:span><text:span text:style-name="T143">{A, E}<text:tab/><text:tab/><text:tab/>{A, B, D, E}<text:tab/><text:tab/>C</text:span></text:p>
      <text:p text:style-name="P84"><text:span text:style-name="T143"><text:tab/></text:span><text:span text:style-name="T142">S6 = {A, B}<text:tab/><text:tab/><text:tab/>{B, D, E}<text:tab/><text:tab/>C</text:span></text:p>
      <text:p text:style-name="P95"><text:tab/>S7 = {A, B, D, E}<text:tab/><text:tab/>{A, B, D, E}<text:tab/><text:tab/>{C, F}</text:p>
      <text:p text:style-name="P122">Jednou z výhod, tejto reprezentácie je, že DKA je možné upraviť a opätovne previesť na regulárny výraz. Tým by sa otvorila možnosť robiť okrem dopytov nad regulárnymi výrazmi aj transformácie a optimalizácie regulárnych výrazov.</text:p>
      <text:list xml:id="list1872772871" text:continue-list="list689158464" text:style-name="WW8Num7">
        <text:list-item>
          <text:p text:style-name="P72"><text:bookmark-start text:name="__RefNumPara__12117_416150259"/><text:bookmark-start text:name="__RefHeading__4016_416150259"/><text:span text:style-name="T159">Analýza skutočných jazykov</text:span><text:bookmark-end text:name="__RefNumPara__12117_416150259"/><text:bookmark-end text:name="__RefHeading__4016_416150259"/></text:p>
        </text:list-item>
      </text:list>
      <text:p text:style-name="P112">V tejto časti práce uvedieme zoznam kľúčových slov vybraných programovacích jazykov, zhromaždený pre účeli analýzovania reprezentatívnej množiny existujúcich jazykov. Počet kľúčových slov každého jazyka je uvedený v nadpise v zátvorkách.</text:p>
      <text:list xml:id="list45217271" text:continue-numbering="true" text:style-name="WW8Num7">
        <text:list-item>
          <text:list>
            <text:list-item>
              <text:p text:style-name="P56"><text:bookmark-start text:name="__RefHeading__4018_416150259"/><text:bookmark-start text:name="_Ref101952800"/><text:span text:style-name="T159">C</text:span><text:bookmark-end text:name="__RefHeading__4018_416150259"/><text:bookmark-end text:name="_Ref101952800"/></text:p>
            </text:list-item>
          </text:list>
        </text:list-item>
      </text:list>
      <table:table table:name="Table7" table:style-name="Table7">
        <table:table-column table:style-name="Table7.A" table:number-columns-repeated="5"/>
        <table:table-row>
          <table:table-cell table:style-name="Table7.A1" office:value-type="string">
            <text:p text:style-name="P101"><text:span text:style-name="T159">auto</text:span></text:p>
          </table:table-cell>
          <table:table-cell table:style-name="Table7.A1" office:value-type="string">
            <text:p text:style-name="P101">do</text:p>
          </table:table-cell>
          <table:table-cell table:style-name="Table7.A1" office:value-type="string">
            <text:p text:style-name="P101">goto</text:p>
          </table:table-cell>
          <table:table-cell table:style-name="Table7.A1" office:value-type="string">
            <text:p text:style-name="P101">signed</text:p>
          </table:table-cell>
          <table:table-cell table:style-name="Table7.E1" office:value-type="string">
            <text:p text:style-name="P101">unsigned</text:p>
          </table:table-cell>
        </table:table-row>
        <table:table-row>
          <table:table-cell table:style-name="Table7.A2" office:value-type="string">
            <text:p text:style-name="P101">break</text:p>
          </table:table-cell>
          <table:table-cell table:style-name="Table7.A2" office:value-type="string">
            <text:p text:style-name="P101">double</text:p>
          </table:table-cell>
          <table:table-cell table:style-name="Table7.A2" office:value-type="string">
            <text:p text:style-name="P101">if</text:p>
          </table:table-cell>
          <table:table-cell table:style-name="Table7.A2" office:value-type="string">
            <text:p text:style-name="P101">sizeof</text:p>
          </table:table-cell>
          <table:table-cell table:style-name="Table7.E2" office:value-type="string">
            <text:p text:style-name="P101">void</text:p>
          </table:table-cell>
        </table:table-row>
        <table:table-row>
          <table:table-cell table:style-name="Table7.A2" office:value-type="string">
            <text:p text:style-name="P101">case</text:p>
          </table:table-cell>
          <table:table-cell table:style-name="Table7.A2" office:value-type="string">
            <text:p text:style-name="P101">else</text:p>
          </table:table-cell>
          <table:table-cell table:style-name="Table7.A2" office:value-type="string">
            <text:p text:style-name="P101">int</text:p>
          </table:table-cell>
          <table:table-cell table:style-name="Table7.A2" office:value-type="string">
            <text:p text:style-name="P101">static</text:p>
          </table:table-cell>
          <table:table-cell table:style-name="Table7.E2" office:value-type="string">
            <text:p text:style-name="P101">volatile</text:p>
          </table:table-cell>
        </table:table-row>
        <table:table-row>
          <table:table-cell table:style-name="Table7.A2" office:value-type="string">
            <text:p text:style-name="P101">char</text:p>
          </table:table-cell>
          <table:table-cell table:style-name="Table7.A2" office:value-type="string">
            <text:p text:style-name="P101">enum</text:p>
          </table:table-cell>
          <table:table-cell table:style-name="Table7.A2" office:value-type="string">
            <text:p text:style-name="P101">long</text:p>
          </table:table-cell>
          <table:table-cell table:style-name="Table7.A2" office:value-type="string">
            <text:p text:style-name="P101">struct</text:p>
          </table:table-cell>
          <table:table-cell table:style-name="Table7.E2" office:value-type="string">
            <text:p text:style-name="P101">while</text:p>
          </table:table-cell>
        </table:table-row>
        <table:table-row>
          <table:table-cell table:style-name="Table7.A2" office:value-type="string">
            <text:p text:style-name="P101">const</text:p>
          </table:table-cell>
          <table:table-cell table:style-name="Table7.A2" office:value-type="string">
            <text:p text:style-name="P101">extern</text:p>
          </table:table-cell>
          <table:table-cell table:style-name="Table7.A2" office:value-type="string">
            <text:p text:style-name="P101">register</text:p>
          </table:table-cell>
          <table:table-cell table:style-name="Table7.A2" office:value-type="string">
            <text:p text:style-name="P101">switch</text:p>
          </table:table-cell>
          <table:table-cell table:style-name="Table7.E2" office:value-type="string">
            <text:p text:style-name="P101"/>
          </table:table-cell>
        </table:table-row>
        <table:table-row>
          <table:table-cell table:style-name="Table7.A2" office:value-type="string">
            <text:p text:style-name="P101">continue</text:p>
          </table:table-cell>
          <table:table-cell table:style-name="Table7.A2" office:value-type="string">
            <text:p text:style-name="P101">float</text:p>
          </table:table-cell>
          <table:table-cell table:style-name="Table7.A2" office:value-type="string">
            <text:p text:style-name="P101">return</text:p>
          </table:table-cell>
          <table:table-cell table:style-name="Table7.A2" office:value-type="string">
            <text:p text:style-name="P101">typedef</text:p>
          </table:table-cell>
          <table:table-cell table:style-name="Table7.E2" office:value-type="string">
            <text:p text:style-name="P101"/>
          </table:table-cell>
        </table:table-row>
        <table:table-row>
          <table:table-cell table:style-name="Table7.A2" office:value-type="string">
            <text:p text:style-name="P101">default</text:p>
          </table:table-cell>
          <table:table-cell table:style-name="Table7.A2" office:value-type="string">
            <text:p text:style-name="P101">for</text:p>
          </table:table-cell>
          <table:table-cell table:style-name="Table7.A2" office:value-type="string">
            <text:p text:style-name="P101">short</text:p>
          </table:table-cell>
          <table:table-cell table:style-name="Table7.A2" office:value-type="string">
            <text:p text:style-name="P101">union</text:p>
          </table:table-cell>
          <table:table-cell table:style-name="Table7.E2" office:value-type="string">
            <text:p text:style-name="P101"/>
          </table:table-cell>
        </table:table-row>
      </table:table>
      <text:p text:style-name="P112"/>
      <text:list xml:id="list1745799880" text:continue-numbering="true" text:style-name="WW8Num7">
        <text:list-item>
          <text:list>
            <text:list-item>
              <text:p text:style-name="P56"><text:bookmark-start text:name="__RefHeading__8878_416150259"/><text:span text:style-name="T159">C++</text:span><text:bookmark-end text:name="__RefHeading__8878_416150259"/></text:p>
            </text:list-item>
          </text:list>
        </text:list-item>
      </text:list>
      <table:table table:name="Table6" table:style-name="Table6">
        <table:table-column table:style-name="Table6.A" table:number-columns-repeated="5"/>
        <table:table-row>
          <table:table-cell table:style-name="Table6.A1" office:value-type="string">
            <text:p text:style-name="P101"><text:span text:style-name="T159">abstract</text:span></text:p>
          </table:table-cell>
          <table:table-cell table:style-name="Table6.A1" office:value-type="string">
            <text:p text:style-name="P101">boolean</text:p>
          </table:table-cell>
          <table:table-cell table:style-name="Table6.A1" office:value-type="string">
            <text:p text:style-name="P101">byte</text:p>
          </table:table-cell>
          <table:table-cell table:style-name="Table6.A1" office:value-type="string">
            <text:p text:style-name="P101">catch</text:p>
          </table:table-cell>
          <table:table-cell table:style-name="Table6.E1" office:value-type="string">
            <text:p text:style-name="P101">class</text:p>
          </table:table-cell>
        </table:table-row>
        <table:table-row>
          <table:table-cell table:style-name="Table6.A2" office:value-type="string">
            <text:p text:style-name="P101">continue</text:p>
          </table:table-cell>
          <table:table-cell table:style-name="Table6.A2" office:value-type="string">
            <text:p text:style-name="P101">do</text:p>
          </table:table-cell>
          <table:table-cell table:style-name="Table6.A2" office:value-type="string">
            <text:p text:style-name="P101">else</text:p>
          </table:table-cell>
          <table:table-cell table:style-name="Table6.A2" office:value-type="string">
            <text:p text:style-name="P101">extends</text:p>
          </table:table-cell>
          <table:table-cell table:style-name="Table6.E2" office:value-type="string">
            <text:p text:style-name="P101">finally</text:p>
          </table:table-cell>
        </table:table-row>
        <table:table-row>
          <table:table-cell table:style-name="Table6.A2" office:value-type="string">
            <text:p text:style-name="P101">for</text:p>
          </table:table-cell>
          <table:table-cell table:style-name="Table6.A2" office:value-type="string">
            <text:p text:style-name="P101">if</text:p>
          </table:table-cell>
          <table:table-cell table:style-name="Table6.A2" office:value-type="string">
            <text:p text:style-name="P101">import</text:p>
          </table:table-cell>
          <table:table-cell table:style-name="Table6.A2" office:value-type="string">
            <text:p text:style-name="P101">int</text:p>
          </table:table-cell>
          <table:table-cell table:style-name="Table6.E2" office:value-type="string">
            <text:p text:style-name="P101">long</text:p>
          </table:table-cell>
        </table:table-row>
        <table:table-row>
          <table:table-cell table:style-name="Table6.A2" office:value-type="string">
            <text:p text:style-name="P101">new</text:p>
          </table:table-cell>
          <table:table-cell table:style-name="Table6.A2" office:value-type="string">
            <text:p text:style-name="P101">private</text:p>
          </table:table-cell>
          <table:table-cell table:style-name="Table6.A2" office:value-type="string">
            <text:p text:style-name="P101">public</text:p>
          </table:table-cell>
          <table:table-cell table:style-name="Table6.A2" office:value-type="string">
            <text:p text:style-name="P101">short</text:p>
          </table:table-cell>
          <table:table-cell table:style-name="Table6.E2" office:value-type="string">
            <text:p text:style-name="P101">strictf*</text:p>
          </table:table-cell>
        </table:table-row>
        <table:table-row>
          <table:table-cell table:style-name="Table6.A2" office:value-type="string">
            <text:p text:style-name="P101">switch</text:p>
          </table:table-cell>
          <table:table-cell table:style-name="Table6.A2" office:value-type="string">
            <text:p text:style-name="P101">this</text:p>
          </table:table-cell>
          <table:table-cell table:style-name="Table6.A2" office:value-type="string">
            <text:p text:style-name="P101">throws</text:p>
          </table:table-cell>
          <table:table-cell table:style-name="Table6.A2" office:value-type="string">
            <text:p text:style-name="P101">try</text:p>
          </table:table-cell>
          <table:table-cell table:style-name="Table6.E2" office:value-type="string">
            <text:p text:style-name="P101">volatile</text:p>
          </table:table-cell>
        </table:table-row>
        <table:table-row>
          <table:table-cell table:style-name="Table6.A2" office:value-type="string">
            <text:p text:style-name="P101">asser</text:p>
          </table:table-cell>
          <table:table-cell table:style-name="Table6.A2" office:value-type="string">
            <text:p text:style-name="P101">break</text:p>
          </table:table-cell>
          <table:table-cell table:style-name="Table6.A2" office:value-type="string">
            <text:p text:style-name="P101">case</text:p>
          </table:table-cell>
          <table:table-cell table:style-name="Table6.A2" office:value-type="string">
            <text:p text:style-name="P101">char</text:p>
          </table:table-cell>
          <table:table-cell table:style-name="Table6.E2" office:value-type="string">
            <text:p text:style-name="P101">cons</text:p>
          </table:table-cell>
        </table:table-row>
        <table:table-row>
          <table:table-cell table:style-name="Table6.A2" office:value-type="string">
            <text:p text:style-name="P101">default</text:p>
          </table:table-cell>
          <table:table-cell table:style-name="Table6.A2" office:value-type="string">
            <text:p text:style-name="P101">double</text:p>
          </table:table-cell>
          <table:table-cell table:style-name="Table6.A2" office:value-type="string">
            <text:p text:style-name="P101">enu*</text:p>
          </table:table-cell>
          <table:table-cell table:style-name="Table6.A2" office:value-type="string">
            <text:p text:style-name="P101">final</text:p>
          </table:table-cell>
          <table:table-cell table:style-name="Table6.E2" office:value-type="string">
            <text:p text:style-name="P101">float</text:p>
          </table:table-cell>
        </table:table-row>
        <table:table-row>
          <table:table-cell table:style-name="Table6.A2" office:value-type="string">
            <text:p text:style-name="P101">got</text:p>
          </table:table-cell>
          <table:table-cell table:style-name="Table6.A2" office:value-type="string">
            <text:p text:style-name="P101">implements</text:p>
          </table:table-cell>
          <table:table-cell table:style-name="Table6.A2" office:value-type="string">
            <text:p text:style-name="P101">instanceof</text:p>
          </table:table-cell>
          <table:table-cell table:style-name="Table6.A2" office:value-type="string">
            <text:p text:style-name="P101">interface</text:p>
          </table:table-cell>
          <table:table-cell table:style-name="Table6.E2" office:value-type="string">
            <text:p text:style-name="P101">native</text:p>
          </table:table-cell>
        </table:table-row>
        <table:table-row>
          <table:table-cell table:style-name="Table6.A2" office:value-type="string">
            <text:p text:style-name="P101">package</text:p>
          </table:table-cell>
          <table:table-cell table:style-name="Table6.A2" office:value-type="string">
            <text:p text:style-name="P101">protected</text:p>
          </table:table-cell>
          <table:table-cell table:style-name="Table6.A2" office:value-type="string">
            <text:p text:style-name="P101">return</text:p>
          </table:table-cell>
          <table:table-cell table:style-name="Table6.A2" office:value-type="string">
            <text:p text:style-name="P101">static</text:p>
          </table:table-cell>
          <table:table-cell table:style-name="Table6.E2" office:value-type="string">
            <text:p text:style-name="P101">super</text:p>
          </table:table-cell>
        </table:table-row>
        <table:table-row>
          <table:table-cell table:style-name="Table6.A2" office:value-type="string">
            <text:p text:style-name="P101">synchronized</text:p>
          </table:table-cell>
          <table:table-cell table:style-name="Table6.A2" office:value-type="string">
            <text:p text:style-name="P101">throw</text:p>
          </table:table-cell>
          <table:table-cell table:style-name="Table6.A2" office:value-type="string">
            <text:p text:style-name="P101">transient</text:p>
          </table:table-cell>
          <table:table-cell table:style-name="Table6.A2" office:value-type="string">
            <text:p text:style-name="P101">void</text:p>
          </table:table-cell>
          <table:table-cell table:style-name="Table6.E2" office:value-type="string">
            <text:p text:style-name="P101">while</text:p>
          </table:table-cell>
        </table:table-row>
      </table:table>
      <text:p text:style-name="P129"/>
      <text:list xml:id="list637294327" text:continue-numbering="true" text:style-name="WW8Num7">
        <text:list-item>
          <text:list>
            <text:list-item>
              <text:p text:style-name="P59"><text:bookmark-start text:name="__RefHeading__8880_416150259"/><text:span text:style-name="T159">Java</text:span><text:bookmark-end text:name="__RefHeading__8880_416150259"/></text:p>
            </text:list-item>
          </text:list>
        </text:list-item>
      </text:list>
      <text:p text:style-name="P112"/>
      <table:table table:name="Table9" table:style-name="Table9">
        <table:table-column table:style-name="Table9.A" table:number-columns-repeated="5"/>
        <table:table-row>
          <table:table-cell table:style-name="Table9.A1" office:value-type="string">
            <text:p text:style-name="P101">abstract</text:p>
          </table:table-cell>
          <table:table-cell table:style-name="Table9.A1" office:value-type="string">
            <text:p text:style-name="P101">do</text:p>
          </table:table-cell>
          <table:table-cell table:style-name="Table9.A1" office:value-type="string">
            <text:p text:style-name="P101">import</text:p>
          </table:table-cell>
          <table:table-cell table:style-name="Table9.A1" office:value-type="string">
            <text:p text:style-name="P101">short</text:p>
          </table:table-cell>
          <table:table-cell table:style-name="Table9.E1" office:value-type="string">
            <text:p text:style-name="P101">volatile</text:p>
          </table:table-cell>
        </table:table-row>
        <table:table-row>
          <table:table-cell table:style-name="Table9.A2" office:value-type="string">
            <text:p text:style-name="P101">continue</text:p>
          </table:table-cell>
          <table:table-cell table:style-name="Table9.A2" office:value-type="string">
            <text:p text:style-name="P101">if</text:p>
          </table:table-cell>
          <table:table-cell table:style-name="Table9.A2" office:value-type="string">
            <text:p text:style-name="P101">public</text:p>
          </table:table-cell>
          <table:table-cell table:style-name="Table9.A2" office:value-type="string">
            <text:p text:style-name="P101">try</text:p>
          </table:table-cell>
          <table:table-cell table:style-name="Table9.E2" office:value-type="string">
            <text:p text:style-name="P101">const</text:p>
          </table:table-cell>
        </table:table-row>
        <table:table-row>
          <table:table-cell table:style-name="Table9.A2" office:value-type="string">
            <text:p text:style-name="P101">for</text:p>
          </table:table-cell>
          <table:table-cell table:style-name="Table9.A2" office:value-type="string">
            <text:p text:style-name="P101">private</text:p>
          </table:table-cell>
          <table:table-cell table:style-name="Table9.A2" office:value-type="string">
            <text:p text:style-name="P101">throws</text:p>
          </table:table-cell>
          <table:table-cell table:style-name="Table9.A2" office:value-type="string">
            <text:p text:style-name="P101">char</text:p>
          </table:table-cell>
          <table:table-cell table:style-name="Table9.E2" office:value-type="string">
            <text:p text:style-name="P101">float</text:p>
          </table:table-cell>
        </table:table-row>
        <table:table-row>
          <table:table-cell table:style-name="Table9.A2" office:value-type="string">
            <text:p text:style-name="P101">new</text:p>
          </table:table-cell>
          <table:table-cell table:style-name="Table9.A2" office:value-type="string">
            <text:p text:style-name="P101">this</text:p>
          </table:table-cell>
          <table:table-cell table:style-name="Table9.A2" office:value-type="string">
            <text:p text:style-name="P101">case</text:p>
          </table:table-cell>
          <table:table-cell table:style-name="Table9.A2" office:value-type="string">
            <text:p text:style-name="P101">final</text:p>
          </table:table-cell>
          <table:table-cell table:style-name="Table9.E2" office:value-type="string">
            <text:p text:style-name="P101">native</text:p>
          </table:table-cell>
        </table:table-row>
        <table:table-row>
          <table:table-cell table:style-name="Table9.A2" office:value-type="string">
            <text:p text:style-name="P101">switch</text:p>
          </table:table-cell>
          <table:table-cell table:style-name="Table9.A2" office:value-type="string">
            <text:p text:style-name="P101">break</text:p>
          </table:table-cell>
          <table:table-cell table:style-name="Table9.A2" office:value-type="string">
            <text:p text:style-name="P101">enum</text:p>
          </table:table-cell>
          <table:table-cell table:style-name="Table9.A2" office:value-type="string">
            <text:p text:style-name="P101">interface</text:p>
          </table:table-cell>
          <table:table-cell table:style-name="Table9.E2" office:value-type="string">
            <text:p text:style-name="P101">super</text:p>
          </table:table-cell>
        </table:table-row>
        <table:table-row>
          <table:table-cell table:style-name="Table9.A2" office:value-type="string">
            <text:p text:style-name="P101">assert</text:p>
          </table:table-cell>
          <table:table-cell table:style-name="Table9.A2" office:value-type="string">
            <text:p text:style-name="P101">double</text:p>
          </table:table-cell>
          <table:table-cell table:style-name="Table9.A2" office:value-type="string">
            <text:p text:style-name="P101">instanceof</text:p>
          </table:table-cell>
          <table:table-cell table:style-name="Table9.A2" office:value-type="string">
            <text:p text:style-name="P101">static</text:p>
          </table:table-cell>
          <table:table-cell table:style-name="Table9.E2" office:value-type="string">
            <text:p text:style-name="P101">while</text:p>
          </table:table-cell>
        </table:table-row>
        <table:table-row>
          <table:table-cell table:style-name="Table9.A2" office:value-type="string">
            <text:p text:style-name="P101">default</text:p>
          </table:table-cell>
          <table:table-cell table:style-name="Table9.A2" office:value-type="string">
            <text:p text:style-name="P101">implements</text:p>
          </table:table-cell>
          <table:table-cell table:style-name="Table9.A2" office:value-type="string">
            <text:p text:style-name="P101">return</text:p>
          </table:table-cell>
          <table:table-cell table:style-name="Table9.A2" office:value-type="string">
            <text:p text:style-name="P101">void</text:p>
          </table:table-cell>
          <table:table-cell table:style-name="Table9.E2" office:value-type="string">
            <text:p text:style-name="P101"/>
          </table:table-cell>
        </table:table-row>
        <table:table-row>
          <table:table-cell table:style-name="Table9.A2" office:value-type="string">
            <text:p text:style-name="P101">goto</text:p>
          </table:table-cell>
          <table:table-cell table:style-name="Table9.A2" office:value-type="string">
            <text:p text:style-name="P101">protected</text:p>
          </table:table-cell>
          <table:table-cell table:style-name="Table9.A2" office:value-type="string">
            <text:p text:style-name="P101">transient</text:p>
          </table:table-cell>
          <table:table-cell table:style-name="Table9.A2" office:value-type="string">
            <text:p text:style-name="P101">class</text:p>
          </table:table-cell>
          <table:table-cell table:style-name="Table9.E2" office:value-type="string">
            <text:p text:style-name="P101"/>
          </table:table-cell>
        </table:table-row>
        <table:table-row>
          <table:table-cell table:style-name="Table9.A2" office:value-type="string">
            <text:p text:style-name="P101">package</text:p>
          </table:table-cell>
          <table:table-cell table:style-name="Table9.A2" office:value-type="string">
            <text:p text:style-name="P101">throw</text:p>
          </table:table-cell>
          <table:table-cell table:style-name="Table9.A2" office:value-type="string">
            <text:p text:style-name="P101">catch</text:p>
          </table:table-cell>
          <table:table-cell table:style-name="Table9.A2" office:value-type="string">
            <text:p text:style-name="P101">finally</text:p>
          </table:table-cell>
          <table:table-cell table:style-name="Table9.E2" office:value-type="string">
            <text:p text:style-name="P101"/>
          </table:table-cell>
        </table:table-row>
        <table:table-row>
          <table:table-cell table:style-name="Table9.A2" office:value-type="string">
            <text:p text:style-name="P101">synchronized</text:p>
          </table:table-cell>
          <table:table-cell table:style-name="Table9.A2" office:value-type="string">
            <text:p text:style-name="P101">byte</text:p>
          </table:table-cell>
          <table:table-cell table:style-name="Table9.A2" office:value-type="string">
            <text:p text:style-name="P101">extends</text:p>
          </table:table-cell>
          <table:table-cell table:style-name="Table9.A2" office:value-type="string">
            <text:p text:style-name="P101">long</text:p>
          </table:table-cell>
          <table:table-cell table:style-name="Table9.E2" office:value-type="string">
            <text:p text:style-name="P101"/>
          </table:table-cell>
        </table:table-row>
        <table:table-row>
          <table:table-cell table:style-name="Table9.A2" office:value-type="string">
            <text:p text:style-name="P101">boolean</text:p>
          </table:table-cell>
          <table:table-cell table:style-name="Table9.A2" office:value-type="string">
            <text:p text:style-name="P101">else</text:p>
          </table:table-cell>
          <table:table-cell table:style-name="Table9.A2" office:value-type="string">
            <text:p text:style-name="P101">int</text:p>
          </table:table-cell>
          <table:table-cell table:style-name="Table9.A2" office:value-type="string">
            <text:p text:style-name="P101">strictfp</text:p>
          </table:table-cell>
          <table:table-cell table:style-name="Table9.E2" office:value-type="string">
            <text:p text:style-name="P101"/>
          </table:table-cell>
        </table:table-row>
      </table:table>
      <text:p text:style-name="P129"/>
      <text:list xml:id="list1397370385" text:continue-numbering="true" text:style-name="WW8Num7">
        <text:list-item>
          <text:list>
            <text:list-item>
              <text:p text:style-name="P56"><text:bookmark-start text:name="__RefHeading__9617_416150259"/><text:span text:style-name="T159">Ruby</text:span><text:bookmark-end text:name="__RefHeading__9617_416150259"/></text:p>
            </text:list-item>
          </text:list>
        </text:list-item>
      </text:list>
      <table:table table:name="Table11" table:style-name="Table11">
        <table:table-column table:style-name="Table11.A" table:number-columns-repeated="5"/>
        <table:table-row>
          <table:table-cell table:style-name="Table11.A1" office:value-type="string">
            <text:p text:style-name="P101">BEGIN</text:p>
          </table:table-cell>
          <table:table-cell table:style-name="Table11.A1" office:value-type="string">
            <text:p text:style-name="P101">break</text:p>
          </table:table-cell>
          <table:table-cell table:style-name="Table11.A1" office:value-type="string">
            <text:p text:style-name="P101">ensure</text:p>
          </table:table-cell>
          <table:table-cell table:style-name="Table11.A1" office:value-type="string">
            <text:p text:style-name="P101">or</text:p>
          </table:table-cell>
          <table:table-cell table:style-name="Table11.E1" office:value-type="string">
            <text:p text:style-name="P101">undef</text:p>
          </table:table-cell>
        </table:table-row>
        <table:table-row>
          <table:table-cell table:style-name="Table11.A2" office:value-type="string">
            <text:p text:style-name="P101">END</text:p>
          </table:table-cell>
          <table:table-cell table:style-name="Table11.A2" office:value-type="string">
            <text:p text:style-name="P101">case</text:p>
          </table:table-cell>
          <table:table-cell table:style-name="Table11.A2" office:value-type="string">
            <text:p text:style-name="P103">FALSE</text:p>
          </table:table-cell>
          <table:table-cell table:style-name="Table11.A2" office:value-type="string">
            <text:p text:style-name="P101">redo</text:p>
          </table:table-cell>
          <table:table-cell table:style-name="Table11.E2" office:value-type="string">
            <text:p text:style-name="P101">unless</text:p>
          </table:table-cell>
        </table:table-row>
        <table:table-row>
          <table:table-cell table:style-name="Table11.A2" office:value-type="string">
            <text:p text:style-name="P101">__ENCODING__</text:p>
          </table:table-cell>
          <table:table-cell table:style-name="Table11.A2" office:value-type="string">
            <text:p text:style-name="P101">class</text:p>
          </table:table-cell>
          <table:table-cell table:style-name="Table11.A2" office:value-type="string">
            <text:p text:style-name="P101">for</text:p>
          </table:table-cell>
          <table:table-cell table:style-name="Table11.A2" office:value-type="string">
            <text:p text:style-name="P101">rescue</text:p>
          </table:table-cell>
          <table:table-cell table:style-name="Table11.E2" office:value-type="string">
            <text:p text:style-name="P101">until</text:p>
          </table:table-cell>
        </table:table-row>
        <table:table-row>
          <table:table-cell table:style-name="Table11.A2" office:value-type="string">
            <text:p text:style-name="P101">__END__</text:p>
          </table:table-cell>
          <table:table-cell table:style-name="Table11.A2" office:value-type="string">
            <text:p text:style-name="P101">def</text:p>
          </table:table-cell>
          <table:table-cell table:style-name="Table11.A2" office:value-type="string">
            <text:p text:style-name="P101">if</text:p>
          </table:table-cell>
          <table:table-cell table:style-name="Table11.A2" office:value-type="string">
            <text:p text:style-name="P101">retry</text:p>
          </table:table-cell>
          <table:table-cell table:style-name="Table11.E2" office:value-type="string">
            <text:p text:style-name="P101">when</text:p>
          </table:table-cell>
        </table:table-row>
        <table:table-row>
          <table:table-cell table:style-name="Table11.A2" office:value-type="string">
            <text:p text:style-name="P101">__FILE__</text:p>
          </table:table-cell>
          <table:table-cell table:style-name="Table11.A2" office:value-type="string">
            <text:p text:style-name="P101">defined?</text:p>
          </table:table-cell>
          <table:table-cell table:style-name="Table11.A2" office:value-type="string">
            <text:p text:style-name="P101">in</text:p>
          </table:table-cell>
          <table:table-cell table:style-name="Table11.A2" office:value-type="string">
            <text:p text:style-name="P101">return</text:p>
          </table:table-cell>
          <table:table-cell table:style-name="Table11.E2" office:value-type="string">
            <text:p text:style-name="P101">while</text:p>
          </table:table-cell>
        </table:table-row>
        <table:table-row>
          <table:table-cell table:style-name="Table11.A2" office:value-type="string">
            <text:p text:style-name="P101">__LINE__</text:p>
          </table:table-cell>
          <table:table-cell table:style-name="Table11.A2" office:value-type="string">
            <text:p text:style-name="P101">do</text:p>
          </table:table-cell>
          <table:table-cell table:style-name="Table11.A2" office:value-type="string">
            <text:p text:style-name="P101">module</text:p>
          </table:table-cell>
          <table:table-cell table:style-name="Table11.A2" office:value-type="string">
            <text:p text:style-name="P101">self</text:p>
          </table:table-cell>
          <table:table-cell table:style-name="Table11.E2" office:value-type="string">
            <text:p text:style-name="P101">yield</text:p>
          </table:table-cell>
        </table:table-row>
        <table:table-row>
          <table:table-cell table:style-name="Table11.A2" office:value-type="string">
            <text:p text:style-name="P101">alias</text:p>
          </table:table-cell>
          <table:table-cell table:style-name="Table11.A2" office:value-type="string">
            <text:p text:style-name="P101">else</text:p>
          </table:table-cell>
          <table:table-cell table:style-name="Table11.A2" office:value-type="string">
            <text:p text:style-name="P101">next</text:p>
          </table:table-cell>
          <table:table-cell table:style-name="Table11.A2" office:value-type="string">
            <text:p text:style-name="P101">super</text:p>
          </table:table-cell>
          <table:table-cell table:style-name="Table11.E2" office:value-type="string">
            <text:p text:style-name="P101"/>
          </table:table-cell>
        </table:table-row>
        <table:table-row>
          <table:table-cell table:style-name="Table11.A2" office:value-type="string">
            <text:p text:style-name="P101">and</text:p>
          </table:table-cell>
          <table:table-cell table:style-name="Table11.A2" office:value-type="string">
            <text:p text:style-name="P101">elsif</text:p>
          </table:table-cell>
          <table:table-cell table:style-name="Table11.A2" office:value-type="string">
            <text:p text:style-name="P101">nil</text:p>
          </table:table-cell>
          <table:table-cell table:style-name="Table11.A2" office:value-type="string">
            <text:p text:style-name="P101">then</text:p>
          </table:table-cell>
          <table:table-cell table:style-name="Table11.E2" office:value-type="string">
            <text:p text:style-name="P101"/>
          </table:table-cell>
        </table:table-row>
        <table:table-row>
          <table:table-cell table:style-name="Table11.A2" office:value-type="string">
            <text:p text:style-name="P101">begin</text:p>
          </table:table-cell>
          <table:table-cell table:style-name="Table11.A2" office:value-type="string">
            <text:p text:style-name="P101">end</text:p>
          </table:table-cell>
          <table:table-cell table:style-name="Table11.A2" office:value-type="string">
            <text:p text:style-name="P101">not</text:p>
          </table:table-cell>
          <table:table-cell table:style-name="Table11.A2" office:value-type="string">
            <text:p text:style-name="P103">TRUE</text:p>
          </table:table-cell>
          <table:table-cell table:style-name="Table11.E2" office:value-type="string">
            <text:p text:style-name="P101"/>
          </table:table-cell>
        </table:table-row>
      </table:table>
      <text:p text:style-name="P130"><text:span text:style-name="T44"/></text:p>
      <text:list xml:id="list374224004" text:continue-numbering="true" text:style-name="WW8Num7">
        <text:list-item>
          <text:list>
            <text:list-item>
              <text:p text:style-name="P61"><text:bookmark-start text:name="__RefHeading__10028_416150259"/><text:span text:style-name="T159">SmallTalk</text:span><text:bookmark-end text:name="__RefHeading__10028_416150259"/></text:p>
            </text:list-item>
          </text:list>
        </text:list-item>
      </text:list>
      <table:table table:name="Table8" table:style-name="Table8">
        <table:table-column table:style-name="Table8.A" table:number-columns-repeated="5"/>
        <table:table-row>
          <table:table-cell table:style-name="Table8.A1" office:value-type="string">
            <text:p text:style-name="P138"><text:span text:style-name="T160">true</text:span></text:p>
          </table:table-cell>
          <table:table-cell table:style-name="Table8.A1" office:value-type="string">
            <text:p text:style-name="P138"><text:span text:style-name="T160">nil</text:span></text:p>
          </table:table-cell>
          <table:table-cell table:style-name="Table8.A1" office:value-type="string">
            <text:p text:style-name="P138"><text:span text:style-name="T160">self</text:span></text:p>
          </table:table-cell>
          <table:table-cell table:style-name="Table8.A1" office:value-type="string">
            <text:p text:style-name="P138"><text:span text:style-name="T160">super</text:span></text:p>
          </table:table-cell>
          <table:table-cell table:style-name="Table8.E1" office:value-type="string">
            <text:p text:style-name="P138"><text:span text:style-name="T160">thisContext</text:span></text:p>
          </table:table-cell>
        </table:table-row>
        <table:table-row>
          <table:table-cell table:style-name="Table8.A2" office:value-type="string">
            <text:p text:style-name="P138"><text:span text:style-name="T160">false</text:span></text:p>
          </table:table-cell>
          <table:table-cell table:style-name="Table8.A2" office:value-type="string">
            <text:p text:style-name="P138"/>
          </table:table-cell>
          <table:table-cell table:style-name="Table8.A2" office:value-type="string">
            <text:p text:style-name="P138"/>
          </table:table-cell>
          <table:table-cell table:style-name="Table8.A2" office:value-type="string">
            <text:p text:style-name="P138"/>
          </table:table-cell>
          <table:table-cell table:style-name="Table8.E2" office:value-type="string">
            <text:p text:style-name="P138"/>
          </table:table-cell>
        </table:table-row>
      </table:table>
      <text:p text:style-name="P53"><text:span text:style-name="T44"/></text:p>
      <text:list xml:id="list778009758" text:continue-numbering="true" text:style-name="WW8Num7">
        <text:list-item>
          <text:list>
            <text:list-item>
              <text:p text:style-name="P59"><text:bookmark-start text:name="__RefHeading__9884_416150259"/><text:span text:style-name="T159">Python</text:span><text:bookmark-end text:name="__RefHeading__9884_416150259"/></text:p>
            </text:list-item>
          </text:list>
        </text:list-item>
      </text:list>
      <table:table table:name="Table13" table:style-name="Table13">
        <table:table-column table:style-name="Table13.A" table:number-columns-repeated="5"/>
        <table:table-row>
          <table:table-cell table:style-name="Table13.A1" office:value-type="string">
            <text:p text:style-name="P103"><text:span text:style-name="T159">FALSE</text:span></text:p>
          </table:table-cell>
          <table:table-cell table:style-name="Table13.A1" office:value-type="string">
            <text:p text:style-name="P101">for</text:p>
          </table:table-cell>
          <table:table-cell table:style-name="Table13.A1" office:value-type="string">
            <text:p text:style-name="P101">while</text:p>
          </table:table-cell>
          <table:table-cell table:style-name="Table13.A1" office:value-type="string">
            <text:p text:style-name="P101">elif</text:p>
          </table:table-cell>
          <table:table-cell table:style-name="Table13.E1" office:value-type="string">
            <text:p text:style-name="P101">pass</text:p>
          </table:table-cell>
        </table:table-row>
        <table:table-row>
          <table:table-cell table:style-name="Table13.A2" office:value-type="string">
            <text:p text:style-name="P101">class</text:p>
          </table:table-cell>
          <table:table-cell table:style-name="Table13.A2" office:value-type="string">
            <text:p text:style-name="P101">lambda</text:p>
          </table:table-cell>
          <table:table-cell table:style-name="Table13.A2" office:value-type="string">
            <text:p text:style-name="P101">and</text:p>
          </table:table-cell>
          <table:table-cell table:style-name="Table13.A2" office:value-type="string">
            <text:p text:style-name="P101">if</text:p>
          </table:table-cell>
          <table:table-cell table:style-name="Table13.E2" office:value-type="string">
            <text:p text:style-name="P101">break</text:p>
          </table:table-cell>
        </table:table-row>
        <table:table-row>
          <table:table-cell table:style-name="Table13.A2" office:value-type="string">
            <text:p text:style-name="P101">finally</text:p>
          </table:table-cell>
          <table:table-cell table:style-name="Table13.A2" office:value-type="string">
            <text:p text:style-name="P101">try</text:p>
          </table:table-cell>
          <table:table-cell table:style-name="Table13.A2" office:value-type="string">
            <text:p text:style-name="P101">del</text:p>
          </table:table-cell>
          <table:table-cell table:style-name="Table13.A2" office:value-type="string">
            <text:p text:style-name="P101">or</text:p>
          </table:table-cell>
          <table:table-cell table:style-name="Table13.E2" office:value-type="string">
            <text:p text:style-name="P101">except</text:p>
          </table:table-cell>
        </table:table-row>
        <table:table-row>
          <table:table-cell table:style-name="Table13.A2" office:value-type="string">
            <text:p text:style-name="P101">is</text:p>
          </table:table-cell>
          <table:table-cell table:style-name="Table13.A2" office:value-type="string">
            <text:p text:style-name="P103">TRUE</text:p>
          </table:table-cell>
          <table:table-cell table:style-name="Table13.A2" office:value-type="string">
            <text:p text:style-name="P101">global</text:p>
          </table:table-cell>
          <table:table-cell table:style-name="Table13.A2" office:value-type="string">
            <text:p text:style-name="P101">yield</text:p>
          </table:table-cell>
          <table:table-cell table:style-name="Table13.E2" office:value-type="string">
            <text:p text:style-name="P101">in</text:p>
          </table:table-cell>
        </table:table-row>
        <table:table-row>
          <table:table-cell table:style-name="Table13.A2" office:value-type="string">
            <text:p text:style-name="P101">return</text:p>
          </table:table-cell>
          <table:table-cell table:style-name="Table13.A2" office:value-type="string">
            <text:p text:style-name="P101">def</text:p>
          </table:table-cell>
          <table:table-cell table:style-name="Table13.A2" office:value-type="string">
            <text:p text:style-name="P101">not</text:p>
          </table:table-cell>
          <table:table-cell table:style-name="Table13.A2" office:value-type="string">
            <text:p text:style-name="P101">assert</text:p>
          </table:table-cell>
          <table:table-cell table:style-name="Table13.E2" office:value-type="string">
            <text:p text:style-name="P101">raise</text:p>
          </table:table-cell>
        </table:table-row>
        <table:table-row>
          <table:table-cell table:style-name="Table13.A2" office:value-type="string">
            <text:p text:style-name="P101">None</text:p>
          </table:table-cell>
          <table:table-cell table:style-name="Table13.A2" office:value-type="string">
            <text:p text:style-name="P101">from</text:p>
          </table:table-cell>
          <table:table-cell table:style-name="Table13.A2" office:value-type="string">
            <text:p text:style-name="P101">with</text:p>
          </table:table-cell>
          <table:table-cell table:style-name="Table13.A2" office:value-type="string">
            <text:p text:style-name="P101">else</text:p>
          </table:table-cell>
          <table:table-cell table:style-name="Table13.E2" office:value-type="string">
            <text:p text:style-name="P101"/>
          </table:table-cell>
        </table:table-row>
        <table:table-row>
          <table:table-cell table:style-name="Table13.A2" office:value-type="string">
            <text:p text:style-name="P101">continue</text:p>
          </table:table-cell>
          <table:table-cell table:style-name="Table13.A2" office:value-type="string">
            <text:p text:style-name="P101">nonlocal</text:p>
          </table:table-cell>
          <table:table-cell table:style-name="Table13.A2" office:value-type="string">
            <text:p text:style-name="P101">as</text:p>
          </table:table-cell>
          <table:table-cell table:style-name="Table13.A2" office:value-type="string">
            <text:p text:style-name="P101">import</text:p>
          </table:table-cell>
          <table:table-cell table:style-name="Table13.E2" office:value-type="string">
            <text:p text:style-name="P101"/>
          </table:table-cell>
        </table:table-row>
      </table:table>
      <text:p text:style-name="P129"/>
      <text:list xml:id="list1362148360" text:continue-numbering="true" text:style-name="WW8Num7">
        <text:list-item>
          <text:list>
            <text:list-item>
              <text:p text:style-name="P56"><text:bookmark-start text:name="__RefHeading__10026_416150259"/><text:span text:style-name="T159">Haskell</text:span><text:bookmark-end text:name="__RefHeading__10026_416150259"/></text:p>
            </text:list-item>
          </text:list>
        </text:list-item>
      </text:list>
      <text:p text:style-name="P129"/>
      <table:table table:name="Table17" table:style-name="Table17">
        <table:table-column table:style-name="Table17.A" table:number-columns-repeated="5"/>
        <table:table-row>
          <table:table-cell table:style-name="Table17.A1" office:value-type="string">
            <text:p text:style-name="P101">!</text:p>
          </table:table-cell>
          <table:table-cell table:style-name="Table17.A1" office:value-type="string">
            <text:p text:style-name="P101">,</text:p>
          </table:table-cell>
          <table:table-cell table:style-name="Table17.A1" office:value-type="string">
            <text:p text:style-name="P101">`</text:p>
          </table:table-cell>
          <table:table-cell table:style-name="Table17.A1" office:value-type="string">
            <text:p text:style-name="P101">default</text:p>
          </table:table-cell>
          <table:table-cell table:style-name="Table17.E1" office:value-type="string">
            <text:p text:style-name="P101">let, in</text:p>
          </table:table-cell>
        </table:table-row>
        <table:table-row>
          <table:table-cell table:style-name="Table17.A2" office:value-type="string">
            <text:p text:style-name="P101">'</text:p>
          </table:table-cell>
          <table:table-cell table:style-name="Table17.A2" office:value-type="string">
            <text:p text:style-name="P101">=</text:p>
          </table:table-cell>
          <table:table-cell table:style-name="Table17.A2" office:value-type="string">
            <text:p text:style-name="P101">{, }</text:p>
          </table:table-cell>
          <table:table-cell table:style-name="Table17.A2" office:value-type="string">
            <text:p text:style-name="P101">deriving</text:p>
          </table:table-cell>
          <table:table-cell table:style-name="Table17.E2" office:value-type="string">
            <text:p text:style-name="P101">mdo</text:p>
          </table:table-cell>
        </table:table-row>
        <table:table-row>
          <table:table-cell table:style-name="Table17.A2" office:value-type="string">
            <text:p text:style-name="P101">''</text:p>
          </table:table-cell>
          <table:table-cell table:style-name="Table17.A2" office:value-type="string">
            <text:p text:style-name="P101">Err:510</text:p>
          </table:table-cell>
          <table:table-cell table:style-name="Table17.A2" office:value-type="string">
            <text:p text:style-name="P101">{-, -}</text:p>
          </table:table-cell>
          <table:table-cell table:style-name="Table17.A2" office:value-type="string">
            <text:p text:style-name="P101">deriving instance</text:p>
          </table:table-cell>
          <table:table-cell table:style-name="Table17.E2" office:value-type="string">
            <text:p text:style-name="P101">module</text:p>
          </table:table-cell>
        </table:table-row>
        <table:table-row>
          <table:table-cell table:style-name="Table17.A2" office:value-type="string">
            <text:p text:style-name="P101">-</text:p>
          </table:table-cell>
          <table:table-cell table:style-name="Table17.A2" office:value-type="string">
            <text:p text:style-name="P101">&gt;</text:p>
          </table:table-cell>
          <table:table-cell table:style-name="Table17.A2" office:value-type="string">
            <text:p text:style-name="P101">|</text:p>
          </table:table-cell>
          <table:table-cell table:style-name="Table17.A2" office:value-type="string">
            <text:p text:style-name="P101">do</text:p>
          </table:table-cell>
          <table:table-cell table:style-name="Table17.E2" office:value-type="string">
            <text:p text:style-name="P101">newtype</text:p>
          </table:table-cell>
        </table:table-row>
        <table:table-row>
          <table:table-cell table:style-name="Table17.A2" office:value-type="string">
            <text:p text:style-name="P101">--</text:p>
          </table:table-cell>
          <table:table-cell table:style-name="Table17.A2" office:value-type="string">
            <text:p text:style-name="P101">?</text:p>
          </table:table-cell>
          <table:table-cell table:style-name="Table17.A2" office:value-type="string">
            <text:p text:style-name="P101">~</text:p>
          </table:table-cell>
          <table:table-cell table:style-name="Table17.A2" office:value-type="string">
            <text:p text:style-name="P101">forall</text:p>
          </table:table-cell>
          <table:table-cell table:style-name="Table17.E2" office:value-type="string">
            <text:p text:style-name="P101">proc</text:p>
          </table:table-cell>
        </table:table-row>
        <table:table-row>
          <table:table-cell table:style-name="Table17.A2" office:value-type="string">
            <text:p text:style-name="P101">-&lt;</text:p>
          </table:table-cell>
          <table:table-cell table:style-name="Table17.A2" office:value-type="string">
            <text:p text:style-name="P101">#</text:p>
          </table:table-cell>
          <table:table-cell table:style-name="Table17.A2" office:value-type="string">
            <text:p text:style-name="P101">as</text:p>
          </table:table-cell>
          <table:table-cell table:style-name="Table17.A2" office:value-type="string">
            <text:p text:style-name="P101">foreign</text:p>
          </table:table-cell>
          <table:table-cell table:style-name="Table17.E2" office:value-type="string">
            <text:p text:style-name="P101">qualified</text:p>
          </table:table-cell>
        </table:table-row>
        <table:table-row>
          <table:table-cell table:style-name="Table17.A2" office:value-type="string">
            <text:p text:style-name="P101">-&lt;&lt;</text:p>
          </table:table-cell>
          <table:table-cell table:style-name="Table17.A2" office:value-type="string">
            <text:p text:style-name="P101">*</text:p>
          </table:table-cell>
          <table:table-cell table:style-name="Table17.A2" office:value-type="string">
            <text:p text:style-name="P101">case, of</text:p>
          </table:table-cell>
          <table:table-cell table:style-name="Table17.A2" office:value-type="string">
            <text:p text:style-name="P101">hiding</text:p>
          </table:table-cell>
          <table:table-cell table:style-name="Table17.E2" office:value-type="string">
            <text:p text:style-name="P101">rec</text:p>
          </table:table-cell>
        </table:table-row>
        <table:table-row>
          <table:table-cell table:style-name="Table17.A2" office:value-type="string">
            <text:p text:style-name="P101">-&gt;</text:p>
          </table:table-cell>
          <table:table-cell table:style-name="Table17.A2" office:value-type="string">
            <text:p text:style-name="P101">@</text:p>
          </table:table-cell>
          <table:table-cell table:style-name="Table17.A2" office:value-type="string">
            <text:p text:style-name="P101">class</text:p>
          </table:table-cell>
          <table:table-cell table:style-name="Table17.A2" office:value-type="string">
            <text:p text:style-name="P101">if, then, else</text:p>
          </table:table-cell>
          <table:table-cell table:style-name="Table17.E2" office:value-type="string">
            <text:p text:style-name="P101">type</text:p>
          </table:table-cell>
        </table:table-row>
        <table:table-row>
          <table:table-cell table:style-name="Table17.A2" office:value-type="string">
            <text:p text:style-name="P101">::</text:p>
          </table:table-cell>
          <table:table-cell table:style-name="Table17.A2" office:value-type="string">
            <text:p text:style-name="P101">[|, |]</text:p>
          </table:table-cell>
          <table:table-cell table:style-name="Table17.A2" office:value-type="string">
            <text:p text:style-name="P101">data</text:p>
          </table:table-cell>
          <table:table-cell table:style-name="Table17.A2" office:value-type="string">
            <text:p text:style-name="P101">import</text:p>
          </table:table-cell>
          <table:table-cell table:style-name="Table17.E2" office:value-type="string">
            <text:p text:style-name="P101">type family</text:p>
          </table:table-cell>
        </table:table-row>
        <table:table-row>
          <table:table-cell table:style-name="Table17.A2" office:value-type="string">
            <text:p text:style-name="P101">;</text:p>
          </table:table-cell>
          <table:table-cell table:style-name="Table17.A2" office:value-type="string">
            <text:p text:style-name="P101">\</text:p>
          </table:table-cell>
          <table:table-cell table:style-name="Table17.A2" office:value-type="string">
            <text:p text:style-name="P101">data family</text:p>
          </table:table-cell>
          <table:table-cell table:style-name="Table17.A2" office:value-type="string">
            <text:p text:style-name="P101">infix, infixl, infixr</text:p>
          </table:table-cell>
          <table:table-cell table:style-name="Table17.E2" office:value-type="string">
            <text:p text:style-name="P101">type instance</text:p>
          </table:table-cell>
        </table:table-row>
        <table:table-row>
          <table:table-cell table:style-name="Table17.A2" office:value-type="string">
            <text:p text:style-name="P101">&lt;-</text:p>
          </table:table-cell>
          <table:table-cell table:style-name="Table17.A2" office:value-type="string">
            <text:p text:style-name="P101">_</text:p>
          </table:table-cell>
          <table:table-cell table:style-name="Table17.A2" office:value-type="string">
            <text:p text:style-name="P101">data instance</text:p>
          </table:table-cell>
          <table:table-cell table:style-name="Table17.A2" office:value-type="string">
            <text:p text:style-name="P101">instance</text:p>
          </table:table-cell>
          <table:table-cell table:style-name="Table17.E2" office:value-type="string">
            <text:p text:style-name="P101">where</text:p>
          </table:table-cell>
        </table:table-row>
      </table:table>
      <text:p text:style-name="P129"/>
      <text:list xml:id="list56534778" text:continue-numbering="true" text:style-name="WW8Num7">
        <text:list-item>
          <text:list>
            <text:list-item>
              <text:p text:style-name="P60"><text:bookmark-start text:name="__RefHeading__10561_416150259"/><text:span text:style-name="T159">C#</text:span><text:bookmark-end text:name="__RefHeading__10561_416150259"/></text:p>
            </text:list-item>
          </text:list>
        </text:list-item>
      </text:list>
      <text:p text:style-name="P54"><text:span text:style-name="T44"/></text:p>
      <table:table table:name="Table14" table:style-name="Table14">
        <table:table-column table:style-name="Table14.A" table:number-columns-repeated="5"/>
        <table:table-row>
          <table:table-cell table:style-name="Table14.A1" office:value-type="string">
            <text:p text:style-name="P101"><text:span text:style-name="T44">abstract</text:span></text:p>
          </table:table-cell>
          <table:table-cell table:style-name="Table14.A1" office:value-type="string">
            <text:p text:style-name="P101">do</text:p>
          </table:table-cell>
          <table:table-cell table:style-name="Table14.A1" office:value-type="string">
            <text:p text:style-name="P101">in</text:p>
          </table:table-cell>
          <table:table-cell table:style-name="Table14.A1" office:value-type="string">
            <text:p text:style-name="P101">protected</text:p>
          </table:table-cell>
          <table:table-cell table:style-name="Table14.E1" office:value-type="string">
            <text:p text:style-name="P103">TRUE</text:p>
          </table:table-cell>
        </table:table-row>
        <table:table-row>
          <table:table-cell table:style-name="Table14.A2" office:value-type="string">
            <text:p text:style-name="P101">as</text:p>
          </table:table-cell>
          <table:table-cell table:style-name="Table14.A2" office:value-type="string">
            <text:p text:style-name="P101">double</text:p>
          </table:table-cell>
          <table:table-cell table:style-name="Table14.A2" office:value-type="string">
            <text:p text:style-name="P101">int</text:p>
          </table:table-cell>
          <table:table-cell table:style-name="Table14.A2" office:value-type="string">
            <text:p text:style-name="P101">public</text:p>
          </table:table-cell>
          <table:table-cell table:style-name="Table14.E2" office:value-type="string">
            <text:p text:style-name="P101">try</text:p>
          </table:table-cell>
        </table:table-row>
        <table:table-row>
          <table:table-cell table:style-name="Table14.A2" office:value-type="string">
            <text:p text:style-name="P101">base</text:p>
          </table:table-cell>
          <table:table-cell table:style-name="Table14.A2" office:value-type="string">
            <text:p text:style-name="P101">else</text:p>
          </table:table-cell>
          <table:table-cell table:style-name="Table14.A2" office:value-type="string">
            <text:p text:style-name="P101">interface</text:p>
          </table:table-cell>
          <table:table-cell table:style-name="Table14.A2" office:value-type="string">
            <text:p text:style-name="P101">readonly</text:p>
          </table:table-cell>
          <table:table-cell table:style-name="Table14.E2" office:value-type="string">
            <text:p text:style-name="P101">typeof</text:p>
          </table:table-cell>
        </table:table-row>
        <table:table-row>
          <table:table-cell table:style-name="Table14.A2" office:value-type="string">
            <text:p text:style-name="P101">bool</text:p>
          </table:table-cell>
          <table:table-cell table:style-name="Table14.A2" office:value-type="string">
            <text:p text:style-name="P101">enum</text:p>
          </table:table-cell>
          <table:table-cell table:style-name="Table14.A2" office:value-type="string">
            <text:p text:style-name="P101">internal</text:p>
          </table:table-cell>
          <table:table-cell table:style-name="Table14.A2" office:value-type="string">
            <text:p text:style-name="P101">ref</text:p>
          </table:table-cell>
          <table:table-cell table:style-name="Table14.E2" office:value-type="string">
            <text:p text:style-name="P101">uint</text:p>
          </table:table-cell>
        </table:table-row>
        <table:table-row>
          <table:table-cell table:style-name="Table14.A2" office:value-type="string">
            <text:p text:style-name="P101">break</text:p>
          </table:table-cell>
          <table:table-cell table:style-name="Table14.A2" office:value-type="string">
            <text:p text:style-name="P101">event</text:p>
          </table:table-cell>
          <table:table-cell table:style-name="Table14.A2" office:value-type="string">
            <text:p text:style-name="P101">is</text:p>
          </table:table-cell>
          <table:table-cell table:style-name="Table14.A2" office:value-type="string">
            <text:p text:style-name="P101">return</text:p>
          </table:table-cell>
          <table:table-cell table:style-name="Table14.E2" office:value-type="string">
            <text:p text:style-name="P101">ulong</text:p>
          </table:table-cell>
        </table:table-row>
        <text:soft-page-break/>
        <table:table-row>
          <table:table-cell table:style-name="Table14.A2" office:value-type="string">
            <text:p text:style-name="P101">byte</text:p>
          </table:table-cell>
          <table:table-cell table:style-name="Table14.A2" office:value-type="string">
            <text:p text:style-name="P101">explicit</text:p>
          </table:table-cell>
          <table:table-cell table:style-name="Table14.A2" office:value-type="string">
            <text:p text:style-name="P101">lock</text:p>
          </table:table-cell>
          <table:table-cell table:style-name="Table14.A2" office:value-type="string">
            <text:p text:style-name="P101">sbyte</text:p>
          </table:table-cell>
          <table:table-cell table:style-name="Table14.E2" office:value-type="string">
            <text:p text:style-name="P101">unchecked</text:p>
          </table:table-cell>
        </table:table-row>
        <table:table-row>
          <table:table-cell table:style-name="Table14.A2" office:value-type="string">
            <text:p text:style-name="P101">case</text:p>
          </table:table-cell>
          <table:table-cell table:style-name="Table14.A2" office:value-type="string">
            <text:p text:style-name="P101">extern</text:p>
          </table:table-cell>
          <table:table-cell table:style-name="Table14.A2" office:value-type="string">
            <text:p text:style-name="P101">long</text:p>
          </table:table-cell>
          <table:table-cell table:style-name="Table14.A2" office:value-type="string">
            <text:p text:style-name="P101">sealed</text:p>
          </table:table-cell>
          <table:table-cell table:style-name="Table14.E2" office:value-type="string">
            <text:p text:style-name="P101">unsafe</text:p>
          </table:table-cell>
        </table:table-row>
        <table:table-row>
          <table:table-cell table:style-name="Table14.A2" office:value-type="string">
            <text:p text:style-name="P101">catch</text:p>
          </table:table-cell>
          <table:table-cell table:style-name="Table14.A2" office:value-type="string">
            <text:p text:style-name="P103">FALSE</text:p>
          </table:table-cell>
          <table:table-cell table:style-name="Table14.A2" office:value-type="string">
            <text:p text:style-name="P101">namespace</text:p>
          </table:table-cell>
          <table:table-cell table:style-name="Table14.A2" office:value-type="string">
            <text:p text:style-name="P101">short</text:p>
          </table:table-cell>
          <table:table-cell table:style-name="Table14.E2" office:value-type="string">
            <text:p text:style-name="P101">ushort</text:p>
          </table:table-cell>
        </table:table-row>
        <table:table-row>
          <table:table-cell table:style-name="Table14.A2" office:value-type="string">
            <text:p text:style-name="P101">char</text:p>
          </table:table-cell>
          <table:table-cell table:style-name="Table14.A2" office:value-type="string">
            <text:p text:style-name="P101">finally</text:p>
          </table:table-cell>
          <table:table-cell table:style-name="Table14.A2" office:value-type="string">
            <text:p text:style-name="P101">new</text:p>
          </table:table-cell>
          <table:table-cell table:style-name="Table14.A2" office:value-type="string">
            <text:p text:style-name="P101">sizeof</text:p>
          </table:table-cell>
          <table:table-cell table:style-name="Table14.E2" office:value-type="string">
            <text:p text:style-name="P101">using</text:p>
          </table:table-cell>
        </table:table-row>
        <table:table-row>
          <table:table-cell table:style-name="Table14.A2" office:value-type="string">
            <text:p text:style-name="P101">checked</text:p>
          </table:table-cell>
          <table:table-cell table:style-name="Table14.A2" office:value-type="string">
            <text:p text:style-name="P101">fixed</text:p>
          </table:table-cell>
          <table:table-cell table:style-name="Table14.A2" office:value-type="string">
            <text:p text:style-name="P101">null</text:p>
          </table:table-cell>
          <table:table-cell table:style-name="Table14.A2" office:value-type="string">
            <text:p text:style-name="P101">stackalloc</text:p>
          </table:table-cell>
          <table:table-cell table:style-name="Table14.E2" office:value-type="string">
            <text:p text:style-name="P101">virtual</text:p>
          </table:table-cell>
        </table:table-row>
        <table:table-row>
          <table:table-cell table:style-name="Table14.A2" office:value-type="string">
            <text:p text:style-name="P101">class</text:p>
          </table:table-cell>
          <table:table-cell table:style-name="Table14.A2" office:value-type="string">
            <text:p text:style-name="P101">float</text:p>
          </table:table-cell>
          <table:table-cell table:style-name="Table14.A2" office:value-type="string">
            <text:p text:style-name="P101">object</text:p>
          </table:table-cell>
          <table:table-cell table:style-name="Table14.A2" office:value-type="string">
            <text:p text:style-name="P101">static</text:p>
          </table:table-cell>
          <table:table-cell table:style-name="Table14.E2" office:value-type="string">
            <text:p text:style-name="P101">void</text:p>
          </table:table-cell>
        </table:table-row>
        <table:table-row>
          <table:table-cell table:style-name="Table14.A2" office:value-type="string">
            <text:p text:style-name="P101">const</text:p>
          </table:table-cell>
          <table:table-cell table:style-name="Table14.A2" office:value-type="string">
            <text:p text:style-name="P101">for</text:p>
          </table:table-cell>
          <table:table-cell table:style-name="Table14.A2" office:value-type="string">
            <text:p text:style-name="P101">operator</text:p>
          </table:table-cell>
          <table:table-cell table:style-name="Table14.A2" office:value-type="string">
            <text:p text:style-name="P101">string</text:p>
          </table:table-cell>
          <table:table-cell table:style-name="Table14.E2" office:value-type="string">
            <text:p text:style-name="P101">volatile</text:p>
          </table:table-cell>
        </table:table-row>
        <table:table-row>
          <table:table-cell table:style-name="Table14.A2" office:value-type="string">
            <text:p text:style-name="P101">continue</text:p>
          </table:table-cell>
          <table:table-cell table:style-name="Table14.A2" office:value-type="string">
            <text:p text:style-name="P101">foreach</text:p>
          </table:table-cell>
          <table:table-cell table:style-name="Table14.A2" office:value-type="string">
            <text:p text:style-name="P101">out</text:p>
          </table:table-cell>
          <table:table-cell table:style-name="Table14.A2" office:value-type="string">
            <text:p text:style-name="P101">struct</text:p>
          </table:table-cell>
          <table:table-cell table:style-name="Table14.E2" office:value-type="string">
            <text:p text:style-name="P101">while</text:p>
          </table:table-cell>
        </table:table-row>
        <table:table-row>
          <table:table-cell table:style-name="Table14.A2" office:value-type="string">
            <text:p text:style-name="P101">decimal</text:p>
          </table:table-cell>
          <table:table-cell table:style-name="Table14.A2" office:value-type="string">
            <text:p text:style-name="P101">goto</text:p>
          </table:table-cell>
          <table:table-cell table:style-name="Table14.A2" office:value-type="string">
            <text:p text:style-name="P101">override</text:p>
          </table:table-cell>
          <table:table-cell table:style-name="Table14.A2" office:value-type="string">
            <text:p text:style-name="P101">switch</text:p>
          </table:table-cell>
          <table:table-cell table:style-name="Table14.E2" office:value-type="string">
            <text:p text:style-name="P101"/>
          </table:table-cell>
        </table:table-row>
        <table:table-row>
          <table:table-cell table:style-name="Table14.A2" office:value-type="string">
            <text:p text:style-name="P101">default</text:p>
          </table:table-cell>
          <table:table-cell table:style-name="Table14.A2" office:value-type="string">
            <text:p text:style-name="P101">if</text:p>
          </table:table-cell>
          <table:table-cell table:style-name="Table14.A2" office:value-type="string">
            <text:p text:style-name="P101">params</text:p>
          </table:table-cell>
          <table:table-cell table:style-name="Table14.A2" office:value-type="string">
            <text:p text:style-name="P101">this</text:p>
          </table:table-cell>
          <table:table-cell table:style-name="Table14.E2" office:value-type="string">
            <text:p text:style-name="P101"/>
          </table:table-cell>
        </table:table-row>
        <table:table-row>
          <table:table-cell table:style-name="Table14.A2" office:value-type="string">
            <text:p text:style-name="P101">delegate</text:p>
          </table:table-cell>
          <table:table-cell table:style-name="Table14.A2" office:value-type="string">
            <text:p text:style-name="P101">implicit</text:p>
          </table:table-cell>
          <table:table-cell table:style-name="Table14.A2" office:value-type="string">
            <text:p text:style-name="P101">private</text:p>
          </table:table-cell>
          <table:table-cell table:style-name="Table14.A2" office:value-type="string">
            <text:p text:style-name="P101">throw</text:p>
          </table:table-cell>
          <table:table-cell table:style-name="Table14.E2" office:value-type="string">
            <text:p text:style-name="P101"/>
          </table:table-cell>
        </table:table-row>
      </table:table>
      <text:p text:style-name="P130"/>
      <text:list xml:id="list395304526" text:continue-numbering="true" text:style-name="WW8Num7">
        <text:list-item>
          <text:list>
            <text:list-item>
              <text:p text:style-name="P58"><text:bookmark-start text:name="__RefHeading__8882_416150259"/><text:span text:style-name="T159">Go</text:span><text:bookmark-end text:name="__RefHeading__8882_416150259"/></text:p>
            </text:list-item>
          </text:list>
        </text:list-item>
      </text:list>
      <table:table table:name="Table10" table:style-name="Table10">
        <table:table-column table:style-name="Table10.A" table:number-columns-repeated="5"/>
        <table:table-row>
          <table:table-cell table:style-name="Table10.A1" office:value-type="string">
            <text:p text:style-name="P102"><text:span text:style-name="T159">break</text:span></text:p>
          </table:table-cell>
          <table:table-cell table:style-name="Table10.A1" office:value-type="string">
            <text:p text:style-name="P102">case</text:p>
          </table:table-cell>
          <table:table-cell table:style-name="Table10.A1" office:value-type="string">
            <text:p text:style-name="P102">chan</text:p>
          </table:table-cell>
          <table:table-cell table:style-name="Table10.A1" office:value-type="string">
            <text:p text:style-name="P102">const</text:p>
          </table:table-cell>
          <table:table-cell table:style-name="Table10.E1" office:value-type="string">
            <text:p text:style-name="P102">continue</text:p>
          </table:table-cell>
        </table:table-row>
        <table:table-row>
          <table:table-cell table:style-name="Table10.A2" office:value-type="string">
            <text:p text:style-name="P102">default</text:p>
          </table:table-cell>
          <table:table-cell table:style-name="Table10.A2" office:value-type="string">
            <text:p text:style-name="P102">defer</text:p>
          </table:table-cell>
          <table:table-cell table:style-name="Table10.A2" office:value-type="string">
            <text:p text:style-name="P102">else</text:p>
          </table:table-cell>
          <table:table-cell table:style-name="Table10.A2" office:value-type="string">
            <text:p text:style-name="P102">fallthrough</text:p>
          </table:table-cell>
          <table:table-cell table:style-name="Table10.E2" office:value-type="string">
            <text:p text:style-name="P102">for</text:p>
          </table:table-cell>
        </table:table-row>
        <table:table-row>
          <table:table-cell table:style-name="Table10.A2" office:value-type="string">
            <text:p text:style-name="P102">func</text:p>
          </table:table-cell>
          <table:table-cell table:style-name="Table10.A2" office:value-type="string">
            <text:p text:style-name="P102">go</text:p>
          </table:table-cell>
          <table:table-cell table:style-name="Table10.A2" office:value-type="string">
            <text:p text:style-name="P102">goto</text:p>
          </table:table-cell>
          <table:table-cell table:style-name="Table10.A2" office:value-type="string">
            <text:p text:style-name="P102">if</text:p>
          </table:table-cell>
          <table:table-cell table:style-name="Table10.E2" office:value-type="string">
            <text:p text:style-name="P102">import</text:p>
          </table:table-cell>
        </table:table-row>
        <table:table-row>
          <table:table-cell table:style-name="Table10.A2" office:value-type="string">
            <text:p text:style-name="P102">interface</text:p>
          </table:table-cell>
          <table:table-cell table:style-name="Table10.A2" office:value-type="string">
            <text:p text:style-name="P102">map</text:p>
          </table:table-cell>
          <table:table-cell table:style-name="Table10.A2" office:value-type="string">
            <text:p text:style-name="P102">package</text:p>
          </table:table-cell>
          <table:table-cell table:style-name="Table10.A2" office:value-type="string">
            <text:p text:style-name="P102">range</text:p>
          </table:table-cell>
          <table:table-cell table:style-name="Table10.E2" office:value-type="string">
            <text:p text:style-name="P102">return</text:p>
          </table:table-cell>
        </table:table-row>
        <table:table-row>
          <table:table-cell table:style-name="Table10.A2" office:value-type="string">
            <text:p text:style-name="P102">select</text:p>
          </table:table-cell>
          <table:table-cell table:style-name="Table10.A2" office:value-type="string">
            <text:p text:style-name="P102">struct</text:p>
          </table:table-cell>
          <table:table-cell table:style-name="Table10.A2" office:value-type="string">
            <text:p text:style-name="P102">switch</text:p>
          </table:table-cell>
          <table:table-cell table:style-name="Table10.A2" office:value-type="string">
            <text:p text:style-name="P102">type</text:p>
          </table:table-cell>
          <table:table-cell table:style-name="Table10.E2" office:value-type="string">
            <text:p text:style-name="P102">var</text:p>
          </table:table-cell>
        </table:table-row>
      </table:table>
      <text:p text:style-name="P120"><text:span text:style-name="T44"/></text:p>
      <text:list xml:id="list2125072054" text:continue-numbering="true" text:style-name="WW8Num7">
        <text:list-item>
          <text:list>
            <text:list-item>
              <text:p text:style-name="P58"><text:bookmark-start text:name="__RefHeading__10563_416150259"/><text:span text:style-name="T160">PHP</text:span><text:bookmark-end text:name="__RefHeading__10563_416150259"/></text:p>
            </text:list-item>
          </text:list>
        </text:list-item>
      </text:list>
      <table:table table:name="Table18" table:style-name="Table18">
        <table:table-column table:style-name="Table18.A" table:number-columns-repeated="5"/>
        <table:table-row>
          <table:table-cell table:style-name="Table18.A1" office:value-type="string">
            <text:p text:style-name="P101"><text:span text:style-name="T161">__halt_compiler()</text:span></text:p>
          </table:table-cell>
          <table:table-cell table:style-name="Table18.A1" office:value-type="string">
            <text:p text:style-name="P101">default</text:p>
          </table:table-cell>
          <table:table-cell table:style-name="Table18.A1" office:value-type="string">
            <text:p text:style-name="P101">exit()</text:p>
          </table:table-cell>
          <table:table-cell table:style-name="Table18.A1" office:value-type="string">
            <text:p text:style-name="P101">insteadof</text:p>
          </table:table-cell>
          <table:table-cell table:style-name="Table18.E1" office:value-type="string">
            <text:p text:style-name="P101">static</text:p>
          </table:table-cell>
        </table:table-row>
        <table:table-row>
          <table:table-cell table:style-name="Table18.A2" office:value-type="string">
            <text:p text:style-name="P101">abstract</text:p>
          </table:table-cell>
          <table:table-cell table:style-name="Table18.A2" office:value-type="string">
            <text:p text:style-name="P101">die()</text:p>
          </table:table-cell>
          <table:table-cell table:style-name="Table18.A2" office:value-type="string">
            <text:p text:style-name="P101">extends</text:p>
          </table:table-cell>
          <table:table-cell table:style-name="Table18.A2" office:value-type="string">
            <text:p text:style-name="P101">interface</text:p>
          </table:table-cell>
          <table:table-cell table:style-name="Table18.E2" office:value-type="string">
            <text:p text:style-name="P101">switch</text:p>
          </table:table-cell>
        </table:table-row>
        <table:table-row>
          <table:table-cell table:style-name="Table18.A2" office:value-type="string">
            <text:p text:style-name="P101">and</text:p>
          </table:table-cell>
          <table:table-cell table:style-name="Table18.A2" office:value-type="string">
            <text:p text:style-name="P101">do</text:p>
          </table:table-cell>
          <table:table-cell table:style-name="Table18.A2" office:value-type="string">
            <text:p text:style-name="P101">final</text:p>
          </table:table-cell>
          <table:table-cell table:style-name="Table18.A2" office:value-type="string">
            <text:p text:style-name="P101">isset()</text:p>
          </table:table-cell>
          <table:table-cell table:style-name="Table18.E2" office:value-type="string">
            <text:p text:style-name="P101">throw</text:p>
          </table:table-cell>
        </table:table-row>
        <table:table-row>
          <table:table-cell table:style-name="Table18.A2" office:value-type="string">
            <text:p text:style-name="P101">array()</text:p>
          </table:table-cell>
          <table:table-cell table:style-name="Table18.A2" office:value-type="string">
            <text:p text:style-name="P101">echo</text:p>
          </table:table-cell>
          <table:table-cell table:style-name="Table18.A2" office:value-type="string">
            <text:p text:style-name="P101">finally</text:p>
          </table:table-cell>
          <table:table-cell table:style-name="Table18.A2" office:value-type="string">
            <text:p text:style-name="P101">list()</text:p>
          </table:table-cell>
          <table:table-cell table:style-name="Table18.E2" office:value-type="string">
            <text:p text:style-name="P101">trait</text:p>
          </table:table-cell>
        </table:table-row>
        <table:table-row>
          <table:table-cell table:style-name="Table18.A2" office:value-type="string">
            <text:p text:style-name="P101">as</text:p>
          </table:table-cell>
          <table:table-cell table:style-name="Table18.A2" office:value-type="string">
            <text:p text:style-name="P101">else</text:p>
          </table:table-cell>
          <table:table-cell table:style-name="Table18.A2" office:value-type="string">
            <text:p text:style-name="P101">for</text:p>
          </table:table-cell>
          <table:table-cell table:style-name="Table18.A2" office:value-type="string">
            <text:p text:style-name="P101">namespace</text:p>
          </table:table-cell>
          <table:table-cell table:style-name="Table18.E2" office:value-type="string">
            <text:p text:style-name="P101">try</text:p>
          </table:table-cell>
        </table:table-row>
        <table:table-row>
          <table:table-cell table:style-name="Table18.A2" office:value-type="string">
            <text:p text:style-name="P101">break</text:p>
          </table:table-cell>
          <table:table-cell table:style-name="Table18.A2" office:value-type="string">
            <text:p text:style-name="P101">elseif</text:p>
          </table:table-cell>
          <table:table-cell table:style-name="Table18.A2" office:value-type="string">
            <text:p text:style-name="P101">foreach</text:p>
          </table:table-cell>
          <table:table-cell table:style-name="Table18.A2" office:value-type="string">
            <text:p text:style-name="P101">new</text:p>
          </table:table-cell>
          <table:table-cell table:style-name="Table18.E2" office:value-type="string">
            <text:p text:style-name="P101">unset()</text:p>
          </table:table-cell>
        </table:table-row>
        <table:table-row>
          <table:table-cell table:style-name="Table18.A2" office:value-type="string">
            <text:p text:style-name="P101">callable</text:p>
          </table:table-cell>
          <table:table-cell table:style-name="Table18.A2" office:value-type="string">
            <text:p text:style-name="P101">empty()</text:p>
          </table:table-cell>
          <table:table-cell table:style-name="Table18.A2" office:value-type="string">
            <text:p text:style-name="P101">function</text:p>
          </table:table-cell>
          <table:table-cell table:style-name="Table18.A2" office:value-type="string">
            <text:p text:style-name="P101">or</text:p>
          </table:table-cell>
          <table:table-cell table:style-name="Table18.E2" office:value-type="string">
            <text:p text:style-name="P101">use</text:p>
          </table:table-cell>
        </table:table-row>
        <table:table-row>
          <table:table-cell table:style-name="Table18.A2" office:value-type="string">
            <text:p text:style-name="P101">case</text:p>
          </table:table-cell>
          <table:table-cell table:style-name="Table18.A2" office:value-type="string">
            <text:p text:style-name="P101">enddeclare</text:p>
          </table:table-cell>
          <table:table-cell table:style-name="Table18.A2" office:value-type="string">
            <text:p text:style-name="P101">global</text:p>
          </table:table-cell>
          <table:table-cell table:style-name="Table18.A2" office:value-type="string">
            <text:p text:style-name="P101">print</text:p>
          </table:table-cell>
          <table:table-cell table:style-name="Table18.E2" office:value-type="string">
            <text:p text:style-name="P101">var</text:p>
          </table:table-cell>
        </table:table-row>
        <table:table-row>
          <table:table-cell table:style-name="Table18.A2" office:value-type="string">
            <text:p text:style-name="P101">catch</text:p>
          </table:table-cell>
          <table:table-cell table:style-name="Table18.A2" office:value-type="string">
            <text:p text:style-name="P101">endfor</text:p>
          </table:table-cell>
          <table:table-cell table:style-name="Table18.A2" office:value-type="string">
            <text:p text:style-name="P101">goto</text:p>
          </table:table-cell>
          <table:table-cell table:style-name="Table18.A2" office:value-type="string">
            <text:p text:style-name="P101">private</text:p>
          </table:table-cell>
          <table:table-cell table:style-name="Table18.E2" office:value-type="string">
            <text:p text:style-name="P101">while</text:p>
          </table:table-cell>
        </table:table-row>
        <table:table-row>
          <table:table-cell table:style-name="Table18.A2" office:value-type="string">
            <text:p text:style-name="P101">class</text:p>
          </table:table-cell>
          <table:table-cell table:style-name="Table18.A2" office:value-type="string">
            <text:p text:style-name="P101">endforeach</text:p>
          </table:table-cell>
          <table:table-cell table:style-name="Table18.A2" office:value-type="string">
            <text:p text:style-name="P101">if</text:p>
          </table:table-cell>
          <table:table-cell table:style-name="Table18.A2" office:value-type="string">
            <text:p text:style-name="P101">protected</text:p>
          </table:table-cell>
          <table:table-cell table:style-name="Table18.E2" office:value-type="string">
            <text:p text:style-name="P101">xor</text:p>
          </table:table-cell>
        </table:table-row>
        <table:table-row>
          <table:table-cell table:style-name="Table18.A2" office:value-type="string">
            <text:p text:style-name="P101">clone</text:p>
          </table:table-cell>
          <table:table-cell table:style-name="Table18.A2" office:value-type="string">
            <text:p text:style-name="P101">endif</text:p>
          </table:table-cell>
          <table:table-cell table:style-name="Table18.A2" office:value-type="string">
            <text:p text:style-name="P101">implements</text:p>
          </table:table-cell>
          <table:table-cell table:style-name="Table18.A2" office:value-type="string">
            <text:p text:style-name="P101">public</text:p>
          </table:table-cell>
          <table:table-cell table:style-name="Table18.E2" office:value-type="string">
            <text:p text:style-name="P101">yield</text:p>
          </table:table-cell>
        </table:table-row>
        <table:table-row>
          <table:table-cell table:style-name="Table18.A2" office:value-type="string">
            <text:p text:style-name="P101">const</text:p>
          </table:table-cell>
          <table:table-cell table:style-name="Table18.A2" office:value-type="string">
            <text:p text:style-name="P101">endswitch</text:p>
          </table:table-cell>
          <table:table-cell table:style-name="Table18.A2" office:value-type="string">
            <text:p text:style-name="P101">include</text:p>
          </table:table-cell>
          <table:table-cell table:style-name="Table18.A2" office:value-type="string">
            <text:p text:style-name="P101">require</text:p>
          </table:table-cell>
          <table:table-cell table:style-name="Table18.E2" office:value-type="string">
            <text:p text:style-name="P101"/>
          </table:table-cell>
        </table:table-row>
        <table:table-row>
          <table:table-cell table:style-name="Table18.A2" office:value-type="string">
            <text:p text:style-name="P101">continue</text:p>
          </table:table-cell>
          <table:table-cell table:style-name="Table18.A2" office:value-type="string">
            <text:p text:style-name="P101">endwhile</text:p>
          </table:table-cell>
          <table:table-cell table:style-name="Table18.A2" office:value-type="string">
            <text:p text:style-name="P101">include_once</text:p>
          </table:table-cell>
          <table:table-cell table:style-name="Table18.A2" office:value-type="string">
            <text:p text:style-name="P101">require_once</text:p>
          </table:table-cell>
          <table:table-cell table:style-name="Table18.E2" office:value-type="string">
            <text:p text:style-name="P101"/>
          </table:table-cell>
        </table:table-row>
        <text:soft-page-break/>
        <table:table-row>
          <table:table-cell table:style-name="Table18.A2" office:value-type="string">
            <text:p text:style-name="P101">declare</text:p>
          </table:table-cell>
          <table:table-cell table:style-name="Table18.A2" office:value-type="string">
            <text:p text:style-name="P101">eval()</text:p>
          </table:table-cell>
          <table:table-cell table:style-name="Table18.A2" office:value-type="string">
            <text:p text:style-name="P101">instanceof</text:p>
          </table:table-cell>
          <table:table-cell table:style-name="Table18.A2" office:value-type="string">
            <text:p text:style-name="P101">return</text:p>
          </table:table-cell>
          <table:table-cell table:style-name="Table18.E2" office:value-type="string">
            <text:p text:style-name="P101"/>
          </table:table-cell>
        </table:table-row>
      </table:table>
      <text:p text:style-name="P120"><text:span text:style-name="T44"/></text:p>
      <text:list xml:id="list2002693349" text:continue-numbering="true" text:style-name="WW8Num7">
        <text:list-item>
          <text:list>
            <text:list-item>
              <text:p text:style-name="P58"><text:bookmark-start text:name="__RefHeading__11087_416150259"/><text:span text:style-name="T160">SQL – SQLite</text:span><text:bookmark-end text:name="__RefHeading__11087_416150259"/></text:p>
            </text:list-item>
          </text:list>
        </text:list-item>
      </text:list>
      <table:table table:name="Table19" table:style-name="Table19">
        <table:table-column table:style-name="Table19.A" table:number-columns-repeated="5"/>
        <table:table-row>
          <table:table-cell table:style-name="Table19.A1" office:value-type="string">
            <text:p text:style-name="P101"><text:span text:style-name="T160">ABORT</text:span></text:p>
          </table:table-cell>
          <table:table-cell table:style-name="Table19.A1" office:value-type="string">
            <text:p text:style-name="P101">CREATE</text:p>
          </table:table-cell>
          <table:table-cell table:style-name="Table19.A1" office:value-type="string">
            <text:p text:style-name="P101">FROM</text:p>
          </table:table-cell>
          <table:table-cell table:style-name="Table19.A1" office:value-type="string">
            <text:p text:style-name="P101">NATURAL</text:p>
          </table:table-cell>
          <table:table-cell table:style-name="Table19.E1" office:value-type="string">
            <text:p text:style-name="P101">ROLLBACK</text:p>
          </table:table-cell>
        </table:table-row>
        <table:table-row>
          <table:table-cell table:style-name="Table19.A2" office:value-type="string">
            <text:p text:style-name="P101">ACTION</text:p>
          </table:table-cell>
          <table:table-cell table:style-name="Table19.A2" office:value-type="string">
            <text:p text:style-name="P101">CROSS</text:p>
          </table:table-cell>
          <table:table-cell table:style-name="Table19.A2" office:value-type="string">
            <text:p text:style-name="P101">FULL</text:p>
          </table:table-cell>
          <table:table-cell table:style-name="Table19.A2" office:value-type="string">
            <text:p text:style-name="P101">NO</text:p>
          </table:table-cell>
          <table:table-cell table:style-name="Table19.E2" office:value-type="string">
            <text:p text:style-name="P101">ROW</text:p>
          </table:table-cell>
        </table:table-row>
        <table:table-row>
          <table:table-cell table:style-name="Table19.A2" office:value-type="string">
            <text:p text:style-name="P101">ADD</text:p>
          </table:table-cell>
          <table:table-cell table:style-name="Table19.A2" office:value-type="string">
            <text:p text:style-name="P101">CURRENT_DATE</text:p>
          </table:table-cell>
          <table:table-cell table:style-name="Table19.A2" office:value-type="string">
            <text:p text:style-name="P101">GLOB</text:p>
          </table:table-cell>
          <table:table-cell table:style-name="Table19.A2" office:value-type="string">
            <text:p text:style-name="P101">NOT</text:p>
          </table:table-cell>
          <table:table-cell table:style-name="Table19.E2" office:value-type="string">
            <text:p text:style-name="P101">SAVEPOINT</text:p>
          </table:table-cell>
        </table:table-row>
        <table:table-row>
          <table:table-cell table:style-name="Table19.A2" office:value-type="string">
            <text:p text:style-name="P101">AFTER</text:p>
          </table:table-cell>
          <table:table-cell table:style-name="Table19.A2" office:value-type="string">
            <text:p text:style-name="P101">CURRENT_TIME</text:p>
          </table:table-cell>
          <table:table-cell table:style-name="Table19.A2" office:value-type="string">
            <text:p text:style-name="P101">GROUP</text:p>
          </table:table-cell>
          <table:table-cell table:style-name="Table19.A2" office:value-type="string">
            <text:p text:style-name="P101">NOTNULL</text:p>
          </table:table-cell>
          <table:table-cell table:style-name="Table19.E2" office:value-type="string">
            <text:p text:style-name="P101">SELECT</text:p>
          </table:table-cell>
        </table:table-row>
        <table:table-row>
          <table:table-cell table:style-name="Table19.A2" office:value-type="string">
            <text:p text:style-name="P101">ALL</text:p>
          </table:table-cell>
          <table:table-cell table:style-name="Table19.A2" office:value-type="string">
            <text:p text:style-name="P101">CURRENT_TIMESTAMP</text:p>
          </table:table-cell>
          <table:table-cell table:style-name="Table19.A2" office:value-type="string">
            <text:p text:style-name="P101">HAVING</text:p>
          </table:table-cell>
          <table:table-cell table:style-name="Table19.A2" office:value-type="string">
            <text:p text:style-name="P101">NULL</text:p>
          </table:table-cell>
          <table:table-cell table:style-name="Table19.E2" office:value-type="string">
            <text:p text:style-name="P101">SET</text:p>
          </table:table-cell>
        </table:table-row>
        <table:table-row>
          <table:table-cell table:style-name="Table19.A2" office:value-type="string">
            <text:p text:style-name="P101">ALTER</text:p>
          </table:table-cell>
          <table:table-cell table:style-name="Table19.A2" office:value-type="string">
            <text:p text:style-name="P101">DATABASE</text:p>
          </table:table-cell>
          <table:table-cell table:style-name="Table19.A2" office:value-type="string">
            <text:p text:style-name="P101">IF</text:p>
          </table:table-cell>
          <table:table-cell table:style-name="Table19.A2" office:value-type="string">
            <text:p text:style-name="P101">OF</text:p>
          </table:table-cell>
          <table:table-cell table:style-name="Table19.E2" office:value-type="string">
            <text:p text:style-name="P101">TABLE</text:p>
          </table:table-cell>
        </table:table-row>
        <table:table-row>
          <table:table-cell table:style-name="Table19.A2" office:value-type="string">
            <text:p text:style-name="P101">ANALYZE</text:p>
          </table:table-cell>
          <table:table-cell table:style-name="Table19.A2" office:value-type="string">
            <text:p text:style-name="P101">DEFAULT</text:p>
          </table:table-cell>
          <table:table-cell table:style-name="Table19.A2" office:value-type="string">
            <text:p text:style-name="P101">IGNORE</text:p>
          </table:table-cell>
          <table:table-cell table:style-name="Table19.A2" office:value-type="string">
            <text:p text:style-name="P101">OFFSET</text:p>
          </table:table-cell>
          <table:table-cell table:style-name="Table19.E2" office:value-type="string">
            <text:p text:style-name="P101">TEMP</text:p>
          </table:table-cell>
        </table:table-row>
        <table:table-row>
          <table:table-cell table:style-name="Table19.A2" office:value-type="string">
            <text:p text:style-name="P101">AND</text:p>
          </table:table-cell>
          <table:table-cell table:style-name="Table19.A2" office:value-type="string">
            <text:p text:style-name="P101">DEFERRABLE</text:p>
          </table:table-cell>
          <table:table-cell table:style-name="Table19.A2" office:value-type="string">
            <text:p text:style-name="P101">IMMEDIATE</text:p>
          </table:table-cell>
          <table:table-cell table:style-name="Table19.A2" office:value-type="string">
            <text:p text:style-name="P101">ON</text:p>
          </table:table-cell>
          <table:table-cell table:style-name="Table19.E2" office:value-type="string">
            <text:p text:style-name="P101">TEMPORARY</text:p>
          </table:table-cell>
        </table:table-row>
        <table:table-row>
          <table:table-cell table:style-name="Table19.A2" office:value-type="string">
            <text:p text:style-name="P101">AS</text:p>
          </table:table-cell>
          <table:table-cell table:style-name="Table19.A2" office:value-type="string">
            <text:p text:style-name="P101">DEFERRED</text:p>
          </table:table-cell>
          <table:table-cell table:style-name="Table19.A2" office:value-type="string">
            <text:p text:style-name="P101">IN</text:p>
          </table:table-cell>
          <table:table-cell table:style-name="Table19.A2" office:value-type="string">
            <text:p text:style-name="P101">OR</text:p>
          </table:table-cell>
          <table:table-cell table:style-name="Table19.E2" office:value-type="string">
            <text:p text:style-name="P101">THEN</text:p>
          </table:table-cell>
        </table:table-row>
        <table:table-row>
          <table:table-cell table:style-name="Table19.A2" office:value-type="string">
            <text:p text:style-name="P101">ASC</text:p>
          </table:table-cell>
          <table:table-cell table:style-name="Table19.A2" office:value-type="string">
            <text:p text:style-name="P101">DELETE</text:p>
          </table:table-cell>
          <table:table-cell table:style-name="Table19.A2" office:value-type="string">
            <text:p text:style-name="P101">INDEX</text:p>
          </table:table-cell>
          <table:table-cell table:style-name="Table19.A2" office:value-type="string">
            <text:p text:style-name="P101">ORDER</text:p>
          </table:table-cell>
          <table:table-cell table:style-name="Table19.E2" office:value-type="string">
            <text:p text:style-name="P101">TO</text:p>
          </table:table-cell>
        </table:table-row>
        <table:table-row>
          <table:table-cell table:style-name="Table19.A2" office:value-type="string">
            <text:p text:style-name="P101">ATTACH</text:p>
          </table:table-cell>
          <table:table-cell table:style-name="Table19.A2" office:value-type="string">
            <text:p text:style-name="P101">DESC</text:p>
          </table:table-cell>
          <table:table-cell table:style-name="Table19.A2" office:value-type="string">
            <text:p text:style-name="P101">INDEXED</text:p>
          </table:table-cell>
          <table:table-cell table:style-name="Table19.A2" office:value-type="string">
            <text:p text:style-name="P101">OUTER</text:p>
          </table:table-cell>
          <table:table-cell table:style-name="Table19.E2" office:value-type="string">
            <text:p text:style-name="P101">TRANSACTION</text:p>
          </table:table-cell>
        </table:table-row>
        <table:table-row>
          <table:table-cell table:style-name="Table19.A2" office:value-type="string">
            <text:p text:style-name="P101">AUTOINCREMENT</text:p>
          </table:table-cell>
          <table:table-cell table:style-name="Table19.A2" office:value-type="string">
            <text:p text:style-name="P101">DETACH</text:p>
          </table:table-cell>
          <table:table-cell table:style-name="Table19.A2" office:value-type="string">
            <text:p text:style-name="P101">INITIALLY</text:p>
          </table:table-cell>
          <table:table-cell table:style-name="Table19.A2" office:value-type="string">
            <text:p text:style-name="P101">PLAN</text:p>
          </table:table-cell>
          <table:table-cell table:style-name="Table19.E2" office:value-type="string">
            <text:p text:style-name="P101">TRIGGER</text:p>
          </table:table-cell>
        </table:table-row>
        <table:table-row>
          <table:table-cell table:style-name="Table19.A2" office:value-type="string">
            <text:p text:style-name="P101">BEFORE</text:p>
          </table:table-cell>
          <table:table-cell table:style-name="Table19.A2" office:value-type="string">
            <text:p text:style-name="P101">DISTINCT</text:p>
          </table:table-cell>
          <table:table-cell table:style-name="Table19.A2" office:value-type="string">
            <text:p text:style-name="P101">INNER</text:p>
          </table:table-cell>
          <table:table-cell table:style-name="Table19.A2" office:value-type="string">
            <text:p text:style-name="P101">PRAGMA</text:p>
          </table:table-cell>
          <table:table-cell table:style-name="Table19.E2" office:value-type="string">
            <text:p text:style-name="P101">UNION</text:p>
          </table:table-cell>
        </table:table-row>
        <table:table-row>
          <table:table-cell table:style-name="Table19.A2" office:value-type="string">
            <text:p text:style-name="P101">BEGIN</text:p>
          </table:table-cell>
          <table:table-cell table:style-name="Table19.A2" office:value-type="string">
            <text:p text:style-name="P101">DROP</text:p>
          </table:table-cell>
          <table:table-cell table:style-name="Table19.A2" office:value-type="string">
            <text:p text:style-name="P101">INSERT</text:p>
          </table:table-cell>
          <table:table-cell table:style-name="Table19.A2" office:value-type="string">
            <text:p text:style-name="P101">PRIMARY</text:p>
          </table:table-cell>
          <table:table-cell table:style-name="Table19.E2" office:value-type="string">
            <text:p text:style-name="P101">UNIQUE</text:p>
          </table:table-cell>
        </table:table-row>
        <table:table-row>
          <table:table-cell table:style-name="Table19.A2" office:value-type="string">
            <text:p text:style-name="P101">BETWEEN</text:p>
          </table:table-cell>
          <table:table-cell table:style-name="Table19.A2" office:value-type="string">
            <text:p text:style-name="P101">EACH</text:p>
          </table:table-cell>
          <table:table-cell table:style-name="Table19.A2" office:value-type="string">
            <text:p text:style-name="P101">INSTEAD</text:p>
          </table:table-cell>
          <table:table-cell table:style-name="Table19.A2" office:value-type="string">
            <text:p text:style-name="P101">QUERY</text:p>
          </table:table-cell>
          <table:table-cell table:style-name="Table19.E2" office:value-type="string">
            <text:p text:style-name="P101">UPDATE</text:p>
          </table:table-cell>
        </table:table-row>
        <table:table-row>
          <table:table-cell table:style-name="Table19.A2" office:value-type="string">
            <text:p text:style-name="P101">BY</text:p>
          </table:table-cell>
          <table:table-cell table:style-name="Table19.A2" office:value-type="string">
            <text:p text:style-name="P101">ELSE</text:p>
          </table:table-cell>
          <table:table-cell table:style-name="Table19.A2" office:value-type="string">
            <text:p text:style-name="P101">INTERSECT</text:p>
          </table:table-cell>
          <table:table-cell table:style-name="Table19.A2" office:value-type="string">
            <text:p text:style-name="P101">RAISE</text:p>
          </table:table-cell>
          <table:table-cell table:style-name="Table19.E2" office:value-type="string">
            <text:p text:style-name="P101">USING</text:p>
          </table:table-cell>
        </table:table-row>
        <table:table-row>
          <table:table-cell table:style-name="Table19.A2" office:value-type="string">
            <text:p text:style-name="P101">CASCADE</text:p>
          </table:table-cell>
          <table:table-cell table:style-name="Table19.A2" office:value-type="string">
            <text:p text:style-name="P101">END</text:p>
          </table:table-cell>
          <table:table-cell table:style-name="Table19.A2" office:value-type="string">
            <text:p text:style-name="P101">INTO</text:p>
          </table:table-cell>
          <table:table-cell table:style-name="Table19.A2" office:value-type="string">
            <text:p text:style-name="P101">RECURSIVE</text:p>
          </table:table-cell>
          <table:table-cell table:style-name="Table19.E2" office:value-type="string">
            <text:p text:style-name="P101">VACUUM</text:p>
          </table:table-cell>
        </table:table-row>
        <table:table-row>
          <table:table-cell table:style-name="Table19.A2" office:value-type="string">
            <text:p text:style-name="P101">CASE</text:p>
          </table:table-cell>
          <table:table-cell table:style-name="Table19.A2" office:value-type="string">
            <text:p text:style-name="P101">ESCAPE</text:p>
          </table:table-cell>
          <table:table-cell table:style-name="Table19.A2" office:value-type="string">
            <text:p text:style-name="P101">IS</text:p>
          </table:table-cell>
          <table:table-cell table:style-name="Table19.A2" office:value-type="string">
            <text:p text:style-name="P101">REFERENCES</text:p>
          </table:table-cell>
          <table:table-cell table:style-name="Table19.E2" office:value-type="string">
            <text:p text:style-name="P101">VALUES</text:p>
          </table:table-cell>
        </table:table-row>
        <table:table-row>
          <table:table-cell table:style-name="Table19.A2" office:value-type="string">
            <text:p text:style-name="P101">CAST</text:p>
          </table:table-cell>
          <table:table-cell table:style-name="Table19.A2" office:value-type="string">
            <text:p text:style-name="P101">EXCEPT</text:p>
          </table:table-cell>
          <table:table-cell table:style-name="Table19.A2" office:value-type="string">
            <text:p text:style-name="P101">ISNULL</text:p>
          </table:table-cell>
          <table:table-cell table:style-name="Table19.A2" office:value-type="string">
            <text:p text:style-name="P101">REGEXP</text:p>
          </table:table-cell>
          <table:table-cell table:style-name="Table19.E2" office:value-type="string">
            <text:p text:style-name="P101">VIEW</text:p>
          </table:table-cell>
        </table:table-row>
        <table:table-row>
          <table:table-cell table:style-name="Table19.A2" office:value-type="string">
            <text:p text:style-name="P101">CHECK</text:p>
          </table:table-cell>
          <table:table-cell table:style-name="Table19.A2" office:value-type="string">
            <text:p text:style-name="P101">EXCLUSIVE</text:p>
          </table:table-cell>
          <table:table-cell table:style-name="Table19.A2" office:value-type="string">
            <text:p text:style-name="P101">JOIN</text:p>
          </table:table-cell>
          <table:table-cell table:style-name="Table19.A2" office:value-type="string">
            <text:p text:style-name="P101">REINDEX</text:p>
          </table:table-cell>
          <table:table-cell table:style-name="Table19.E2" office:value-type="string">
            <text:p text:style-name="P101">VIRTUAL</text:p>
          </table:table-cell>
        </table:table-row>
        <table:table-row>
          <table:table-cell table:style-name="Table19.A2" office:value-type="string">
            <text:p text:style-name="P101">COLLATE</text:p>
          </table:table-cell>
          <table:table-cell table:style-name="Table19.A2" office:value-type="string">
            <text:p text:style-name="P101">EXISTS</text:p>
          </table:table-cell>
          <table:table-cell table:style-name="Table19.A2" office:value-type="string">
            <text:p text:style-name="P101">KEY</text:p>
          </table:table-cell>
          <table:table-cell table:style-name="Table19.A2" office:value-type="string">
            <text:p text:style-name="P101">RELEASE</text:p>
          </table:table-cell>
          <table:table-cell table:style-name="Table19.E2" office:value-type="string">
            <text:p text:style-name="P101">WHEN</text:p>
          </table:table-cell>
        </table:table-row>
        <table:table-row>
          <table:table-cell table:style-name="Table19.A2" office:value-type="string">
            <text:p text:style-name="P101">COLUMN</text:p>
          </table:table-cell>
          <table:table-cell table:style-name="Table19.A2" office:value-type="string">
            <text:p text:style-name="P101">EXPLAIN</text:p>
          </table:table-cell>
          <table:table-cell table:style-name="Table19.A2" office:value-type="string">
            <text:p text:style-name="P101">LEFT</text:p>
          </table:table-cell>
          <table:table-cell table:style-name="Table19.A2" office:value-type="string">
            <text:p text:style-name="P101">RENAME</text:p>
          </table:table-cell>
          <table:table-cell table:style-name="Table19.E2" office:value-type="string">
            <text:p text:style-name="P101">WHERE</text:p>
          </table:table-cell>
        </table:table-row>
        <table:table-row>
          <table:table-cell table:style-name="Table19.A2" office:value-type="string">
            <text:p text:style-name="P101">COMMIT</text:p>
          </table:table-cell>
          <table:table-cell table:style-name="Table19.A2" office:value-type="string">
            <text:p text:style-name="P101">FAIL</text:p>
          </table:table-cell>
          <table:table-cell table:style-name="Table19.A2" office:value-type="string">
            <text:p text:style-name="P101">LIKE</text:p>
          </table:table-cell>
          <table:table-cell table:style-name="Table19.A2" office:value-type="string">
            <text:p text:style-name="P101">REPLACE</text:p>
          </table:table-cell>
          <table:table-cell table:style-name="Table19.E2" office:value-type="string">
            <text:p text:style-name="P101">WITH</text:p>
          </table:table-cell>
        </table:table-row>
        <text:soft-page-break/>
        <table:table-row>
          <table:table-cell table:style-name="Table19.A2" office:value-type="string">
            <text:p text:style-name="P101">CONFLICT</text:p>
          </table:table-cell>
          <table:table-cell table:style-name="Table19.A2" office:value-type="string">
            <text:p text:style-name="P101">FOR</text:p>
          </table:table-cell>
          <table:table-cell table:style-name="Table19.A2" office:value-type="string">
            <text:p text:style-name="P101">LIMIT</text:p>
          </table:table-cell>
          <table:table-cell table:style-name="Table19.A2" office:value-type="string">
            <text:p text:style-name="P101">RESTRICT</text:p>
          </table:table-cell>
          <table:table-cell table:style-name="Table19.E2" office:value-type="string">
            <text:p text:style-name="P101"/>
          </table:table-cell>
        </table:table-row>
        <table:table-row>
          <table:table-cell table:style-name="Table19.A2" office:value-type="string">
            <text:p text:style-name="P101">CONSTRAINT</text:p>
          </table:table-cell>
          <table:table-cell table:style-name="Table19.A2" office:value-type="string">
            <text:p text:style-name="P101">FOREIGN</text:p>
          </table:table-cell>
          <table:table-cell table:style-name="Table19.A2" office:value-type="string">
            <text:p text:style-name="P101">MATCH</text:p>
          </table:table-cell>
          <table:table-cell table:style-name="Table19.A2" office:value-type="string">
            <text:p text:style-name="P101">RIGHT</text:p>
          </table:table-cell>
          <table:table-cell table:style-name="Table19.E2" office:value-type="string">
            <text:p text:style-name="P101"/>
          </table:table-cell>
        </table:table-row>
      </table:table>
      <text:p text:style-name="P52"/>
      <text:list xml:id="list261278053" text:continue-numbering="true" text:style-name="WW8Num7">
        <text:list-item>
          <text:p text:style-name="Nadpis_20_Kapitoly"><text:bookmark-start text:name="__RefHeading__4028_416150259"/>Záver<text:bookmark-end text:name="__RefHeading__4028_416150259"/></text:p>
        </text:list-item>
      </text:list>
      <text:p text:style-name="P19">Záver by mal zachytiť jasnú a presnú prezentáciu dedukcií vychádzajúcich z jadra práce. Musí byť vecnou sumarizáciou vlastného prínosu alebo pohľadu na riešenú problematiku. Zahrnúť možno aj kvantitatívne údaje, ale podrobnosti by sa nemali uvádzať. Záver nemá obsahovať nič, čo nie je v texte práce a musí nadväzovať na úvahy a argumenty v texte práce. </text:p>
      <text:p text:style-name="P19">V závere je vhodné poukázať na ďalšie otvorené (doteraz nevyriešené) problémy, ktorým je vhodné venovať pozornosť a ktoré presahujú odporúčaný rozsah diplomovej práce. Odporúčané sú popisy ďalších navrhovaných aktivít, ktoré priamo vyplývajú zo záverov alebo skúseností získaných v priebehu spracovania práce.</text:p>
      <text:list xml:id="list1208087173" text:continue-numbering="true" text:style-name="WW8Num7">
        <text:list-header>
          <text:p text:style-name="Nadpis_20_Kapitoly"><text:bookmark-start text:name="__RefHeading__4030_416150259"/>Zoznam použitej literatúry<text:bookmark-end text:name="__RefHeading__4030_416150259"/></text:p>
        </text:list-header>
      </text:list>
      <text:p text:style-name="Normalny_20_text_20_DP"><text:span text:style-name="T12">Technika citovania</text:span><text:span text:style-name="T14"> určuje spôsob, akým označujeme citácie v dokumente, pričom podľa normy (pozri STN ISO 690 </text:span><text:bookmark-ref text:reference-format="number" text:ref-name="_Ref102187123">[7]</text:bookmark-ref><text:span text:style-name="T14">) existuje viacero spôsobov citovania:</text:span></text:p>
      <text:list xml:id="list8682186848824693914" text:style-name="WW8Num5">
        <text:list-item>
          <text:p text:style-name="P25">metóda číselných citácií (citácie Všetky dokumenty, ktoré v práci použijete, je potrebné zoradiť do zoznamu pozostávajúceho z  bibliografických odkazov (b. o., en bibliographic reference), ktorý označujeme napr. <text:span text:style-name="T3">Použitá literatúra</text:span>. Pre tvorbu zoznamov použitej literatúry platia štandardy. Cieľom je, aby zo zoznamu použitej literatúry bolo možné jasne identifikovať použitý zdroj a aby ho bolo možné bez ťažkostí opäť vyhľadať. </text:p>
        </text:list-item>
        <text:list-item>
          <text:p text:style-name="P30"><text:span text:style-name="T12">Citácia</text:span><text:span text:style-name="T14"> je forma skráteného odkazu (napr. v diplomovej práci), ktorá umožňuje identifikovať zdrojový dokument (z ktorého preberáme myšlienky) a označuje presné umiestnenie prevzatej myšlienky v zdrojovej publikácii. Hlavným zdrojom údajov pre tvorbu odkazov je </text:span><text:span text:style-name="T12">titulný list</text:span><text:span text:style-name="T14"> (tzn. prvý list v knihe, kde sú uvedené údaje o názve autorovi atď.), príp. jeho rub. Odkazy sa môžu týkať knižných, časopiseckých a iných zdrojov informácií (zborníky z konferencií, patentové dokumenty, normy, odporúčania, kvalifikačné práce, osobná korešpondencia a rukopisy, odkazy cez sprostredkujúci zdroj, elektronické publikácie), ktoré boli v diplomovej práci použité. </text:span></text:p>
        </text:list-item>
        <text:list-item>
          <text:p text:style-name="P25">umiestňujeme v práci podľa odkazových čísel (číslo zo Zoznamu použitej literatúry), ktoré zodpovedajú poradiu citácií v texte),</text:p>
        </text:list-item>
        <text:list-item>
          <text:p text:style-name="P24">citácie v poznámkach,</text:p>
        </text:list-item>
        <text:list-item>
          <text:p text:style-name="P24">metóda prvého údaja a dátumu. (citácie umiestňujeme v práci abecedne podľa prvého údaja (meno autora + rok vydania)).</text:p>
        </text:list-item>
      </text:list>
      <text:p text:style-name="Normalny_20_text_20_DP"><text:span text:style-name="T14">Pri metóde </text:span><text:span text:style-name="T12">číselných citácií</text:span><text:span text:style-name="T14"> sa v zozname bibliografických odkazov každé citované dielo uvádza v tom poradí, v akom bolo uvedené a číslované v texte. Číslované odkazy v texte sú uvedené v zátvorkách a odkazujú na dokumenty v takom poradí, v akom sa citujú po prvýkrát. Nasledujúce citácie dostávajú také isté číslo, ako má prvá citícia. Ak sa citujú osobitné časti dokumentu, môžu sa za číslom citácie uviesť čísla strán.</text:span></text:p>
      <text:p text:style-name="P19">Príklad:</text:p>
      <text:p text:style-name="Normalny_20_text_20_DP"><text:soft-page-break/><text:span text:style-name="T14">Metóda číselných citácií je podrobne popísaná v norme STN ISO 690 (pozri</text:span> <text:bookmark-ref text:reference-format="number" text:ref-name="_Ref101071075">[7]</text:bookmark-ref>).<text:span text:style-name="T14"> </text:span></text:p>
      <text:p text:style-name="P31">Príklady bibliografických odkazov</text:p>
      <text:p text:style-name="P19"><text:s/>Jednotlivé typy publikácií sa v zozname uvádzajú podľa nižšie uvedených príkladov, pričom interpunkcia a typ písma musí byť presne dodržaný podľa uvedených príkladov.</text:p>
      <text:p text:style-name="P10">Elektronické monografie, www stránky, databázy, programy:</text:p>
      <table:table table:name="Table12" table:style-name="Table12">
        <table:table-column table:style-name="Table12.A"/>
        <table:table-row table:style-name="Table12.1">
          <table:table-cell table:style-name="Table12.A1" office:value-type="string">
            <text:p text:style-name="P48">Autor(i). Názov: Podnázov. [Druh nosiča]. Vydanie/verzia. Miesto vydania : Názov vydavateľa, Dátum publikovania. Dátum aktualizácie [Dátum citovania]. &lt;Dostupnosť&gt;.</text:p>
          </table:table-cell>
        </table:table-row>
      </table:table>
      <text:p text:style-name="P19">Príklady:</text:p>
      <text:list xml:id="list3127281197211026029" text:style-name="WW8Num3">
        <text:list-item>
          <text:p text:style-name="P147"><text:bookmark-start text:name="_Ref87784894"/>LAGOZE, C. a kol. The Open Archives Initiative Protocol for Metadata Harvesting [online]. Protocol Version 2.0 of 2002-06-14. Document Version 2004/10/12T15:31:00Z 2004 [cit. 2004-11-10]. Dostupné na internete: &lt;http://www.openarchives.org/OAI/openarchivesprotocol.html&gt;<text:bookmark-end text:name="_Ref87784894"/>.<text:bookmark-start text:name="_Ref87772957"/></text:p>
        </text:list-item>
        <text:list-item>
          <text:p text:style-name="P147">Elektronické diplomové a dizertačné práce SR: ETD SK. [online]. Košice : ETD SK, 2004. Aktualizované 14-2-2005 [cit 2005-03-10]. Dostupné na internete: &lt;http://www.etd.sk/&gt;.<text:bookmark-end text:name="_Ref87772957"/></text:p>
        </text:list-item>
        <text:list-item>
          <text:p text:style-name="P147"><text:bookmark-start text:name="_Ref87780374"/>UNESCO. The Guide to Electronic Theses &amp; Dissertations [online]. Paris : UNESCO, c2001 [cit 2004-11-10]. Dostupné na internete: &lt;http://etdguide.org/<text:bookmark-end text:name="_Ref87780374"/>&gt;.</text:p>
          <text:p text:style-name="P148"/>
        </text:list-item>
      </text:list>
      <text:p text:style-name="P49">Príklad zoznamu použitej literatúry</text:p>
      <text:list xml:id="list2032502709" text:continue-list="list3127281197211026029" text:style-name="WW8Num3">
        <text:list-item text:start-value="1">
          <text:p text:style-name="Zoznam_20_Literatury">PODLUBN<text:span text:style-name="T37">Y</text:span>, Igor – <text:span text:style-name="T38">Kassayova</text:span>, Katarina: Authoring Scientific and Technical Documents with Microsoft Word 2000. Cambridge : Cambridge International Science Publishing, 2001. 160 s. ISBN 1898326-800</text:p>
        </text:list-item>
        <text:list-item>
          <text:p text:style-name="Zoznam_20_Literatury">MIHALÍK, Ján – ZAVACKÝ, Jozef – GLADIŠOVÁ, Iveta: Signály a sústavy : Návody na cvičenia. Košice : TU-FEI, 2004. 241 s. ISBN 80-8073-138-1</text:p>
        </text:list-item>
        <text:list-item>
          <text:p text:style-name="Zoznam_20_Literatury">CIMBALA, Roman - BALOGH, Jozef - DŽMURA, Jaroslav: Diagnostika výkonových transformátorov s využitím prvkov umelej inteligencie 1. In: Elektrotechnický magazín ETM. roč. 14, č. 1 (2004), s. 8-9.</text:p>
        </text:list-item>
        <text:list-item>
          <text:p text:style-name="Zoznam_20_Literatury">KOVAĽAKOVÁ, Mária - NOVÁK, Ladislav - STANČÁKOVÁ, Anna: Vplyv prímesi chrómu na proces hydrogenácie a dehydrogenácie FeB amorfných zliatin. In: 13. konferencia slovenských fyzikov : Zborník príspevkov. Košice : Slovenská fyzikálna spoločnosť, 2004. s. 145-146.</text:p>
        </text:list-item>
        <text:list-item>
          <text:p text:style-name="Zoznam_20_Literatury">Therion Biologics Corporation, Cambridge, MA: Recombinant fowlpox virus and recombination vector. Inventors: Cohen L. K., Panicali; D. L. Int. Cl.5 C12N/701 United States Patent, 5093258. 03.03. 92.</text:p>
        </text:list-item>
        <text:list-item>
          <text:p text:style-name="Zoznam_20_Literatury">ISO 690-2: 1997, Information and documentation – Bibliographic references - Part 2: Electronic documents or parts thereof.</text:p>
        </text:list-item>
        <text:list-item>
          <text:p text:style-name="Zoznam_20_Literatury"><text:bookmark-start text:name="_Ref102187123"/><text:bookmark-start text:name="_Ref101071075"/>STN ISO 690:1998 : Dokumentácia - Bibliografické odkazy - Obsah, forma a štruktúra<text:bookmark-end text:name="_Ref101071075"/>.<text:bookmark-end text:name="_Ref102187123"/></text:p>
        </text:list-item>
        <text:list-item>
          <text:p text:style-name="Zoznam_20_Literatury">Zákon č. 183/2000 Z.z. o knižniciach, o doplnení zákona Slovenskej národnej rady č. 27/1987 Zb. o štátnej pamiatkovej starostlivosti a o zmene a doplnení zákona č. 68/1997 Z.z. o Matici slovenskej.</text:p>
        </text:list-item>
        <text:list-item>
          <text:p text:style-name="Zoznam_20_Literatury">Vyhláška č. 131/1997 Zb. Ministerstva školstva Slovenskej republiky zo 7. mája 1997 o doktorandskom štúdiu. </text:p>
        </text:list-item>
        <text:list-item>
          <text:p text:style-name="Zoznam_20_Literatury">LAGOZE, C. a kol. The Open Archives Initiative Protocol for Metadata Harvesting [online]. Protocol Version 2.0 of 2002-06-14. Document Version 2004/10/12T15:31:00Z 2004 [cit. 2004-11-10]. Dostupné na internete: &lt;http://www.openarchives.org/OAI/openarchivesprotocol.html&gt;.</text:p>
        </text:list-item>
        <text:list-item>
          <text:p text:style-name="Zoznam_20_Literatury">Elektronické diplomové a dizertačné práce SR: ETD SK. [online]. Košice : ETD SK, 2004. Aktualizované 14-2-2005 [cit 2005-03-10]. Dostupné na internete: &lt;http://www.etd.sk/&gt;.</text:p>
        </text:list-item>
        <text:list-item>
          <text:p text:style-name="Zoznam_20_Literatury">UNESCO. The Guide to Electronic Theses &amp; Dissertations [online]. Paris : UNESCO, c2001 [cit 2004-11-10]. Dostupné na internete: &lt;http://etdguide.org/&gt;.</text:p>
        </text:list-item>
        <text:list-item>
          <text:p text:style-name="Zoznam_20_Literatury">HOGGAN, Daniele. 2002. Challenges, Strategies, and Tools for Research Scientists. In Electronic Journal of Academic and Special Librarianship [online]. 2002, vol. 3, no. 3 [cit. 2003-01-10]. Dostupné na internete: <text:soft-page-break/>&lt;http://southernlibrarianship.icaap.org/content/v03n03/Hoggan_d01.htm&gt;. ISSN 1525-321X</text:p>
        </text:list-item>
        <text:list-item>
          <text:p text:style-name="Zoznam_20_Literatury">KOMOROVÁ, K. Výstava vzácnych kódexov. In Knižnica [online]. Martin : SNK, 2002 [cit. 2003-02-14], 2002, roč. 3, č. 2, s. 84. Dostupné na internete: &lt;http://www.snk.sk/kniznica/kniznica.html&gt;. ISSN 1212-5075</text:p>
        </text:list-item>
        <text:list-item>
          <text:p text:style-name="Zoznam_20_Literatury">PARKER, Elliott. Re: Citing Electronic Journals. In : PACS-L (Public Access Computer Systems Forum) [online]. Houston (Tex.) : University of Houston Libraries, 24 November 1989; 13:29:35 CST [citované 2003-01-05]. Dostupné na internete: &lt;telnet://brsuser@a.cni.org&gt;.</text:p>
        </text:list-item>
        <text:list-item>
          <text:p text:style-name="Zoznam_20_Literatury">BURAN, Daniel. 2003. Environmentálne informačné zdroje a služby v strednej a východnej Európe [elektronická pošta]. Správa pre: Mária MALÁ. 2002-11-15 [cit. 2003-01-05]. Osobná komunikácia.</text:p>
        </text:list-item>
        <text:list-item>
          <text:p text:style-name="Zoznam_20_Literatury"><text:bookmark-start text:name="_Ref101846552"/>GONDA, Vladimír: Ako napísať a úspešne obhájiť diplomovú prácu. Bratislava : <text:s/>Elita, 2003. 124 s. : il. ISBN 80-8044-076-X<text:bookmark-end text:name="_Ref101846552"/></text:p>
        </text:list-item>
        <text:list-item>
          <text:p text:style-name="Zoznam_20_Literatury"><text:bookmark-start text:name="_Ref101953427"/><text:span text:style-name="T38">Katuščák</text:span>, Dušan : Ako písať záverečné a kvalifikačné práce. Nitra: Enigma, 2004. 162 s. il. ISBN <text:s/>80-89132-10-3<text:bookmark-end text:name="_Ref101953427"/></text:p>
        </text:list-item>
      </text:list>
      <text:list xml:id="list350144045" text:continue-list="list1208087173" text:style-name="WW8Num7">
        <text:list-header>
          <text:p text:style-name="Nadpis_20_Kapitoly"><text:bookmark-start text:name="__RefHeading__4032_416150259"/>Prílohy<text:bookmark-end text:name="__RefHeading__4032_416150259"/></text:p>
        </text:list-header>
      </text:list>
      <text:list xml:id="list6174990952109448440" text:style-name="WW8Num8">
        <text:list-item>
          <text:p text:style-name="P26">CD médium – diplomová práca v elektronickej podobe, prílohy v elektronickej podobe.</text:p>
        </text:list-item>
      </text:list>
      <text:p text:style-name="Normalny_20_text_20_DP"/>
      <text:list xml:id="list256815582" text:continue-list="list350144045" text:style-name="WW8Num7">
        <text:list-header>
          <text:p text:style-name="Nadpis_20_Kapitoly"><text:bookmark-start text:name="__RefHeading__4034_416150259"/>Curriculum vitae<text:bookmark-end text:name="__RefHeading__4034_416150259"/></text:p>
        </text:list-header>
      </text:list>
      <text:p text:style-name="Normalny_20_text_20_DP"><text:span text:style-name="T14">Táto časť je nepovinná. Autor tu môže uviesť svoje biografické údaje, údaje o záujmoch, účasti na projektoch, účasti na súťažiach, získané ocenenia, zahraničné pobyty na praxi, domácu prax, publikácie a pod.</text:span> </text:p>
      <text:p text:style-name="Normalny_20_text_20_D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CMMI10" svg:font-family="CMMI10, 'Times New Roman'"/>
    <style:font-face style:name="Courier New2" svg:font-family="'Courier New'"/>
    <style:font-face style:name="Lohit Hindi1" svg:font-family="'Lohit Hindi'"/>
    <style:font-face style:name="NimbusRomNo9L-ReguItal" svg:font-family="NimbusRomNo9L-ReguItal, 'Times New Roman'"/>
    <style:font-face style:name="OpenSymbol" svg:font-family="OpenSymbol"/>
    <style:font-face style:name="Courier New1" svg:font-family="'Courier New'" style:font-family-generic="modern"/>
    <style:font-face style:name="Arial2" svg:font-family="Arial" style:font-family-generic="roman"/>
    <style:font-face style:name="Courier New" svg:font-family="'Courier New'" style:font-family-generic="roman"/>
    <style:font-face style:name="Times New Roman1" svg:font-family="'Times New Roman'" style:font-family-generic="roman"/>
    <style:font-face style:name="Trebuchet MS1" svg:font-family="'Trebuchet MS'" style:font-family-generic="roman"/>
    <style:font-face style:name="Arial1" svg:font-family="Arial" style:font-family-generic="swiss"/>
    <style:font-face style:name="DejaVu Sans Mono" svg:font-family="'DejaVu Sans Mono'" style:font-family-generic="swiss"/>
    <style:font-face style:name="Trebuchet MS" svg:font-family="'Trebuchet MS'" style:font-family-generic="swiss"/>
    <style:font-face style:name="DejaVu Sans1" svg:font-family="'DejaVu Sans'" style:font-family-generic="system"/>
    <style:font-face style:name="Times New Roman2" svg:font-family="'Times New Roman'" style:font-family-generic="system"/>
    <style:font-face style:name="Courier New3" svg:font-family="'Courier New'" style:font-family-generic="modern" style:font-pitch="fixed"/>
    <style:font-face style:name="Arial4"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50%" fo:text-align="start" style:justify-single-word="false" fo:orphans="2" fo:widows="2" fo:text-indent="0in" style:auto-text-indent="false" style:writing-mode="lr-tb"/>
      <style:text-properties style:use-window-font-color="true" style:text-line-through-style="none" style:font-name="Arial2" fo:font-size="12pt" fo:language="en" fo:country="US" fo:font-style="normal" style:text-underline-style="none" fo:font-weight="normal" style:font-name-asian="Arial4" style:font-size-asian="12pt" style:language-asian="en" style:country-asian="US" style:font-style-asian="normal" style:font-weight-asian="normal" style:font-name-complex="Arial2" style:font-size-complex="11pt" style:language-complex="en" style:country-complex="US" style:font-style-complex="normal" style:font-weight-complex="normal"/>
    </style:style>
    <style:style style:name="Heading" style:family="paragraph" style:parent-style-name="Standard" style:next-style-name="Text_20_body" style:default-outline-level="" style:class="text">
      <style:paragraph-properties fo:margin-left="0in" fo:margin-right="0in" fo:margin-top="0.1665in" fo:margin-bottom="0.0835in" style:contextual-spacing="false" fo:text-align="start" style:justify-single-word="false" fo:orphans="2" fo:widows="2" fo:text-indent="0in" style:auto-text-indent="false" fo:keep-with-next="always"/>
      <style:text-properties style:text-line-through-style="none" style:font-name="Arial1" fo:font-size="14pt" fo:font-style="normal" style:text-underline-style="none" fo:font-weight="normal" style:font-name-asian="DejaVu Sans" style:font-size-asian="14pt" style:font-style-asian="normal" style:font-weight-asian="normal" style:font-name-complex="DejaVu Sans1" style:font-size-complex="14pt" style:font-style-complex="normal" style:font-weight-complex="normal"/>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100%" fo:text-align="start" style:justify-single-word="false" fo:orphans="2" fo:widows="2" fo:text-indent="0in" style:auto-text-indent="false"/>
      <style:text-properties style:text-line-through-style="none" style:font-name="Arial2" fo:font-size="12pt" fo:font-style="normal" style:text-underline-style="none" fo:font-weight="normal" style:font-size-asian="12pt" style:font-style-asian="normal" style:font-weight-asian="normal" style:font-name-complex="Arial2" style:font-size-complex="11pt" style:font-style-complex="normal" style:font-weight-complex="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class="extra">
      <style:paragraph-properties fo:margin-left="0in" fo:margin-right="0in" fo:margin-top="0.0835in" fo:margin-bottom="0.0835in" style:contextual-spacing="false" fo:text-align="start" style:justify-single-word="false" fo:orphans="2" fo:widows="2" fo:text-indent="0in" style:auto-text-indent="false" text:number-lines="false" text:line-number="0"/>
      <style:text-properties style:text-line-through-style="none" style:font-name="Arial2"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6pt" fo:font-style="normal" style:text-underline-style="none" fo:font-weight="normal" style:letter-kerning="true" style:font-size-asian="16pt" style:font-style-asian="normal" style:font-weight-asian="normal" style:font-name-complex="Trebuchet MS" style:font-size-complex="16pt" style:font-style-complex="normal" style:font-weight-complex="normal"/>
    </style:style>
    <style:style style:name="Heading_20_2" style:display-name="Heading 2" style:family="paragraph" style:parent-style-name="Standard" style:next-style-name="Standard" style:default-outline-level=""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3pt" fo:font-style="normal" style:text-underline-style="none" fo:font-weight="bold" style:font-size-asian="13pt" style:font-style-asian="normal" style:font-weight-asian="bold" style:font-name-complex="Trebuchet MS" style:font-size-complex="13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2pt" fo:font-style="normal" style:text-underline-style="none" fo:font-weight="bold" style:font-size-asian="12pt" style:font-style-asian="normal" style:font-weight-asian="bold" style:font-name-complex="Trebuchet MS" style:font-size-complex="12pt" style:font-style-complex="normal" style:font-weight-complex="bold"/>
    </style:style>
    <style:style style:name="Heading_20_4" style:display-name="Heading 4"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1pt" fo:font-style="normal" style:text-underline-style="solid" style:text-underline-width="auto" style:text-underline-color="#000000" fo:font-weight="normal" style:font-size-asian="11pt" style:font-style-asian="normal" style:font-weight-asian="normal" style:font-name-complex="Trebuchet MS1" style:font-size-complex="11pt" style:font-style-complex="normal" style:font-weight-complex="normal"/>
    </style:style>
    <style:style style:name="Heading_20_5" style:display-name="Heading 5"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1pt"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Heading_20_6" style:display-name="Heading 6"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1pt" fo:font-style="italic" style:text-underline-style="none" fo:font-weight="normal" style:font-size-asian="11pt" style:font-style-asian="italic" style:font-weight-asian="normal" style:font-name-complex="Trebuchet MS1" style:font-size-complex="11pt" style:font-style-complex="italic" style:font-weight-complex="norm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size="11pt" style:font-size-asian="11pt" style:font-name-complex="Arial" style:font-size-complex="11pt"/>
    </style:style>
    <style:style style:name="Normalny_20_text_20_DP" style:display-name="Normalny text DP" style:family="paragraph" style:default-outline-level="">
      <style:paragraph-properties fo:margin-left="0in" fo:margin-right="0in" fo:margin-top="0.0417in" fo:margin-bottom="0in" style:contextual-spacing="false" fo:line-height="150%" fo:text-align="justify" style:justify-single-word="false" fo:orphans="2" fo:widows="2" fo:text-indent="0.3543in" style:auto-text-indent="false" style:writing-mode="lr-tb"/>
      <style:text-properties style:use-window-font-color="true" style:font-name="Times New Roman1" fo:font-size="12pt" fo:language="sk" fo:country="SK" style:font-name-asian="Arial4" style:font-size-asian="12pt" style:language-asian="en" style:country-asian="US" style:font-name-complex="Times New Roman1" style:font-size-complex="10pt" style:language-complex="ar" style:country-complex="SA"/>
    </style:style>
    <style:style style:name="Footer"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style:tab-stops>
          <style:tab-stop style:position="3.7402in" style:type="center"/>
          <style:tab-stop style:position="7.4807in" style:type="right"/>
        </style:tab-stops>
      </style:paragraph-properties>
      <style:text-properties style:text-line-through-style="none" style:font-name="Arial2" fo:font-size="12pt" fo:font-style="normal" style:text-underline-style="none" fo:font-weight="normal" style:font-size-asian="12pt" style:font-style-asian="normal" style:font-weight-asian="normal" style:font-name-complex="Arial2" style:font-size-complex="11pt" style:font-style-complex="normal" style:font-weight-complex="normal"/>
    </style:style>
    <style:style style:name="Header" style:family="paragraph" style:parent-style-name="Footer" style:class="extra"/>
    <style:style style:name="Nadpis_20_Kapitoly" style:display-name="Nadpis Kapitoly" style:family="paragraph" style:parent-style-name="Normalny_20_text_20_DP" style:next-style-name="Normalny_20_text_20_DP" style:list-style-name="WW8Num7">
      <style:paragraph-properties fo:margin-top="0.1665in" fo:margin-bottom="0.0417in" style:contextual-spacing="false" fo:break-before="page"/>
      <style:text-properties style:font-name="Arial" fo:font-size="16pt" fo:font-weight="bold" style:font-size-asian="16pt" style:font-weight-asian="bold" style:font-name-complex="Arial"/>
    </style:style>
    <style:style style:name="PodNadpis_20_Kapitoly" style:display-name="PodNadpis Kapitoly" style:family="paragraph" style:parent-style-name="Nadpis_20_Kapitoly" style:next-style-name="Normalny_20_text_20_DP" style:list-style-name="WW8Num7">
      <style:paragraph-properties fo:margin-top="0.1252in" fo:margin-bottom="0.0417in" style:contextual-spacing="false" fo:break-before="auto" fo:break-after="auto" fo:keep-with-next="always"/>
      <style:text-properties fo:font-size="14pt" style:font-size-asian="14pt"/>
    </style:style>
    <style:style style:name="PodNadpis_20_3.uroven" style:display-name="PodNadpis 3.uroven" style:family="paragraph" style:parent-style-name="PodNadpis_20_Kapitoly" style:next-style-name="Normalny_20_text_20_DP" style:list-style-name="WW8Num7">
      <style:paragraph-properties fo:margin-top="0.0835in" fo:margin-bottom="0.0417in" style:contextual-spacing="false"/>
      <style:text-properties fo:font-size="12pt" style:font-size-asian="12pt" style:font-size-complex="12pt"/>
    </style:style>
    <style:style style:name="Contents_20_1" style:display-name="Contents 1" style:family="paragraph" style:parent-style-name="Normalny_20_text_20_DP" style:next-style-name="Standard" style:class="index">
      <style:paragraph-properties fo:margin-left="0.3543in" fo:margin-right="0.7091in" fo:margin-top="0in" fo:margin-bottom="0in" style:contextual-spacing="false" fo:text-indent="-0.3543in" style:auto-text-indent="false">
        <style:tab-stops>
          <style:tab-stop style:position="5.9063in"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text-properties fo:font-weight="normal" style:font-weight-asian="normal"/>
    </style:style>
    <style:style style:name="Contents_20_3" style:display-name="Contents 3" style:family="paragraph" style:parent-style-name="Contents_20_2" style:next-style-name="Standard" style:class="index">
      <style:text-properties fo:font-size="11pt" fo:language="en" fo:country="US" style:font-size-asian="11pt" style:language-asian="en" style:country-asian="US"/>
    </style:style>
    <style:style style:name="Text_20_komentára" style:display-name="Text komentára" style:family="paragraph" style:parent-style-name="Standard">
      <style:text-properties fo:font-size="10pt" style:font-size-asian="10pt" style:font-size-complex="10pt"/>
    </style:style>
    <style:style style:name="Zoznam_20_obrázkov" style:display-name="Zoznam obrázkov" style:family="paragraph" style:parent-style-name="Normalny_20_text_20_DP" style:next-style-name="Normalny_20_text_20_DP">
      <style:paragraph-properties fo:margin-top="0in" fo:margin-bottom="0in" style:contextual-spacing="false" fo:line-height="120%">
        <style:tab-stops>
          <style:tab-stop style:position="5.9063in" style:type="right" style:leader-style="dotted" style:leader-text="."/>
        </style:tab-stops>
      </style:paragraph-properties>
    </style:style>
    <style:style style:name="Popis" style:family="paragraph" style:parent-style-name="Normalny_20_text_20_DP" style:next-style-name="Normalny_20_text_20_DP">
      <style:paragraph-properties fo:margin-left="0in" fo:margin-right="0in" fo:margin-top="0.0417in" fo:margin-bottom="0.0417in" style:contextual-spacing="false" fo:text-align="center" style:justify-single-word="false" fo:text-indent="0in" style:auto-text-indent="false"/>
      <style:text-properties fo:font-size="10pt" fo:font-weight="bold" style:font-size-asian="10pt" style:font-weight-asian="bold" style:font-weight-complex="bold"/>
    </style:style>
    <style:style style:name="Analyticky_20_List" style:display-name="Analyticky List" style:family="paragraph" style:parent-style-name="Normalny_20_text_20_DP" style:default-outline-level="">
      <style:paragraph-properties fo:margin-left="0in" fo:margin-right="0in" fo:margin-top="0in" fo:margin-bottom="0in" style:contextual-spacing="false" fo:text-align="start" style:justify-single-word="false" fo:orphans="2" fo:widows="2" fo:text-indent="0in" style:auto-text-indent="false"/>
      <style:text-properties style:font-name="Times New Roman1" fo:font-size="12pt" fo:language="sk" fo:country="SK" style:font-size-asian="12pt" style:font-name-complex="Times New Roman1" style:font-size-complex="10pt" style:language-complex="ar" style:country-complex="SA"/>
    </style:style>
    <style:style style:name="Footnote" style:family="paragraph" style:parent-style-name="Standard" style:default-outline-level="" style:class="extra">
      <style:paragraph-properties fo:margin-left="0.2354in" fo:margin-right="0in" fo:margin-top="0in" fo:margin-bottom="0in" style:contextual-spacing="false" fo:line-height="100%" fo:text-align="start" style:justify-single-word="false" fo:orphans="2" fo:widows="2" fo:text-indent="-0.2354in" style:auto-text-indent="false"/>
      <style:text-properties style:text-line-through-style="none" style:font-name="Arial2"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Contents_20_4" style:display-name="Contents 4" style:family="paragraph" style:parent-style-name="Standard" style:next-style-name="Standard" style:class="index">
      <style:paragraph-properties fo:margin-left="0.5in" fo:margin-right="0in" fo:text-indent="0.472in" style:auto-text-indent="false"/>
    </style:style>
    <style:style style:name="Normálny_20__28_webový_29_" style:display-name="Normálny (webový)"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fo:color="#000000" style:font-name="Arial Unicode MS" fo:language="en" fo:country="US" style:font-name-asian="Arial Unicode MS" style:font-name-complex="Arial Unicode MS"/>
    </style:style>
    <style:style style:name="Rovnice" style:family="paragraph" style:parent-style-name="Normalny_20_text_20_DP" style:next-style-name="Normalny_20_text_20_DP">
      <style:paragraph-properties fo:text-align="center" style:justify-single-word="false"/>
      <style:text-properties fo:font-style="italic" style:font-style-asian="italic"/>
    </style:style>
    <style:style style:name="Číslovaný_20_zoznam" style:display-name="Číslovaný zoznam" style:family="paragraph" style:parent-style-name="Standard" style:list-style-name="WW8Num1"/>
    <style:style style:name="Zoznam_20_s_20_odrážkami" style:display-name="Zoznam s odrážkami" style:family="paragraph" style:parent-style-name="Standard" style:list-style-name="WW8Num2"/>
    <style:style style:name="Contents_20_5" style:display-name="Contents 5" style:family="paragraph" style:parent-style-name="Standard" style:next-style-name="Standard" style:class="index">
      <style:paragraph-properties fo:margin-left="0.6665in" fo:margin-right="0in" fo:text-indent="0.472in" style:auto-text-indent="false"/>
    </style:style>
    <style:style style:name="Contents_20_6" style:display-name="Contents 6" style:family="paragraph" style:parent-style-name="Standard" style:next-style-name="Standard" style:class="index">
      <style:paragraph-properties fo:margin-left="0.8335in" fo:margin-right="0in" fo:text-indent="0.472in" style:auto-text-indent="false"/>
    </style:style>
    <style:style style:name="Contents_20_7" style:display-name="Contents 7" style:family="paragraph" style:parent-style-name="Standard" style:next-style-name="Standard" style:class="index">
      <style:paragraph-properties fo:margin-left="1in" fo:margin-right="0in" fo:text-indent="0.472in" style:auto-text-indent="false"/>
    </style:style>
    <style:style style:name="Contents_20_8" style:display-name="Contents 8" style:family="paragraph" style:parent-style-name="Standard" style:next-style-name="Standard" style:class="index">
      <style:paragraph-properties fo:margin-left="1.1665in" fo:margin-right="0in" fo:text-indent="0.472in" style:auto-text-indent="false"/>
    </style:style>
    <style:style style:name="Contents_20_9" style:display-name="Contents 9" style:family="paragraph" style:parent-style-name="Standard" style:next-style-name="Standard" style:class="index">
      <style:paragraph-properties fo:margin-left="1.3335in" fo:margin-right="0in" fo:text-indent="0.472in" style:auto-text-indent="false"/>
    </style:style>
    <style:style style:name="Tabulka" style:family="paragraph" style:parent-style-name="Normalny_20_text_20_DP">
      <style:paragraph-properties fo:margin-left="0in" fo:margin-right="0in" fo:margin-top="0.0555in" fo:margin-bottom="0.0555in" style:contextual-spacing="false" fo:line-height="100%" fo:text-indent="0in" style:auto-text-indent="false">
        <style:tab-stops>
          <style:tab-stop style:position="0.3937in" style:type="char" style:char="."/>
        </style:tab-stops>
      </style:paragraph-properties>
    </style:style>
    <style:style style:name="Zoznam_20_Literatury" style:display-name="Zoznam Literatury" style:family="paragraph" style:parent-style-name="Normalny_20_text_20_DP" style:list-style-name="WW8Num3">
      <style:paragraph-properties fo:line-height="120%"/>
    </style:style>
    <style:style style:name="Table_20_Contents" style:display-name="Table Contents"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text:number-lines="false" text:line-number="0"/>
      <style:text-properties style:text-line-through-style="none" style:font-name="Arial2" fo:font-size="12pt" fo:font-style="normal" style:text-underline-style="none" fo:font-weight="normal" style:font-size-asian="12pt" style:font-style-asian="normal" style:font-weight-asian="normal" style:font-name-complex="Arial2" style:font-size-complex="11pt"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 style:family="paragraph" style:parent-style-name="Caption" style:default-outline-level="" style:class="extra">
      <style:paragraph-properties fo:margin-left="0in" fo:margin-right="0in" fo:margin-top="0.0835in" fo:margin-bottom="0.0835in" style:contextual-spacing="false" fo:text-align="start" style:justify-single-word="false" fo:orphans="2" fo:widows="2" fo:text-indent="0in" style:auto-text-indent="false"/>
      <style:text-properties style:text-line-through-style="none" style:font-name="Arial2"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Footnote_20_text" style:display-name="Footnote text" style:family="paragraph" style:parent-style-name="Standard" style:default-outline-level="">
      <style:paragraph-properties fo:margin-left="0in" fo:margin-right="0in" fo:margin-top="0in" fo:margin-bottom="0in" style:contextual-spacing="false" fo:text-align="start" style:justify-single-word="false" fo:orphans="2" fo:widows="2" fo:text-indent="0in" style:auto-text-indent="false"/>
      <style:text-properties style:text-line-through-style="none" style:font-name="Arial2"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Subtitle" style:family="paragraph" style:parent-style-name="Standard" style:next-style-name="Text_20_body" style:default-outline-level="" style:class="chapter">
      <style:paragraph-properties fo:margin-left="0in" fo:margin-right="0in" fo:margin-top="0in" fo:margin-bottom="0.139in" style:contextual-spacing="false" fo:text-align="start" style:justify-single-word="false" fo:keep-together="always" fo:orphans="2" fo:widows="2" fo:text-indent="0in" style:auto-text-indent="false" fo:keep-with-next="always"/>
      <style:text-properties style:text-line-through-style="none" style:font-name="Trebuchet MS1" fo:font-size="13pt" fo:font-style="italic" style:text-underline-style="none" fo:font-weight="normal" style:font-size-asian="13pt" style:font-style-asian="italic" style:font-weight-asian="normal" style:font-name-complex="Trebuchet MS1" style:font-size-complex="13pt" style:font-style-complex="italic" style:font-weight-complex="normal"/>
    </style:style>
    <style:style style:name="Title" style:family="paragraph" style:parent-style-name="Standard" style:next-style-name="Subtitle" style:default-outline-level="" style:class="chapter">
      <style:paragraph-properties fo:margin-left="0in" fo:margin-right="0in" fo:margin-top="0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21pt" fo:font-style="normal" style:text-underline-style="none" fo:font-weight="normal" style:font-size-asian="21pt" style:font-style-asian="normal" style:font-weight-asian="normal" style:font-name-complex="Trebuchet MS1" style:font-size-complex="21pt" style:font-style-complex="normal" style:font-weight-complex="normal"/>
    </style:style>
    <style:style style:name="No_20_List" style:display-name="No List" style:family="paragraph" style:default-outline-level="">
      <style:paragraph-properties fo:orphans="2" fo:widows="2" style:writing-mode="lr-tb"/>
      <style:text-properties style:use-window-font-color="true" style:font-name="Times New Roman" fo:font-size="10pt" fo:language="en" fo:country="US" style:font-name-asian="Arial3" style:font-size-asian="10pt" style:language-asian="en" style:country-asian="US" style:font-name-complex="Times New Roman2" style:font-size-complex="10pt" style:language-complex="en" style:country-complex="US"/>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1" style:font-name-complex="Courier New1"/>
    </style:style>
    <style:style style:name="WW8Num6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1" style:font-name-complex="Courier New1"/>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1" style:font-name-complex="Courier New1"/>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Predvolené_20_písmo_20_odseku" style:display-name="Predvolené písmo odseku" style:family="text"/>
    <style:style style:name="Odkaz_20_na_20_komentár" style:display-name="Odkaz na komentár" style:family="text" style:parent-style-name="Predvolené_20_písmo_20_odseku">
      <style:text-properties fo:font-size="8pt" style:font-size-asian="8pt" style:font-size-complex="8pt"/>
    </style:style>
    <style:style style:name="Internet_20_link" style:display-name="Internet link" style:family="text" style:parent-style-name="Predvolené_20_písmo_20_odseku">
      <style:text-properties fo:color="#0000ff" style:text-underline-style="solid" style:text-underline-width="auto" style:text-underline-color="font-color"/>
    </style:style>
    <style:style style:name="Page_20_Number" style:display-name="Page Number" style:family="text" style:parent-style-name="Predvolené_20_písmo_20_odseku"/>
    <style:style style:name="Visited_20_Internet_20_Link" style:display-name="Visited Internet Link" style:family="text" style:parent-style-name="Predvolené_20_písmo_20_odseku">
      <style:text-properties fo:color="#800080" style:text-underline-style="solid" style:text-underline-width="auto" style:text-underline-color="font-color"/>
    </style:style>
    <style:style style:name="Footnote_20_Symbol" style:display-name="Footnote Symbol" style:family="text" style:parent-style-name="Predvolené_20_písmo_20_odseku">
      <style:text-properties style:text-position="super 58%"/>
    </style:style>
    <style:style style:name="Strong_20_Emphasis" style:display-name="Strong Emphasis" style:family="text" style:parent-style-name="Predvolené_20_písmo_20_odseku">
      <style:text-properties fo:font-weight="bold" style:font-weight-asian="bold" style:font-weight-complex="bold"/>
    </style:style>
    <style:style style:name="Index_20_Link" style:display-name="Index Link"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872in" fo:text-indent="-0.4in" fo:margin-left="0.872in"/>
        </style:list-level-properties>
      </text:outline-level-style>
      <text:outline-level-style text:level="3" style:num-format="1" text:display-levels="3">
        <style:list-level-properties text:list-level-position-and-space-mode="label-alignment">
          <style:list-level-label-alignment text:label-followed-by="listtab" text:list-tab-stop-position="0.972in" fo:text-indent="-0.5in" fo:margin-left="0.972in"/>
        </style:list-level-properties>
      </text:outline-level-style>
      <text:outline-level-style text:level="4" style:num-format="1" text:display-levels="4">
        <style:list-level-properties text:list-level-position-and-space-mode="label-alignment">
          <style:list-level-label-alignment text:label-followed-by="listtab" text:list-tab-stop-position="1.072in" fo:text-indent="-0.6in" fo:margin-left="1.072in"/>
        </style:list-level-properties>
      </text:outline-level-style>
      <text:outline-level-style text:level="5" style:num-format="1" text:display-levels="5">
        <style:list-level-properties text:list-level-position-and-space-mode="label-alignment">
          <style:list-level-label-alignment text:label-followed-by="listtab" text:list-tab-stop-position="1.172in" fo:text-indent="-0.7in" fo:margin-left="1.172in"/>
        </style:list-level-properties>
      </text:outline-level-style>
      <text:outline-level-style text:level="6" style:num-format="1" text:display-levels="6">
        <style:list-level-properties text:list-level-position-and-space-mode="label-alignment">
          <style:list-level-label-alignment text:label-followed-by="listtab" text:list-tab-stop-position="1.272in" fo:text-indent="-0.8in" fo:margin-left="1.272in"/>
        </style:list-level-properties>
      </text:outline-level-style>
      <text:outline-level-style text:level="7" style:num-format="1" text:display-levels="7">
        <style:list-level-properties text:list-level-position-and-space-mode="label-alignment">
          <style:list-level-label-alignment text:label-followed-by="listtab" text:list-tab-stop-position="1.372in" fo:text-indent="-0.9in" fo:margin-left="1.372in"/>
        </style:list-level-properties>
      </text:outline-level-style>
      <text:outline-level-style text:level="8" style:num-format="1" text:display-levels="8">
        <style:list-level-properties text:list-level-position-and-space-mode="label-alignment">
          <style:list-level-label-alignment text:label-followed-by="listtab" text:list-tab-stop-position="1.472in" fo:text-indent="-1in" fo:margin-left="1.472in"/>
        </style:list-level-properties>
      </text:outline-level-style>
      <text:outline-level-style text:level="9" style:num-format="1" text:display-levels="9">
        <style:list-level-properties text:list-level-position-and-space-mode="label-alignment">
          <style:list-level-label-alignment text:label-followed-by="listtab" text:list-tab-stop-position="1.572in" fo:text-indent="-1.1in" fo:margin-left="1.57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fo:text-align="end">
          <style:list-level-label-alignment text:label-followed-by="listtab" text:list-tab-stop-position="0.3937in" fo:text-indent="-0.1575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3"/>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3"/>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3"/>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3"/>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3"/>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3"/>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3"/>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3"/>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3"/>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prefix="Príloha " style:num-suffix=":" style:num-format="A" style:num-letter-sync="true">
        <style:list-level-properties text:list-level-position-and-space-mode="label-alignment">
          <style:list-level-label-alignment text:label-followed-by="listtab" text:list-tab-stop-position="0.75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3"/>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3"/>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3"/>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3"/>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3"/>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3"/>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3"/>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3"/>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3"/>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872in" fo:text-indent="-0.4in" fo:margin-left="0.872in"/>
        </style:list-level-properties>
      </text:list-level-style-number>
      <text:list-level-style-number text:level="3" style:num-format="1" text:display-levels="3">
        <style:list-level-properties text:list-level-position-and-space-mode="label-alignment">
          <style:list-level-label-alignment text:label-followed-by="listtab" text:list-tab-stop-position="0.972in" fo:text-indent="-0.5in" fo:margin-left="0.972in"/>
        </style:list-level-properties>
      </text:list-level-style-number>
      <text:list-level-style-number text:level="4" style:num-format="1" text:display-levels="4">
        <style:list-level-properties text:list-level-position-and-space-mode="label-alignment">
          <style:list-level-label-alignment text:label-followed-by="listtab" text:list-tab-stop-position="1.072in" fo:text-indent="-0.6in" fo:margin-left="1.072in"/>
        </style:list-level-properties>
      </text:list-level-style-number>
      <text:list-level-style-number text:level="5" style:num-format="1" text:display-levels="5">
        <style:list-level-properties text:list-level-position-and-space-mode="label-alignment">
          <style:list-level-label-alignment text:label-followed-by="listtab" text:list-tab-stop-position="1.172in" fo:text-indent="-0.7in" fo:margin-left="1.172in"/>
        </style:list-level-properties>
      </text:list-level-style-number>
      <text:list-level-style-number text:level="6" style:num-format="1" text:display-levels="6">
        <style:list-level-properties text:list-level-position-and-space-mode="label-alignment">
          <style:list-level-label-alignment text:label-followed-by="listtab" text:list-tab-stop-position="1.272in" fo:text-indent="-0.8in" fo:margin-left="1.272in"/>
        </style:list-level-properties>
      </text:list-level-style-number>
      <text:list-level-style-number text:level="7" style:num-format="1" text:display-levels="7">
        <style:list-level-properties text:list-level-position-and-space-mode="label-alignment">
          <style:list-level-label-alignment text:label-followed-by="listtab" text:list-tab-stop-position="1.372in" fo:text-indent="-0.9in" fo:margin-left="1.372in"/>
        </style:list-level-properties>
      </text:list-level-style-number>
      <text:list-level-style-number text:level="8" style:num-format="1" text:display-levels="8">
        <style:list-level-properties text:list-level-position-and-space-mode="label-alignment">
          <style:list-level-label-alignment text:label-followed-by="listtab" text:list-tab-stop-position="1.472in" fo:text-indent="-1in" fo:margin-left="1.472in"/>
        </style:list-level-properties>
      </text:list-level-style-number>
      <text:list-level-style-number text:level="9" style:num-format="1" text:display-levels="9">
        <style:list-level-properties text:list-level-position-and-space-mode="label-alignment">
          <style:list-level-label-alignment text:label-followed-by="listtab" text:list-tab-stop-position="1.572in" fo:text-indent="-1.1in" fo:margin-left="1.5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3"/>
      </text:list-level-style-bullet>
      <text:list-level-style-bullet text:level="3" text:style-name="WW8Num13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3"/>
      </text:list-level-style-bullet>
      <text:list-level-style-bullet text:level="6" text:style-name="WW8Num13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3"/>
      </text:list-level-style-bullet>
      <text:list-level-style-bullet text:level="9" text:style-name="WW8Num13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043in" fo:text-indent="-0.25in" fo:margin-left="0.6043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3"/>
      </text:list-level-style-bullet>
      <text:list-level-style-bullet text:level="3" text:style-name="WW8Num14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3"/>
      </text:list-level-style-bullet>
      <text:list-level-style-bullet text:level="6" text:style-name="WW8Num14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3"/>
      </text:list-level-style-bullet>
      <text:list-level-style-bullet text:level="9" text:style-name="WW8Num14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3"/>
      </text:list-level-style-bullet>
      <text:list-level-style-bullet text:level="3" text:style-name="WW8Num15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3"/>
      </text:list-level-style-bullet>
      <text:list-level-style-bullet text:level="6" text:style-name="WW8Num15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3"/>
      </text:list-level-style-bullet>
      <text:list-level-style-bullet text:level="9" text:style-name="WW8Num15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bullet text:level="1" text:style-name="Zeichenformat" text:bullet-char="●">
        <style:list-level-properties text:space-before="0.25in" text:min-label-width="0.25in"/>
      </text:list-level-style-bullet>
      <text:list-level-style-bullet text:level="2" text:style-name="Zeichenformat" text:bullet-char="○">
        <style:list-level-properties text:space-before="0.75in" text:min-label-width="0.25in"/>
      </text:list-level-style-bullet>
      <text:list-level-style-bullet text:level="3" text:style-name="Zeichenformat" text:bullet-char="■">
        <style:list-level-properties text:space-before="1.3748in" text:min-label-width="0.1252in"/>
      </text:list-level-style-bullet>
      <text:list-level-style-bullet text:level="4" text:style-name="Zeichenformat" text:bullet-char="●">
        <style:list-level-properties text:space-before="1.75in" text:min-label-width="0.25in"/>
      </text:list-level-style-bullet>
      <text:list-level-style-bullet text:level="5" text:style-name="Zeichenformat" text:bullet-char="○">
        <style:list-level-properties text:space-before="2.25in" text:min-label-width="0.25in"/>
      </text:list-level-style-bullet>
      <text:list-level-style-bullet text:level="6" text:style-name="Zeichenformat" text:bullet-char="■">
        <style:list-level-properties text:space-before="2.8748in" text:min-label-width="0.1252in"/>
      </text:list-level-style-bullet>
      <text:list-level-style-bullet text:level="7" text:style-name="Zeichenformat" text:bullet-char="●">
        <style:list-level-properties text:space-before="3.25in" text:min-label-width="0.25in"/>
      </text:list-level-style-bullet>
      <text:list-level-style-bullet text:level="8" text:style-name="Zeichenformat" text:bullet-char="○">
        <style:list-level-properties text:space-before="3.75in" text:min-label-width="0.25in"/>
      </text:list-level-style-bullet>
      <text:list-level-style-bullet text:level="9" text:style-name="Zeichenformat"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fo:font-size="14pt" style:font-size-asian="14pt" text:display="none"/>
    </style:style>
    <style:style style:name="MP2" style:family="paragraph" style:parent-style-name="Normalny_20_text_20_DP">
      <style:paragraph-properties fo:text-align="center" style:justify-single-word="false"/>
      <style:text-properties fo:font-size="16pt" style:font-size-asian="16pt"/>
    </style:style>
    <style:style style:name="MP3" style:family="paragraph" style:parent-style-name="Header">
      <style:paragraph-properties fo:text-align="center" style:justify-single-word="false"/>
      <style:text-properties fo:font-size="16pt" style:font-size-asian="16pt" text:display="none"/>
    </style:style>
    <style:style style:name="MP4" style:family="paragraph" style:parent-style-name="Header">
      <style:paragraph-properties fo:padding-left="0in" fo:padding-right="0in" fo:padding-top="0in" fo:padding-bottom="0.0138in" fo:border-left="none" fo:border-right="none" fo:border-top="none" fo:border-bottom="0.51pt dotted #000000"/>
    </style:style>
    <style:style style:name="MP5" style:family="paragraph" style:parent-style-name="Header">
      <style:text-properties fo:language="cs" fo:country="CZ"/>
    </style:style>
    <style:style style:name="MP6" style:family="paragraph" style:parent-style-name="Footer">
      <style:paragraph-properties fo:padding-left="0in" fo:padding-right="0in" fo:padding-top="0.0138in" fo:padding-bottom="0in" fo:border-left="none" fo:border-right="none" fo:border-top="0.51pt dotted #000000" fo:border-bottom="none"/>
    </style:style>
    <style:style style:name="MT1" style:family="text">
      <style:text-properties fo:font-size="16pt" style:font-size-asian="16pt"/>
    </style:style>
    <style:style style:name="MT2" style:family="text">
      <style:text-properties fo:font-size="16pt" style:font-size-asian="16pt" text:display="none"/>
    </style:style>
    <style:page-layout style:name="Mpm1">
      <style:page-layout-properties fo:page-width="8.2681in" fo:page-height="11.6929in" style:num-format="1" style:print-orientation="portrait" fo:margin-top="0.3937in" fo:margin-bottom="0in" fo:margin-left="0.7874in" fo:margin-right="0.7874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3937in" fo:margin-top="0.3547in" style:dynamic-spacing="true"/>
      </style:footer-style>
    </style:page-layout>
    <style:page-layout style:name="Mpm2">
      <style:page-layout-properties fo:page-width="8.2681in" fo:page-height="11.6929in" style:num-format="1" style:print-orientation="portrait" fo:margin-top="0.7874in" fo:margin-bottom="0.393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2681in" fo:page-height="11.6929in" style:num-format="1" style:print-orientation="portrait" fo:margin-top="1.3783in" fo:margin-bottom="0.4992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4">
      <style:page-layout-properties fo:page-width="8.2681in" fo:page-height="11.6929in" style:num-format="1" style:print-orientation="portrait" fo:margin-top="0.5909in" fo:margin-bottom="0.039in" fo:margin-left="1.3783in" fo:margin-right="0.9846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bottom="0.7484in" style:dynamic-spacing="true"/>
      </style:header-style>
      <style:footer-style>
        <style:header-footer-properties fo:min-height="0.4602in" fo:margin-top="0.4217in" style:dynamic-spacing="true"/>
      </style:footer-style>
    </style:page-layout>
    <style:page-layout style:name="Mpm5">
      <style:page-layout-properties fo:page-width="8.2681in" fo:page-height="11.6929in" style:num-format="1" style:print-orientation="portrait" fo:margin-top="1.3783in" fo:margin-bottom="0.9846in" fo:margin-left="1.3783in" fo:margin-right="0.984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6">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bottom="0.7484in" style:dynamic-spacing="true"/>
      </style:header-style>
      <style:footer-style>
        <style:header-footer-properties fo:min-height="0.5126in" fo:margin-top="0.4736in" style:dynamic-spacing="true"/>
      </style:footer-style>
    </style:page-layout>
    <style:page-layout style:name="Mpm7">
      <style:page-layout-properties fo:page-width="8.2681in" fo:page-height="11.6929in" style:num-format="1" style:print-orientation="portrait" fo:margin-top="6.9898in" fo:margin-bottom="0.9846in" fo:margin-left="1.3783in" fo:margin-right="0.9846in" style:writing-mode="lr-tb" style:layout-grid-color="#c0c0c0" style:layout-grid-lines="1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8">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6.3984in" fo:margin-bottom="6.3598in" style:dynamic-spacing="true"/>
      </style:header-style>
      <style:footer-style>
        <style:header-footer-properties fo:min-height="0.5126in" fo:margin-top="0.4736in" style:dynamic-spacing="true"/>
      </style:footer-style>
    </style:page-layout>
    <style:page-layout style:name="Mpm9">
      <style:page-layout-properties fo:page-width="8.2681in" fo:page-height="11.6929in" style:num-format="1" style:print-orientation="portrait" fo:margin-top="7.8752in" fo:margin-bottom="0.9846in" fo:margin-left="1.3783in" fo:margin-right="0.9846in" style:writing-mode="lr-tb" style:layout-grid-color="#c0c0c0" style:layout-grid-lines="1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10">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7.2839in" fo:margin-bottom="7.2453in" style:dynamic-spacing="true"/>
      </style:header-style>
      <style:footer-style>
        <style:header-footer-properties fo:min-height="0.5126in" fo:margin-top="0.4736in" style:dynamic-spacing="true"/>
      </style:footer-style>
    </style:page-layout>
    <style:page-layout style:name="Mpm11">
      <style:page-layout-properties fo:page-width="8.2681in" fo:page-height="11.6929in" style:num-format="1" style:print-orientation="portrait" fo:margin-top="0.9563in" fo:margin-bottom="0.9846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12">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54in" fo:margin-bottom="0.3264in" style:dynamic-spacing="true"/>
      </style:header-style>
      <style:footer-style>
        <style:header-footer-properties fo:min-height="0.5126in" fo:margin-top="0.4736in" style:dynamic-spacing="true"/>
      </style:footer-style>
    </style:page-layout>
  </office:automatic-styles>
  <office:master-styles>
    <style:master-page style:name="Standard" style:page-layout-name="Mpm1">
      <style:header>
        <text:p text:style-name="MP1">OBAL v súlade s ISO 7144 a požiadavkami TU</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MP3">TITULNÝ LIST podľa požiadaviek TU </text:p>
      </style:header>
      <style:footer>
        <text:p text:style-name="MP2"/>
      </style:footer>
    </style:master-page>
    <style:master-page style:name="First_20_convert_20_2" style:display-name="First convert 2" style:page-layout-name="Mpm5" style:next-style-name="Convert_20_2">
      <style:header>
        <text:p text:style-name="Header"/>
      </style:header>
      <style:footer>
        <text:p text:style-name="Footer"/>
      </style:footer>
    </style:master-page>
    <style:master-page style:name="Convert_20_2" style:display-name="Convert 2" style:page-layout-name="Mpm6">
      <style:header>
        <text:p text:style-name="Header"><text:span text:style-name="MT1"><text:tab/></text:span><text:span text:style-name="MT2">Analytický list v súlade STN ISO 5966 a  ETD - MS</text:span></text:p>
      </style:header>
      <style:footer>
        <text:p text:style-name="MP2"/>
      </style:footer>
    </style:master-page>
    <style:master-page style:name="First_20_convert_20_3" style:display-name="First convert 3" style:page-layout-name="Mpm5" style:next-style-name="Convert_20_3">
      <style:header>
        <text:p text:style-name="Header"/>
      </style:header>
      <style:footer>
        <text:p text:style-name="Footer"/>
      </style:footer>
    </style:master-page>
    <style:master-page style:name="Convert_20_3" style:display-name="Convert 3" style:page-layout-name="Mpm6">
      <style:header>
        <text:p text:style-name="Header"><text:span text:style-name="MT1"><text:tab/></text:span><text:span text:style-name="MT2">Abstrakt</text:span></text:p>
      </style:header>
      <style:footer>
        <text:p text:style-name="MP2"/>
      </style:footer>
    </style:master-page>
    <style:master-page style:name="First_20_convert_20_4" style:display-name="First convert 4" style:page-layout-name="Mpm5" style:next-style-name="Convert_20_4">
      <style:header>
        <text:p text:style-name="Header"/>
      </style:header>
      <style:footer>
        <text:p text:style-name="Footer"/>
      </style:footer>
    </style:master-page>
    <style:master-page style:name="Convert_20_4" style:display-name="Convert 4" style:page-layout-name="Mpm6">
      <style:header>
        <text:p text:style-name="Header"><text:span text:style-name="MT1"><text:tab/></text:span><text:span text:style-name="MT2">Abstrakt</text:span></text:p>
      </style:header>
      <style:footer>
        <text:p text:style-name="MP2"/>
      </style:footer>
    </style:master-page>
    <style:master-page style:name="First_20_convert_20_5" style:display-name="First convert 5" style:page-layout-name="Mpm5" style:next-style-name="Convert_20_5">
      <style:header>
        <text:p text:style-name="Header"/>
      </style:header>
      <style:footer>
        <text:p text:style-name="Footer"/>
      </style:footer>
    </style:master-page>
    <style:master-page style:name="Convert_20_5" style:display-name="Convert 5" style:page-layout-name="Mpm6">
      <style:header>
        <text:p text:style-name="MP3">Zadanie diplomovej úlohy 1-2 strany</text:p>
      </style:header>
      <style:footer>
        <text:p text:style-name="MP2"/>
      </style:footer>
    </style:master-page>
    <style:master-page style:name="First_20_convert_20_6" style:display-name="First convert 6" style:page-layout-name="Mpm7" style:next-style-name="Convert_20_6">
      <style:header>
        <text:p text:style-name="Header"/>
      </style:header>
      <style:footer>
        <text:p text:style-name="Footer"/>
      </style:footer>
    </style:master-page>
    <style:master-page style:name="Convert_20_6" style:display-name="Convert 6" style:page-layout-name="Mpm8">
      <style:header>
        <text:p text:style-name="MP3">VYHLÁSENIE</text:p>
      </style:header>
      <style:footer>
        <text:p text:style-name="MP2"/>
      </style:footer>
    </style:master-page>
    <style:master-page style:name="First_20_convert_20_7" style:display-name="First convert 7" style:page-layout-name="Mpm9" style:next-style-name="Convert_20_7">
      <style:header>
        <text:p text:style-name="Header"/>
      </style:header>
      <style:footer>
        <text:p text:style-name="Footer"/>
      </style:footer>
    </style:master-page>
    <style:master-page style:name="Convert_20_7" style:display-name="Convert 7" style:page-layout-name="Mpm10">
      <style:header>
        <text:p text:style-name="Header"><text:span text:style-name="MT1"><text:tab/></text:span><text:span text:style-name="MT2">Poďakovanie</text:span></text:p>
      </style:header>
      <style:footer>
        <text:p text:style-name="MP2"/>
      </style:footer>
    </style:master-page>
    <style:master-page style:name="First_20_convert_20_8" style:display-name="First convert 8" style:page-layout-name="Mpm11" style:next-style-name="Convert_20_8">
      <style:header>
        <text:p text:style-name="Header"/>
      </style:header>
      <style:footer>
        <text:p text:style-name="Footer"/>
      </style:footer>
    </style:master-page>
    <style:master-page style:name="Convert_20_8" style:display-name="Convert 8" style:page-layout-name="Mpm12">
      <style:header>
        <text:p text:style-name="Header"><text:span text:style-name="MT1"><text:tab/></text:span><text:span text:style-name="MT2">Poďakovanie</text:span></text:p>
      </style:header>
      <style:footer>
        <text:p text:style-name="MP2"/>
      </style:footer>
    </style:master-page>
    <style:master-page style:name="First_20_convert_20_9" style:display-name="First convert 9" style:page-layout-name="Mpm5" style:next-style-name="Convert_20_9">
      <style:header>
        <text:p text:style-name="Header"/>
      </style:header>
      <style:footer>
        <text:p text:style-name="Footer"/>
      </style:footer>
    </style:master-page>
    <style:master-page style:name="Convert_20_9" style:display-name="Convert 9" style:page-layout-name="Mpm6">
      <style:header>
        <text:p text:style-name="Header"><text:span text:style-name="MT1"><text:tab/></text:span><text:span text:style-name="MT2">OBSAH</text:span></text:p>
      </style:header>
      <style:footer>
        <text:p text:style-name="MP2"/>
      </style:footer>
    </style:master-page>
    <style:master-page style:name="First_20_convert_20_10" style:display-name="First convert 10" style:page-layout-name="Mpm5" style:next-style-name="Convert_20_10">
      <style:header>
        <text:p text:style-name="Header"/>
      </style:header>
      <style:footer>
        <text:p text:style-name="Footer"/>
      </style:footer>
    </style:master-page>
    <style:master-page style:name="Convert_20_10" style:display-name="Convert 10" style:page-layout-name="Mpm6">
      <style:header>
        <text:p text:style-name="MP4">Skratka fakulty<text:tab/><text:tab/>Skratka katedry</text:p>
        <text:p text:style-name="MP5"/>
      </style:header>
      <style:footer>
        <text:p text:style-name="MP6"><text:tab/><text:page-number text:select-page="current">15</text:page-number></text:p>
      </style:footer>
    </style:master-page>
    <style:master-page style:name="First_20_convert_20_11" style:display-name="First convert 11" style:page-layout-name="Mpm5" style:next-style-name="Convert_20_11">
      <style:header>
        <text:p text:style-name="Header"/>
      </style:header>
      <style:footer>
        <text:p text:style-name="Footer"/>
      </style:footer>
    </style:master-page>
    <style:master-page style:name="Convert_20_11" style:display-name="Convert 11" style:page-layout-name="Mpm6">
      <style:header>
        <text:p text:style-name="MP4">Skratka fakulty<text:tab/><text:tab/>Skratka katedry</text:p>
        <text:p text:style-name="MP5"/>
      </style:header>
      <style:footer>
        <text:p text:style-name="MP6"><text:tab/><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KÁ UNIVERZITA V KOŠICIACH</dc:title>
    <meta:creation-date>2015-05-29T10:43:10</meta:creation-date>
    <dc:date>2015-05-29T18:33:49</dc:date>
    <meta:print-date>2005-04-25T18:17:00</meta:print-date>
    <meta:editing-cycles>10</meta:editing-cycles>
    <meta:editing-duration>PT5H49M</meta:editing-duration>
    <meta:generator>LibreOffice/4.0.2.2$Linux_X86_64 LibreOffice_project/400m0$Build-2</meta:generator>
    <meta:document-statistic meta:table-count="19" meta:image-count="0" meta:object-count="0" meta:page-count="48" meta:paragraph-count="1048" meta:word-count="6832" meta:character-count="47373" meta:non-whitespace-character-count="41516"/>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Document_New()
    CaptionLabels.Add Name:="Tab."
    CaptionLabels.Add Name:="Obr."
End Sub

Private Sub Document_Open()
    CaptionLabels.Add Name:="Tab."
    CaptionLabels.Add Name:="Obr."
End Sub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